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0000002" calcext:value-type="float">
            <text:p>0.60000002</text:p>
          </table:table-cell>
          <table:table-cell table:number-columns-repeated="2" office:value-type="float" office:value="0.40000001" calcext:value-type="float">
            <text:p>0.40000001</text:p>
          </table:table-cell>
          <table:table-cell table:number-columns-repeated="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0000001" calcext:value-type="float">
            <text:p>0.80000001</text:p>
          </table:table-cell>
          <table:table-cell table:number-columns-repeated="5"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0000002" calcext:value-type="float">
            <text:p>0.60000002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.80000001" calcext:value-type="float">
            <text:p>0.80000001</text:p>
          </table:table-cell>
          <table:table-cell office:value-type="float" office:value="0.40000001" calcext:value-type="float">
            <text:p>0.40000001</text:p>
          </table:table-cell>
          <table:table-cell office:value-type="float" office:value="0.2" calcext:value-type="float">
            <text:p>0.2</text:p>
          </table:table-cell>
          <table:table-cell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0.80000001" calcext:value-type="float">
            <text:p>0.80000001</text:p>
          </table:table-cell>
          <table:table-cell office:value-type="float" office:value="0.60000002" calcext:value-type="float">
            <text:p>0.60000002</text:p>
          </table:table-cell>
          <table:table-cell table:number-columns-repeated="2" office:value-type="float" office:value="0.40000001" calcext:value-type="float">
            <text:p>0.400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000001" calcext:value-type="float">
            <text:p>0.80000001</text:p>
          </table:table-cell>
          <table:table-cell table:number-columns-repeated="2" office:value-type="float" office:value="0.60000002" calcext:value-type="float">
            <text:p>0.60000002</text:p>
          </table:table-cell>
        </table:table-row>
        <table:table-row table:style-name="ro1">
          <table:table-cell office:value-type="float" office:value="2.4000001" calcext:value-type="float">
            <text:p>2.400000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000001" calcext:value-type="float">
            <text:p>0.80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.4000001" calcext:value-type="float">
            <text:p>3.4000001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99999" calcext:value-type="float">
            <text:p>2.5999999</text:p>
          </table:table-cell>
          <table:table-cell office:value-type="float" office:value="2.4000001" calcext:value-type="float">
            <text:p>2.400000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8000002" calcext:value-type="float">
            <text:p>4.800000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.5999999" calcext:value-type="float">
            <text:p>5.5999999</text:p>
          </table:table-cell>
          <table:table-cell table:number-columns-repeated="2" office:value-type="float" office:value="3.4000001" calcext:value-type="float">
            <text:p>3.400000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2.4000001" calcext:value-type="float">
            <text:p>2.4000001</text:p>
          </table:table-cell>
        </table:table-row>
        <table:table-row table:style-name="ro1">
          <table:table-cell office:value-type="float" office:value="6.5999999" calcext:value-type="float">
            <text:p>6.5999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000001" calcext:value-type="float">
            <text:p>3.4000001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7.5999999" calcext:value-type="float">
            <text:p>7.5999999</text:p>
          </table:table-cell>
          <table:table-cell table:number-columns-repeated="2" office:value-type="float" office:value="4.8000002" calcext:value-type="float">
            <text:p>4.8000002</text:p>
          </table:table-cell>
          <table:table-cell office:value-type="float" office:value="4" calcext:value-type="float">
            <text:p>4</text:p>
          </table:table-cell>
          <table:table-cell office:value-type="float" office:value="3.5999999" calcext:value-type="float">
            <text:p>3.5999999</text:p>
          </table:table-cell>
          <table:table-cell office:value-type="float" office:value="3.4000001" calcext:value-type="float">
            <text:p>3.4000001</text:p>
          </table:table-cell>
        </table:table-row>
        <table:table-row table:style-name="ro1">
          <table:table-cell office:value-type="float" office:value="8.6000004" calcext:value-type="float">
            <text:p>8.6000004</text:p>
          </table:table-cell>
          <table:table-cell table:number-columns-repeated="2" office:value-type="float" office:value="5.5999999" calcext:value-type="float">
            <text:p>5.5999999</text:p>
          </table:table-cell>
          <table:table-cell office:value-type="float" office:value="4.8000002" calcext:value-type="float">
            <text:p>4.8000002</text:p>
          </table:table-cell>
          <table:table-cell office:value-type="float" office:value="4.1999998" calcext:value-type="float">
            <text:p>4.1999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8000002" calcext:value-type="float">
            <text:p>9.8000002</text:p>
          </table:table-cell>
          <table:table-cell table:number-columns-repeated="2" office:value-type="float" office:value="6.5999999" calcext:value-type="float">
            <text:p>6.5999999</text:p>
          </table:table-cell>
          <table:table-cell office:value-type="float" office:value="5.5999999" calcext:value-type="float">
            <text:p>5.5999999</text:p>
          </table:table-cell>
          <table:table-cell table:number-columns-repeated="2" office:value-type="float" office:value="4.8000002" calcext:value-type="float">
            <text:p>4.800000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7.5999999" calcext:value-type="float">
            <text:p>7.5999999</text:p>
          </table:table-cell>
          <table:table-cell office:value-type="float" office:value="7.4000001" calcext:value-type="float">
            <text:p>7.4000001</text:p>
          </table:table-cell>
          <table:table-cell office:value-type="float" office:value="6.8000002" calcext:value-type="float">
            <text:p>6.8000002</text:p>
          </table:table-cell>
          <table:table-cell office:value-type="float" office:value="5.8000002" calcext:value-type="float">
            <text:p>5.8000002</text:p>
          </table:table-cell>
          <table:table-cell office:value-type="float" office:value="5.5999999" calcext:value-type="float">
            <text:p>5.5999999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8.8000002" calcext:value-type="float">
            <text:p>8.8000002</text:p>
          </table:table-cell>
          <table:table-cell table:number-columns-repeated="2" office:value-type="float" office:value="8.3999996" calcext:value-type="float">
            <text:p>8.3999996</text:p>
          </table:table-cell>
          <table:table-cell office:value-type="float" office:value="7.1999998" calcext:value-type="float">
            <text:p>7.1999998</text:p>
          </table:table-cell>
          <table:table-cell office:value-type="float" office:value="6.4000001" calcext:value-type="float">
            <text:p>6.400000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number-columns-repeated="2" office:value-type="float" office:value="9.8000002" calcext:value-type="float">
            <text:p>9.8000002</text:p>
          </table:table-cell>
          <table:table-cell office:value-type="float" office:value="10" calcext:value-type="float">
            <text:p>10</text:p>
          </table:table-cell>
          <table:table-cell office:value-type="float" office:value="8.3999996" calcext:value-type="float">
            <text:p>8.3999996</text:p>
          </table:table-cell>
          <table:table-cell office:value-type="float" office:value="7.5999999" calcext:value-type="float">
            <text:p>7.599999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9.3999996" calcext:value-type="float">
            <text:p>9.3999996</text:p>
          </table:table-cell>
          <table:table-cell office:value-type="float" office:value="8.8000002" calcext:value-type="float">
            <text:p>8.8000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8.799999" calcext:value-type="float">
            <text:p>18.799999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4.8" calcext:value-type="float">
            <text:p>14.8</text:p>
          </table:table-cell>
          <table:table-cell office:value-type="float" office:value="12" calcext:value-type="float">
            <text:p>12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6.4" calcext:value-type="float">
            <text:p>16.4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" calcext:value-type="float">
            <text:p>17</text:p>
          </table:table-cell>
          <table:table-cell office:value-type="float" office:value="17.6" calcext:value-type="float">
            <text:p>17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19.4" calcext:value-type="float">
            <text:p>19.4</text:p>
          </table:table-cell>
          <table:table-cell office:value-type="float" office:value="19.799999" calcext:value-type="float">
            <text:p>19.799999</text:p>
          </table:table-cell>
          <table:table-cell office:value-type="float" office:value="17.4" calcext:value-type="float">
            <text:p>17.4</text:p>
          </table:table-cell>
          <table:table-cell office:value-type="float" office:value="17.799999" calcext:value-type="float">
            <text:p>17.799999</text:p>
          </table:table-cell>
        </table:table-row>
        <table:table-row table:style-name="ro1">
          <table:table-cell office:value-type="float" office:value="25.799999" calcext:value-type="float">
            <text:p>25.799999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1.799999" calcext:value-type="float">
            <text:p>21.799999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23.4" calcext:value-type="float">
            <text:p>23.4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1.200001" calcext:value-type="float">
            <text:p>21.200001</text:p>
          </table:table-cell>
        </table:table-row>
        <table:table-row table:style-name="ro1">
          <table:table-cell office:value-type="float" office:value="29.200001" calcext:value-type="float">
            <text:p>29.200001</text:p>
          </table:table-cell>
          <table:table-cell office:value-type="float" office:value="24" calcext:value-type="float">
            <text:p>24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25.4" calcext:value-type="float">
            <text:p>25.4</text:p>
          </table:table-cell>
          <table:table-cell office:value-type="float" office:value="24.799999" calcext:value-type="float">
            <text:p>24.799999</text:p>
          </table:table-cell>
          <table:table-cell office:value-type="float" office:value="23.200001" calcext:value-type="float">
            <text:p>23.200001</text:p>
          </table:table-cell>
        </table:table-row>
        <table:table-row table:style-name="ro1">
          <table:table-cell office:value-type="float" office:value="30.799999" calcext:value-type="float">
            <text:p>30.799999</text:p>
          </table:table-cell>
          <table:table-cell office:value-type="float" office:value="25.799999" calcext:value-type="float">
            <text:p>25.799999</text:p>
          </table:table-cell>
          <table:table-cell office:value-type="float" office:value="27.4" calcext:value-type="float">
            <text:p>27.4</text:p>
          </table:table-cell>
          <table:table-cell office:value-type="float" office:value="27.200001" calcext:value-type="float">
            <text:p>27.200001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32.200001" calcext:value-type="float">
            <text:p>32.200001</text:p>
          </table:table-cell>
          <table:table-cell office:value-type="float" office:value="27.6" calcext:value-type="float">
            <text:p>27.6</text:p>
          </table:table-cell>
          <table:table-cell office:value-type="float" office:value="29.200001" calcext:value-type="float">
            <text:p>29.200001</text:p>
          </table:table-cell>
          <table:table-cell office:value-type="float" office:value="29" calcext:value-type="float">
            <text:p>29</text:p>
          </table:table-cell>
          <table:table-cell office:value-type="float" office:value="29.6" calcext:value-type="float">
            <text:p>29.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33.799999" calcext:value-type="float">
            <text:p>33.799999</text:p>
          </table:table-cell>
          <table:table-cell office:value-type="float" office:value="29.200001" calcext:value-type="float">
            <text:p>29.200001</text:p>
          </table:table-cell>
          <table:table-cell table:number-columns-repeated="2" office:value-type="float" office:value="30.799999" calcext:value-type="float">
            <text:p>30.799999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35.599998" calcext:value-type="float">
            <text:p>35.599998</text:p>
          </table:table-cell>
          <table:table-cell office:value-type="float" office:value="31" calcext:value-type="float">
            <text:p>31</text:p>
          </table:table-cell>
          <table:table-cell office:value-type="float" office:value="32.400002" calcext:value-type="float">
            <text:p>32.400002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7.400002" calcext:value-type="float">
            <text:p>37.400002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34.799999" calcext:value-type="float">
            <text:p>34.799999</text:p>
          </table:table-cell>
          <table:table-cell office:value-type="float" office:value="33.599998" calcext:value-type="float">
            <text:p>33.599998</text:p>
          </table:table-cell>
        </table:table-row>
        <table:table-row table:style-name="ro1">
          <table:table-cell office:value-type="float" office:value="39.400002" calcext:value-type="float">
            <text:p>39.400002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36" calcext:value-type="float">
            <text:p>36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35.200001" calcext:value-type="float">
            <text:p>35.200001</text:p>
          </table:table-cell>
        </table:table-row>
        <table:table-row table:style-name="ro1">
          <table:table-cell office:value-type="float" office:value="40.799999" calcext:value-type="float">
            <text:p>40.799999</text:p>
          </table:table-cell>
          <table:table-cell office:value-type="float" office:value="36" calcext:value-type="float">
            <text:p>36</text:p>
          </table:table-cell>
          <table:table-cell office:value-type="float" office:value="37.400002" calcext:value-type="float">
            <text:p>37.40000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.799999" calcext:value-type="float">
            <text:p>36.799999</text:p>
          </table:table-cell>
        </table:table-row>
        <table:table-row table:style-name="ro1">
          <table:table-cell office:value-type="float" office:value="42.200001" calcext:value-type="float">
            <text:p>42.200001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39.200001" calcext:value-type="float">
            <text:p>39.200001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38.400002" calcext:value-type="float">
            <text:p>38.400002</text:p>
          </table:table-cell>
        </table:table-row>
        <table:table-row table:style-name="ro1">
          <table:table-cell office:value-type="float" office:value="43.400002" calcext:value-type="float">
            <text:p>43.400002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41" calcext:value-type="float">
            <text:p>41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.400002" calcext:value-type="float">
            <text:p>44.4000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.799999" calcext:value-type="float">
            <text:p>42.799999</text:p>
          </table:table-cell>
          <table:table-cell office:value-type="float" office:value="43" calcext:value-type="float">
            <text:p>43</text:p>
          </table:table-cell>
          <table:table-cell office:value-type="float" office:value="41.200001" calcext:value-type="float">
            <text:p>41.200001</text:p>
          </table:table-cell>
        </table:table-row>
        <table:table-row table:style-name="ro1">
          <table:table-cell office:value-type="float" office:value="46.200001" calcext:value-type="float">
            <text:p>46.200001</text:p>
          </table:table-cell>
          <table:table-cell office:value-type="float" office:value="41.599998" calcext:value-type="float">
            <text:p>41.599998</text:p>
          </table:table-cell>
          <table:table-cell table:number-columns-repeated="2" office:value-type="float" office:value="43.799999" calcext:value-type="float">
            <text:p>43.799999</text:p>
          </table:table-cell>
          <table:table-cell office:value-type="float" office:value="44" calcext:value-type="float">
            <text:p>44</text:p>
          </table:table-cell>
          <table:table-cell office:value-type="float" office:value="42.599998" calcext:value-type="float">
            <text:p>42.5999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45.200001" calcext:value-type="float">
            <text:p>45.200001</text:p>
          </table:table-cell>
        </table:table-row>
        <table:table-row table:style-name="ro1">
          <table:table-cell office:value-type="float" office:value="49.200001" calcext:value-type="float">
            <text:p>49.200001</text:p>
          </table:table-cell>
          <table:table-cell office:value-type="float" office:value="46" calcext:value-type="float">
            <text:p>46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6.200001" calcext:value-type="float">
            <text:p>46.200001</text:p>
          </table:table-cell>
        </table:table-row>
        <table:table-row table:style-name="ro1">
          <table:table-cell office:value-type="float" office:value="50.200001" calcext:value-type="float">
            <text:p>50.200001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8.599998" calcext:value-type="float">
            <text:p>48.599998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47.200001" calcext:value-type="float">
            <text:p>47.200001</text:p>
          </table:table-cell>
        </table:table-row>
        <table:table-row table:style-name="ro1">
          <table:table-cell office:value-type="float" office:value="51.200001" calcext:value-type="float">
            <text:p>51.200001</text:p>
          </table:table-cell>
          <table:table-cell office:value-type="float" office:value="48" calcext:value-type="float">
            <text:p>4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.799999" calcext:value-type="float">
            <text:p>51.799999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1.400002" calcext:value-type="float">
            <text:p>51.400002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48.799999" calcext:value-type="float">
            <text:p>48.799999</text:p>
          </table:table-cell>
        </table:table-row>
        <table:table-row table:style-name="ro1">
          <table:table-cell office:value-type="float" office:value="52.799999" calcext:value-type="float">
            <text:p>52.799999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9.799999" calcext:value-type="float">
            <text:p>49.799999</text:p>
          </table:table-cell>
        </table:table-row>
        <table:table-row table:style-name="ro1">
          <table:table-cell office:value-type="float" office:value="53.599998" calcext:value-type="float">
            <text:p>53.599998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3" calcext:value-type="float">
            <text:p>53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50.599998" calcext:value-type="float">
            <text:p>50.599998</text:p>
          </table:table-cell>
        </table:table-row>
        <table:table-row table:style-name="ro1">
          <table:table-cell office:value-type="float" office:value="54.400002" calcext:value-type="float">
            <text:p>54.4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.799999" calcext:value-type="float">
            <text:p>51.799999</text:p>
          </table:table-cell>
        </table:table-row>
        <table:table-row table:style-name="ro1">
          <table:table-cell office:value-type="float" office:value="55.200001" calcext:value-type="float">
            <text:p>55.200001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5" calcext:value-type="float">
            <text:p>55</text:p>
          </table:table-cell>
          <table:table-cell office:value-type="float" office:value="53.799999" calcext:value-type="float">
            <text:p>53.799999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52.200001" calcext:value-type="float">
            <text:p>52.20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55.799999" calcext:value-type="float">
            <text:p>55.799999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52.599998" calcext:value-type="float">
            <text:p>52.599998</text:p>
          </table:table-cell>
        </table:table-row>
        <table:table-row table:style-name="ro1">
          <table:table-cell office:value-type="float" office:value="56.799999" calcext:value-type="float">
            <text:p>56.799999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55.400002" calcext:value-type="float">
            <text:p>55.400002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53.400002" calcext:value-type="float">
            <text:p>53.400002</text:p>
          </table:table-cell>
        </table:table-row>
        <table:table-row table:style-name="ro1">
          <table:table-cell office:value-type="float" office:value="57.400002" calcext:value-type="float">
            <text:p>57.40000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4.799999" calcext:value-type="float">
            <text:p>54.799999</text:p>
          </table:table-cell>
          <table:table-cell office:value-type="float" office:value="54.200001" calcext:value-type="float">
            <text:p>54.2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.599998" calcext:value-type="float">
            <text:p>56.599998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7.200001" calcext:value-type="float">
            <text:p>57.200001</text:p>
          </table:table-cell>
          <table:table-cell office:value-type="float" office:value="55.599998" calcext:value-type="float">
            <text:p>55.599998</text:p>
          </table:table-cell>
          <table:table-cell office:value-type="float" office:value="54.799999" calcext:value-type="float">
            <text:p>54.799999</text:p>
          </table:table-cell>
        </table:table-row>
        <table:table-row table:style-name="ro1">
          <table:table-cell office:value-type="float" office:value="58.599998" calcext:value-type="float">
            <text:p>58.599998</text:p>
          </table:table-cell>
          <table:table-cell office:value-type="float" office:value="57.400002" calcext:value-type="float">
            <text:p>57.400002</text:p>
          </table:table-cell>
          <table:table-cell table:number-columns-repeated="2" office:value-type="float" office:value="58.400002" calcext:value-type="float">
            <text:p>58.400002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55.599998" calcext:value-type="float">
            <text:p>55.599998</text:p>
          </table:table-cell>
        </table:table-row>
        <table:table-row table:style-name="ro1">
          <table:table-cell office:value-type="float" office:value="59.400002" calcext:value-type="float">
            <text:p>59.40000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9.200001" calcext:value-type="float">
            <text:p>59.200001</text:p>
          </table:table-cell>
          <table:table-cell office:value-type="float" office:value="56.799999" calcext:value-type="float">
            <text:p>56.799999</text:p>
          </table:table-cell>
          <table:table-cell office:value-type="float" office:value="56.200001" calcext:value-type="float">
            <text:p>56.200001</text:p>
          </table:table-cell>
        </table:table-row>
        <table:table-row table:style-name="ro1">
          <table:table-cell office:value-type="float" office:value="59.799999" calcext:value-type="float">
            <text:p>59.79999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9.799999" calcext:value-type="float">
            <text:p>59.799999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56.799999" calcext:value-type="float">
            <text:p>56.799999</text:p>
          </table:table-cell>
        </table:table-row>
        <table:table-row table:style-name="ro1">
          <table:table-cell office:value-type="float" office:value="60.400002" calcext:value-type="float">
            <text:p>60.400002</text:p>
          </table:table-cell>
          <table:table-cell office:value-type="float" office:value="59.599998" calcext:value-type="float">
            <text:p>59.599998</text:p>
          </table:table-cell>
          <table:table-cell table:number-columns-repeated="2" office:value-type="float" office:value="60.599998" calcext:value-type="float">
            <text:p>60.599998</text:p>
          </table:table-cell>
          <table:table-cell office:value-type="float" office:value="58.400002" calcext:value-type="float">
            <text:p>58.400002</text:p>
          </table:table-cell>
          <table:table-cell office:value-type="float" office:value="57.400002" calcext:value-type="float">
            <text:p>57.4000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.200001" calcext:value-type="float">
            <text:p>61.200001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58.599998" calcext:value-type="float">
            <text:p>58.599998</text:p>
          </table:table-cell>
        </table:table-row>
        <table:table-row table:style-name="ro1">
          <table:table-cell office:value-type="float" office:value="62.400002" calcext:value-type="float">
            <text:p>62.400002</text:p>
          </table:table-cell>
          <table:table-cell office:value-type="float" office:value="61.200001" calcext:value-type="float">
            <text:p>61.200001</text:p>
          </table:table-cell>
          <table:table-cell table:number-columns-repeated="2" office:value-type="float" office:value="62.400002" calcext:value-type="float">
            <text:p>62.400002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59.200001" calcext:value-type="float">
            <text:p>59.20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9.799999" calcext:value-type="float">
            <text:p>59.799999</text:p>
          </table:table-cell>
        </table:table-row>
        <table:table-row table:style-name="ro1">
          <table:table-cell office:value-type="float" office:value="63.599998" calcext:value-type="float">
            <text:p>63.599998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60.200001" calcext:value-type="float">
            <text:p>60.20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4" calcext:value-type="float">
            <text:p>64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60.799999" calcext:value-type="float">
            <text:p>60.799999</text:p>
          </table:table-cell>
        </table:table-row>
        <table:table-row table:style-name="ro1">
          <table:table-cell office:value-type="float" office:value="64.400002" calcext:value-type="float">
            <text:p>64.400002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65" calcext:value-type="float">
            <text:p>65</text:p>
          </table:table-cell>
          <table:table-cell office:value-type="float" office:value="64.599998" calcext:value-type="float">
            <text:p>64.599998</text:p>
          </table:table-cell>
          <table:table-cell office:value-type="float" office:value="63" calcext:value-type="float">
            <text:p>63</text:p>
          </table:table-cell>
          <table:table-cell office:value-type="float" office:value="61.400002" calcext:value-type="float">
            <text:p>61.400002</text:p>
          </table:table-cell>
        </table:table-row>
        <table:table-row table:style-name="ro1">
          <table:table-cell office:value-type="float" office:value="64.800003" calcext:value-type="float">
            <text:p>64.800003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65.599998" calcext:value-type="float">
            <text:p>65.599998</text:p>
          </table:table-cell>
          <table:table-cell office:value-type="float" office:value="65.400002" calcext:value-type="float">
            <text:p>65.400002</text:p>
          </table:table-cell>
          <table:table-cell office:value-type="float" office:value="63.599998" calcext:value-type="float">
            <text:p>63.599998</text:p>
          </table:table-cell>
          <table:table-cell office:value-type="float" office:value="62.200001" calcext:value-type="float">
            <text:p>62.200001</text:p>
          </table:table-cell>
        </table:table-row>
        <table:table-row table:style-name="ro1">
          <table:table-cell office:value-type="float" office:value="65.400002" calcext:value-type="float">
            <text:p>65.400002</text:p>
          </table:table-cell>
          <table:table-cell office:value-type="float" office:value="64.599998" calcext:value-type="float">
            <text:p>64.599998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62.599998" calcext:value-type="float">
            <text:p>62.5999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5" calcext:value-type="float">
            <text:p>65</text:p>
          </table:table-cell>
          <table:table-cell office:value-type="float" office:value="63.200001" calcext:value-type="float">
            <text:p>63.200001</text:p>
          </table:table-cell>
        </table:table-row>
        <table:table-row table:style-name="ro1">
          <table:table-cell office:value-type="float" office:value="66.400002" calcext:value-type="float">
            <text:p>66.400002</text:p>
          </table:table-cell>
          <table:table-cell office:value-type="float" office:value="65.599998" calcext:value-type="float">
            <text:p>65.599998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65.599998" calcext:value-type="float">
            <text:p>65.599998</text:p>
          </table:table-cell>
          <table:table-cell office:value-type="float" office:value="63.799999" calcext:value-type="float">
            <text:p>63.799999</text:p>
          </table:table-cell>
        </table:table-row>
        <table:table-row table:style-name="ro1">
          <table:table-cell office:value-type="float" office:value="66.800003" calcext:value-type="float">
            <text:p>66.800003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6" calcext:value-type="float">
            <text:p>66</text:p>
          </table:table-cell>
          <table:table-cell office:value-type="float" office:value="64.199997" calcext:value-type="float">
            <text:p>64.199997</text:p>
          </table:table-cell>
        </table:table-row>
        <table:table-row table:style-name="ro1">
          <table:table-cell office:value-type="float" office:value="67.599998" calcext:value-type="float">
            <text:p>67.599998</text:p>
          </table:table-cell>
          <table:table-cell office:value-type="float" office:value="66.599998" calcext:value-type="float">
            <text:p>66.599998</text:p>
          </table:table-cell>
          <table:table-cell table:number-columns-repeated="2" office:value-type="float" office:value="67.800003" calcext:value-type="float">
            <text:p>67.800003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4.800003" calcext:value-type="float">
            <text:p>64.800003</text:p>
          </table:table-cell>
        </table:table-row>
        <table:table-row table:style-name="ro1">
          <table:table-cell office:value-type="float" office:value="68.199997" calcext:value-type="float">
            <text:p>68.199997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68" calcext:value-type="float">
            <text:p>68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65.400002" calcext:value-type="float">
            <text:p>65.400002</text:p>
          </table:table-cell>
        </table:table-row>
        <table:table-row table:style-name="ro1">
          <table:table-cell office:value-type="float" office:value="68.599998" calcext:value-type="float">
            <text:p>68.599998</text:p>
          </table:table-cell>
          <table:table-cell office:value-type="float" office:value="67.400002" calcext:value-type="float">
            <text:p>67.400002</text:p>
          </table:table-cell>
          <table:table-cell table:number-columns-repeated="2" office:value-type="float" office:value="68.599998" calcext:value-type="float">
            <text:p>68.599998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65.800003" calcext:value-type="float">
            <text:p>65.8000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.800003" calcext:value-type="float">
            <text:p>67.80000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6.199997" calcext:value-type="float">
            <text:p>66.199997</text:p>
          </table:table-cell>
        </table:table-row>
        <table:table-row table:style-name="ro1">
          <table:table-cell office:value-type="float" office:value="69.400002" calcext:value-type="float">
            <text:p>69.400002</text:p>
          </table:table-cell>
          <table:table-cell office:value-type="float" office:value="68.199997" calcext:value-type="float">
            <text:p>68.199997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8.800003" calcext:value-type="float">
            <text:p>68.800003</text:p>
          </table:table-cell>
          <table:table-cell office:value-type="float" office:value="66.800003" calcext:value-type="float">
            <text:p>66.800003</text:p>
          </table:table-cell>
        </table:table-row>
        <table:table-row table:style-name="ro1">
          <table:table-cell office:value-type="float" office:value="69.800003" calcext:value-type="float">
            <text:p>69.800003</text:p>
          </table:table-cell>
          <table:table-cell office:value-type="float" office:value="68.599998" calcext:value-type="float">
            <text:p>68.599998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67.199997" calcext:value-type="float">
            <text:p>67.199997</text:p>
          </table:table-cell>
        </table:table-row>
        <table:table-row table:style-name="ro1">
          <table:table-cell office:value-type="float" office:value="70.199997" calcext:value-type="float">
            <text:p>70.19999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67.400002" calcext:value-type="float">
            <text:p>67.400002</text:p>
          </table:table-cell>
        </table:table-row>
        <table:table-row table:style-name="ro1">
          <table:table-cell office:value-type="float" office:value="70.599998" calcext:value-type="float">
            <text:p>70.599998</text:p>
          </table:table-cell>
          <table:table-cell office:value-type="float" office:value="69.400002" calcext:value-type="float">
            <text:p>69.400002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67.800003" calcext:value-type="float">
            <text:p>67.800003</text:p>
          </table:table-cell>
        </table:table-row>
        <table:table-row table:style-name="ro1">
          <table:table-cell office:value-type="float" office:value="70.800003" calcext:value-type="float">
            <text:p>70.800003</text:p>
          </table:table-cell>
          <table:table-cell office:value-type="float" office:value="69.800003" calcext:value-type="float">
            <text:p>69.800003</text:p>
          </table:table-cell>
          <table:table-cell table:number-columns-repeated="2" office:value-type="float" office:value="70.599998" calcext:value-type="float">
            <text:p>70.599998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68.599998" calcext:value-type="float">
            <text:p>68.599998</text:p>
          </table:table-cell>
        </table:table-row>
        <table:table-row table:style-name="ro1">
          <table:table-cell office:value-type="float" office:value="71.199997" calcext:value-type="float">
            <text:p>71.199997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" calcext:value-type="float">
            <text:p>71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.599998" calcext:value-type="float">
            <text:p>71.599998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71.400002" calcext:value-type="float">
            <text:p>71.400002</text:p>
          </table:table-cell>
          <table:table-cell table:number-columns-repeated="2" office:value-type="float" office:value="71.199997" calcext:value-type="float">
            <text:p>71.199997</text:p>
          </table:table-cell>
          <table:table-cell office:value-type="float" office:value="69.400002" calcext:value-type="float">
            <text:p>69.4000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71.800003" calcext:value-type="float">
            <text:p>71.800003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.199997" calcext:value-type="float">
            <text:p>71.199997</text:p>
          </table:table-cell>
          <table:table-cell office:value-type="float" office:value="72.199997" calcext:value-type="float">
            <text:p>72.199997</text:p>
          </table:table-cell>
          <table:table-cell table:number-columns-repeated="2" office:value-type="float" office:value="71.599998" calcext:value-type="float">
            <text:p>71.599998</text:p>
          </table:table-cell>
          <table:table-cell office:value-type="float" office:value="70.199997" calcext:value-type="float">
            <text:p>70.199997</text:p>
          </table:table-cell>
        </table:table-row>
        <table:table-row table:style-name="ro1">
          <table:table-cell office:value-type="float" office:value="72.400002" calcext:value-type="float">
            <text:p>72.400002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72.400002" calcext:value-type="float">
            <text:p>72.40000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.800003" calcext:value-type="float">
            <text:p>70.800003</text:p>
          </table:table-cell>
        </table:table-row>
        <table:table-row table:style-name="ro1">
          <table:table-cell office:value-type="float" office:value="72.800003" calcext:value-type="float">
            <text:p>72.800003</text:p>
          </table:table-cell>
          <table:table-cell office:value-type="float" office:value="72" calcext:value-type="float">
            <text:p>72</text:p>
          </table:table-cell>
          <table:table-cell office:value-type="float" office:value="72.800003" calcext:value-type="float">
            <text:p>72.800003</text:p>
          </table:table-cell>
          <table:table-cell table:number-columns-repeated="2" office:value-type="float" office:value="72.400002" calcext:value-type="float">
            <text:p>72.400002</text:p>
          </table:table-cell>
          <table:table-cell office:value-type="float" office:value="71.400002" calcext:value-type="float">
            <text:p>71.4000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1.599998" calcext:value-type="float">
            <text:p>71.599998</text:p>
          </table:table-cell>
        </table:table-row>
        <table:table-row table:style-name="ro1"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2.599998" calcext:value-type="float">
            <text:p>72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.599998" calcext:value-type="float">
            <text:p>73.599998</text:p>
          </table:table-cell>
          <table:table-cell office:value-type="float" office:value="72.800003" calcext:value-type="float">
            <text:p>72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2.400002" calcext:value-type="float">
            <text:p>72.400002</text:p>
          </table:table-cell>
        </table:table-row>
        <table:table-row table:style-name="ro1">
          <table:table-cell office:value-type="float" office:value="73.800003" calcext:value-type="float">
            <text:p>73.800003</text:p>
          </table:table-cell>
          <table:table-cell office:value-type="float" office:value="73" calcext:value-type="float">
            <text:p>73</text:p>
          </table:table-cell>
          <table:table-cell office:value-type="float" office:value="73.599998" calcext:value-type="float">
            <text:p>73.599998</text:p>
          </table:table-cell>
          <table:table-cell table:number-columns-repeated="2" office:value-type="float" office:value="73.400002" calcext:value-type="float">
            <text:p>73.400002</text:p>
          </table:table-cell>
          <table:table-cell office:value-type="float" office:value="72.800003" calcext:value-type="float">
            <text:p>72.800003</text:p>
          </table:table-cell>
        </table:table-row>
        <table:table-row table:style-name="ro1">
          <table:table-cell office:value-type="float" office:value="74.199997" calcext:value-type="float">
            <text:p>74.199997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.599998" calcext:value-type="float">
            <text:p>74.599998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74" calcext:value-type="float">
            <text:p>74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3.400002" calcext:value-type="float">
            <text:p>73.400002</text:p>
          </table:table-cell>
        </table:table-row>
        <table:table-row table:style-name="ro1">
          <table:table-cell office:value-type="float" office:value="74.599998" calcext:value-type="float">
            <text:p>74.599998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" calcext:value-type="float">
            <text:p>74</text:p>
          </table:table-cell>
          <table:table-cell office:value-type="float" office:value="73.599998" calcext:value-type="float">
            <text:p>73.599998</text:p>
          </table:table-cell>
        </table:table-row>
        <table:table-row table:style-name="ro1">
          <table:table-cell office:value-type="float" office:value="74.800003" calcext:value-type="float">
            <text:p>74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599998" calcext:value-type="float">
            <text:p>73.599998</text:p>
          </table:table-cell>
        </table:table-row>
        <table:table-row table:style-name="ro1">
          <table:table-cell office:value-type="float" office:value="74.800003" calcext:value-type="float">
            <text:p>74.800003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3.800003" calcext:value-type="float">
            <text:p>73.800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4.199997" calcext:value-type="float">
            <text:p>74.199997</text:p>
          </table:table-cell>
        </table:table-row>
        <table:table-row table:style-name="ro1">
          <table:table-cell office:value-type="float" office:value="75.199997" calcext:value-type="float">
            <text:p>75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75.199997" calcext:value-type="float">
            <text:p>75.199997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" calcext:value-type="float">
            <text:p>75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4.599998" calcext:value-type="float">
            <text:p>74.599998</text:p>
          </table:table-cell>
        </table:table-row>
        <table:table-row table:style-name="ro1">
          <table:table-cell office:value-type="float" office:value="75.400002" calcext:value-type="float">
            <text:p>75.400002</text:p>
          </table:table-cell>
          <table:table-cell office:value-type="float" office:value="74.800003" calcext:value-type="float">
            <text:p>74.800003</text:p>
          </table:table-cell>
          <table:table-cell table:number-columns-repeated="3" office:value-type="float" office:value="75.199997" calcext:value-type="float">
            <text:p>75.1999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.599998" calcext:value-type="float">
            <text:p>75.599998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" calcext:value-type="float">
            <text:p>75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.599998" calcext:value-type="float">
            <text:p>75.599998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" calcext:value-type="float">
            <text:p>75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199997" calcext:value-type="float">
            <text:p>75.199997</text:p>
          </table:table-cell>
          <table:table-cell table:number-columns-repeated="2" office:value-type="float" office:value="75.400002" calcext:value-type="float">
            <text:p>75.400002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199997" calcext:value-type="float">
            <text:p>75.199997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199997" calcext:value-type="float">
            <text:p>75.199997</text:p>
          </table:table-cell>
          <table:table-cell table:number-columns-repeated="4" office:value-type="float" office:value="75.599998" calcext:value-type="float">
            <text:p>75.599998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6" calcext:value-type="float">
            <text:p>76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5.800003" calcext:value-type="float">
            <text:p>75.800003</text:p>
          </table:table-cell>
          <table:table-cell table:number-columns-repeated="2" office:value-type="float" office:value="75.599998" calcext:value-type="float">
            <text:p>75.5999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5.800003" calcext:value-type="float">
            <text:p>75.80000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599998" calcext:value-type="float">
            <text:p>75.599998</text:p>
          </table:table-cell>
          <table:table-cell table:number-columns-repeated="3"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6" calcext:value-type="float">
            <text:p>76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599998" calcext:value-type="float">
            <text:p>75.599998</text:p>
          </table:table-cell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table:number-columns-repeated="2"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400002" calcext:value-type="float">
            <text:p>76.4000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75.800003" calcext:value-type="float">
            <text:p>75.800003</text:p>
          </table:table-cell>
          <table:table-cell table:number-columns-repeated="2"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5.800003" calcext:value-type="float">
            <text:p>75.80000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table:number-columns-repeated="4"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table:number-columns-repeated="4"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table:number-columns-repeated="4"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table:number-columns-repeated="5"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table:number-columns-repeated="3" office:value-type="float" office:value="75.800003" calcext:value-type="float">
            <text:p>75.80000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6.400002" calcext:value-type="float">
            <text:p>76.400002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599998" calcext:value-type="float">
            <text:p>76.599998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599998" calcext:value-type="float">
            <text:p>76.599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800003" calcext:value-type="float">
            <text:p>76.800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800003" calcext:value-type="float">
            <text:p>75.800003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800003" calcext:value-type="float">
            <text:p>76.800003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6.199997" calcext:value-type="float">
            <text:p>76.199997</text:p>
          </table:table-cell>
          <table:table-cell office:value-type="float" office:value="76.800003" calcext:value-type="float">
            <text:p>76.800003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6.400002" calcext:value-type="float">
            <text:p>76.400002</text:p>
          </table:table-cell>
          <table:table-cell office:value-type="float" office:value="76.599998" calcext:value-type="float">
            <text:p>76.599998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  <table:table-cell table:number-columns-repeated="2" office:value-type="float" office:value="76.400002" calcext:value-type="float">
            <text:p>76.4000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5.800003" calcext:value-type="float">
            <text:p>75.800003</text:p>
          </table:table-cell>
          <table:table-cell table:number-columns-repeated="3" office:value-type="float" office:value="76.400002" calcext:value-type="float">
            <text:p>76.400002</text:p>
          </table:table-cell>
          <table:table-cell office:value-type="float" office:value="77.599998" calcext:value-type="float">
            <text:p>77.599998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6.400002" calcext:value-type="float">
            <text:p>76.400002</text:p>
          </table:table-cell>
          <table:table-cell office:value-type="float" office:value="77.800003" calcext:value-type="float">
            <text:p>77.80000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table:number-columns-repeated="2" office:value-type="float" office:value="76.400002" calcext:value-type="float">
            <text:p>76.4000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5.800003" calcext:value-type="float">
            <text:p>75.800003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8.400002" calcext:value-type="float">
            <text:p>78.400002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76.199997" calcext:value-type="float">
            <text:p>76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9.199997" calcext:value-type="float">
            <text:p>79.1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80.199997" calcext:value-type="float">
            <text:p>80.199997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7" calcext:value-type="float">
            <text:p>77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.199997" calcext:value-type="float">
            <text:p>76.19999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81.599998" calcext:value-type="float">
            <text:p>81.599998</text:p>
          </table:table-cell>
        </table:table-row>
        <table:table-row table:style-name="ro1">
          <table:table-cell office:value-type="float" office:value="76.400002" calcext:value-type="float">
            <text:p>76.400002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6.400002" calcext:value-type="float">
            <text:p>76.40000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79" calcext:value-type="float">
            <text:p>79</text:p>
          </table:table-cell>
          <table:table-cell office:value-type="float" office:value="84.199997" calcext:value-type="float">
            <text:p>84.199997</text:p>
          </table:table-cell>
        </table:table-row>
        <table:table-row table:style-name="ro1">
          <table:table-cell office:value-type="float" office:value="76.400002" calcext:value-type="float">
            <text:p>76.400002</text:p>
          </table:table-cell>
          <table:table-cell office:value-type="float" office:value="76" calcext:value-type="float">
            <text:p>76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85.400002" calcext:value-type="float">
            <text:p>85.400002</text:p>
          </table:table-cell>
        </table:table-row>
        <table:table-row table:style-name="ro1">
          <table:table-cell office:value-type="float" office:value="76.400002" calcext:value-type="float">
            <text:p>76.400002</text:p>
          </table:table-cell>
          <table:table-cell office:value-type="float" office:value="76" calcext:value-type="float">
            <text:p>76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87.199997" calcext:value-type="float">
            <text:p>87.199997</text:p>
          </table:table-cell>
        </table:table-row>
        <table:table-row table:style-name="ro1">
          <table:table-cell office:value-type="float" office:value="76.599998" calcext:value-type="float">
            <text:p>76.599998</text:p>
          </table:table-cell>
          <table:table-cell office:value-type="float" office:value="76" calcext:value-type="float">
            <text:p>76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79" calcext:value-type="float">
            <text:p>79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.599998" calcext:value-type="float">
            <text:p>76.599998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90.400002" calcext:value-type="float">
            <text:p>90.400002</text:p>
          </table:table-cell>
        </table:table-row>
        <table:table-row table:style-name="ro1">
          <table:table-cell office:value-type="float" office:value="76.599998" calcext:value-type="float">
            <text:p>76.599998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80" calcext:value-type="float">
            <text:p>80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92.599998" calcext:value-type="float">
            <text:p>92.599998</text:p>
          </table:table-cell>
        </table:table-row>
        <table:table-row table:style-name="ro1">
          <table:table-cell table:number-columns-repeated="2" office:value-type="float" office:value="76.599998" calcext:value-type="float">
            <text:p>76.599998</text:p>
          </table:table-cell>
          <table:table-cell office:value-type="float" office:value="78.599998" calcext:value-type="float">
            <text:p>78.599998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82.199997" calcext:value-type="float">
            <text:p>82.199997</text:p>
          </table:table-cell>
          <table:table-cell office:value-type="float" office:value="95.199997" calcext:value-type="float">
            <text:p>95.199997</text:p>
          </table:table-cell>
        </table:table-row>
        <table:table-row table:style-name="ro1">
          <table:table-cell office:value-type="float" office:value="76.599998" calcext:value-type="float">
            <text:p>76.599998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79.199997" calcext:value-type="float">
            <text:p>79.199997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97.400002" calcext:value-type="float">
            <text:p>97.400002</text:p>
          </table:table-cell>
        </table:table-row>
        <table:table-row table:style-name="ro1">
          <table:table-cell table:number-columns-repeated="2" office:value-type="float" office:value="76.599998" calcext:value-type="float">
            <text:p>76.599998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82" calcext:value-type="float">
            <text:p>82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99.800003" calcext:value-type="float">
            <text:p>99.800003</text:p>
          </table:table-cell>
        </table:table-row>
        <table:table-row table:style-name="ro1">
          <table:table-cell office:value-type="float" office:value="76.800003" calcext:value-type="float">
            <text:p>76.800003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80" calcext:value-type="float">
            <text:p>80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5" calcext:value-type="float">
            <text:p>85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86.400002" calcext:value-type="float">
            <text:p>86.40000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77.199997" calcext:value-type="float">
            <text:p>77.199997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84.800003" calcext:value-type="float">
            <text:p>84.800003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7.199997" calcext:value-type="float">
            <text:p>77.19999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5.800003" calcext:value-type="float">
            <text:p>85.800003</text:p>
          </table:table-cell>
          <table:table-cell office:value-type="float" office:value="89.199997" calcext:value-type="float">
            <text:p>89.199997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77.400002" calcext:value-type="float">
            <text:p>77.400002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77.800003" calcext:value-type="float">
            <text:p>77.800003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88" calcext:value-type="float">
            <text:p>88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78.199997" calcext:value-type="float">
            <text:p>78.199997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84.599998" calcext:value-type="float">
            <text:p>84.599998</text:p>
          </table:table-cell>
          <table:table-cell office:value-type="float" office:value="89.400002" calcext:value-type="float">
            <text:p>89.400002</text:p>
          </table:table-cell>
          <table:table-cell office:value-type="float" office:value="94" calcext:value-type="float">
            <text:p>94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78.400002" calcext:value-type="float">
            <text:p>78.400002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85.400002" calcext:value-type="float">
            <text:p>85.400002</text:p>
          </table:table-cell>
          <table:table-cell office:value-type="float" office:value="90.800003" calcext:value-type="float">
            <text:p>90.800003</text:p>
          </table:table-cell>
          <table:table-cell office:value-type="float" office:value="95.400002" calcext:value-type="float">
            <text:p>95.40000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float" office:value="78.400002" calcext:value-type="float">
            <text:p>78.400002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92" calcext:value-type="float">
            <text:p>92</text:p>
          </table:table-cell>
          <table:table-cell office:value-type="float" office:value="97.199997" calcext:value-type="float">
            <text:p>97.199997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78.599998" calcext:value-type="float">
            <text:p>78.599998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87.599998" calcext:value-type="float">
            <text:p>87.599998</text:p>
          </table:table-cell>
          <table:table-cell office:value-type="float" office:value="93.400002" calcext:value-type="float">
            <text:p>93.400002</text:p>
          </table:table-cell>
          <table:table-cell office:value-type="float" office:value="99" calcext:value-type="float">
            <text:p>99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94.800003" calcext:value-type="float">
            <text:p>94.800003</text:p>
          </table:table-cell>
          <table:table-cell office:value-type="float" office:value="100.6" calcext:value-type="float">
            <text:p>100.6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96.199997" calcext:value-type="float">
            <text:p>96.199997</text:p>
          </table:table-cell>
          <table:table-cell office:value-type="float" office:value="102.2" calcext:value-type="float">
            <text:p>102.2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80.800003" calcext:value-type="float">
            <text:p>80.800003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99.599998" calcext:value-type="float">
            <text:p>99.599998</text:p>
          </table:table-cell>
          <table:table-cell office:value-type="float" office:value="105.6" calcext:value-type="float">
            <text:p>105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.400002" calcext:value-type="float">
            <text:p>81.400002</text:p>
          </table:table-cell>
          <table:table-cell office:value-type="float" office:value="80" calcext:value-type="float">
            <text:p>80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101.4" calcext:value-type="float">
            <text:p>101.4</text:p>
          </table:table-cell>
          <table:table-cell office:value-type="float" office:value="107.2" calcext:value-type="float">
            <text:p>107.2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96.599998" calcext:value-type="float">
            <text:p>96.599998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8" calcext:value-type="float">
            <text:p>108.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2.599998" calcext:value-type="float">
            <text:p>82.599998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98" calcext:value-type="float">
            <text:p>98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6" calcext:value-type="float">
            <text:p>110.6</text:p>
          </table:table-cell>
          <table:table-cell office:value-type="float" office:value="131.60001" calcext:value-type="float">
            <text:p>131.60001</text:p>
          </table:table-cell>
        </table:table-row>
        <table:table-row table:style-name="ro1">
          <table:table-cell office:value-type="float" office:value="83.400002" calcext:value-type="float">
            <text:p>83.400002</text:p>
          </table:table-cell>
          <table:table-cell office:value-type="float" office:value="81.800003" calcext:value-type="float">
            <text:p>81.800003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105.8" calcext:value-type="float">
            <text:p>105.8</text:p>
          </table:table-cell>
          <table:table-cell office:value-type="float" office:value="112.4" calcext:value-type="float">
            <text:p>112.4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1">
          <table:table-cell office:value-type="float" office:value="84.199997" calcext:value-type="float">
            <text:p>84.199997</text:p>
          </table:table-cell>
          <table:table-cell office:value-type="float" office:value="82.400002" calcext:value-type="float">
            <text:p>82.400002</text:p>
          </table:table-cell>
          <table:table-cell office:value-type="float" office:value="102.4" calcext:value-type="float">
            <text:p>102.4</text:p>
          </table:table-cell>
          <table:table-cell office:value-type="float" office:value="107.6" calcext:value-type="float">
            <text:p>107.6</text:p>
          </table:table-cell>
          <table:table-cell office:value-type="float" office:value="114" calcext:value-type="float">
            <text:p>114</text:p>
          </table:table-cell>
          <table:table-cell office:value-type="float" office:value="133.60001" calcext:value-type="float">
            <text:p>133.60001</text:p>
          </table:table-cell>
        </table:table-row>
        <table:table-row table:style-name="ro1">
          <table:table-cell office:value-type="float" office:value="85.199997" calcext:value-type="float">
            <text:p>85.199997</text:p>
          </table:table-cell>
          <table:table-cell office:value-type="float" office:value="83.400002" calcext:value-type="float">
            <text:p>83.400002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2" calcext:value-type="float">
            <text:p>109.2</text:p>
          </table:table-cell>
          <table:table-cell office:value-type="float" office:value="115.4" calcext:value-type="float">
            <text:p>115.4</text:p>
          </table:table-cell>
          <table:table-cell office:value-type="float" office:value="134.39999" calcext:value-type="float">
            <text:p>134.39999</text:p>
          </table:table-cell>
        </table:table-row>
        <table:table-row table:style-name="ro1">
          <table:table-cell office:value-type="float" office:value="86.199997" calcext:value-type="float">
            <text:p>86.199997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106.6" calcext:value-type="float">
            <text:p>106.6</text:p>
          </table:table-cell>
          <table:table-cell office:value-type="float" office:value="110.8" calcext:value-type="float">
            <text:p>110.8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7.400002" calcext:value-type="float">
            <text:p>87.400002</text:p>
          </table:table-cell>
          <table:table-cell office:value-type="float" office:value="85.400002" calcext:value-type="float">
            <text:p>85.400002</text:p>
          </table:table-cell>
          <table:table-cell office:value-type="float" office:value="108.4" calcext:value-type="float">
            <text:p>108.4</text:p>
          </table:table-cell>
          <table:table-cell office:value-type="float" office:value="112.4" calcext:value-type="float">
            <text:p>112.4</text:p>
          </table:table-cell>
          <table:table-cell office:value-type="float" office:value="118.4" calcext:value-type="float">
            <text:p>118.4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110" calcext:value-type="float">
            <text:p>110</text:p>
          </table:table-cell>
          <table:table-cell office:value-type="float" office:value="114.2" calcext:value-type="float">
            <text:p>114.2</text:p>
          </table:table-cell>
          <table:table-cell office:value-type="float" office:value="119.8" calcext:value-type="float">
            <text:p>119.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9.800003" calcext:value-type="float">
            <text:p>89.800003</text:p>
          </table:table-cell>
          <table:table-cell office:value-type="float" office:value="87.199997" calcext:value-type="float">
            <text:p>87.199997</text:p>
          </table:table-cell>
          <table:table-cell office:value-type="float" office:value="111.8" calcext:value-type="float">
            <text:p>111.8</text:p>
          </table:table-cell>
          <table:table-cell office:value-type="float" office:value="116.4" calcext:value-type="float">
            <text:p>116.4</text:p>
          </table:table-cell>
          <table:table-cell office:value-type="float" office:value="121.2" calcext:value-type="float">
            <text:p>121.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0.800003" calcext:value-type="float">
            <text:p>90.800003</text:p>
          </table:table-cell>
          <table:table-cell office:value-type="float" office:value="88.400002" calcext:value-type="float">
            <text:p>88.400002</text:p>
          </table:table-cell>
          <table:table-cell office:value-type="float" office:value="113.4" calcext:value-type="float">
            <text:p>113.4</text:p>
          </table:table-cell>
          <table:table-cell office:value-type="float" office:value="118.2" calcext:value-type="float">
            <text:p>118.2</text:p>
          </table:table-cell>
          <table:table-cell office:value-type="float" office:value="122.8" calcext:value-type="float">
            <text:p>122.8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.400002" calcext:value-type="float">
            <text:p>89.400002</text:p>
          </table:table-cell>
          <table:table-cell office:value-type="float" office:value="115" calcext:value-type="float">
            <text:p>115</text:p>
          </table:table-cell>
          <table:table-cell office:value-type="float" office:value="119.4" calcext:value-type="float">
            <text:p>119.4</text:p>
          </table:table-cell>
          <table:table-cell office:value-type="float" office:value="124.2" calcext:value-type="float">
            <text:p>124.2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93.400002" calcext:value-type="float">
            <text:p>93.400002</text:p>
          </table:table-cell>
          <table:table-cell office:value-type="float" office:value="90.599998" calcext:value-type="float">
            <text:p>90.599998</text:p>
          </table:table-cell>
          <table:table-cell office:value-type="float" office:value="116.6" calcext:value-type="float">
            <text:p>116.6</text:p>
          </table:table-cell>
          <table:table-cell office:value-type="float" office:value="120.8" calcext:value-type="float">
            <text:p>120.8</text:p>
          </table:table-cell>
          <table:table-cell office:value-type="float" office:value="125.4" calcext:value-type="float">
            <text:p>125.4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float" office:value="94.800003" calcext:value-type="float">
            <text:p>94.800003</text:p>
          </table:table-cell>
          <table:table-cell office:value-type="float" office:value="91.800003" calcext:value-type="float">
            <text:p>91.800003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4" calcext:value-type="float">
            <text:p>122.4</text:p>
          </table:table-cell>
          <table:table-cell office:value-type="float" office:value="126.6" calcext:value-type="float">
            <text:p>126.6</text:p>
          </table:table-cell>
          <table:table-cell office:value-type="float" office:value="140.39999" calcext:value-type="float">
            <text:p>140.39999</text:p>
          </table:table-cell>
        </table:table-row>
        <table:table-row table:style-name="ro1">
          <table:table-cell office:value-type="float" office:value="96.400002" calcext:value-type="float">
            <text:p>96.400002</text:p>
          </table:table-cell>
          <table:table-cell office:value-type="float" office:value="93" calcext:value-type="float">
            <text:p>93</text:p>
          </table:table-cell>
          <table:table-cell office:value-type="float" office:value="119.2" calcext:value-type="float">
            <text:p>119.2</text:p>
          </table:table-cell>
          <table:table-cell office:value-type="float" office:value="123.8" calcext:value-type="float">
            <text:p>123.8</text:p>
          </table:table-cell>
          <table:table-cell office:value-type="float" office:value="127.8" calcext:value-type="float">
            <text:p>127.8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float" office:value="97.800003" calcext:value-type="float">
            <text:p>97.800003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120.4" calcext:value-type="float">
            <text:p>120.4</text:p>
          </table:table-cell>
          <table:table-cell office:value-type="float" office:value="125.2" calcext:value-type="float">
            <text:p>125.2</text:p>
          </table:table-cell>
          <table:table-cell office:value-type="float" office:value="129.39999" calcext:value-type="float">
            <text:p>129.39999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99.199997" calcext:value-type="float">
            <text:p>99.199997</text:p>
          </table:table-cell>
          <table:table-cell office:value-type="float" office:value="96" calcext:value-type="float">
            <text:p>96</text:p>
          </table:table-cell>
          <table:table-cell office:value-type="float" office:value="121.8" calcext:value-type="float">
            <text:p>121.8</text:p>
          </table:table-cell>
          <table:table-cell office:value-type="float" office:value="126.2" calcext:value-type="float">
            <text:p>126.2</text:p>
          </table:table-cell>
          <table:table-cell office:value-type="float" office:value="130.2" calcext:value-type="float">
            <text:p>130.2</text:p>
          </table:table-cell>
          <table:table-cell office:value-type="float" office:value="141.39999" calcext:value-type="float">
            <text:p>141.39999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97.400002" calcext:value-type="float">
            <text:p>97.400002</text:p>
          </table:table-cell>
          <table:table-cell office:value-type="float" office:value="123" calcext:value-type="float">
            <text:p>123</text:p>
          </table:table-cell>
          <table:table-cell office:value-type="float" office:value="127.4" calcext:value-type="float">
            <text:p>127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1.60001" calcext:value-type="float">
            <text:p>141.60001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98.800003" calcext:value-type="float">
            <text:p>98.800003</text:p>
          </table:table-cell>
          <table:table-cell office:value-type="float" office:value="124.2" calcext:value-type="float">
            <text:p>124.2</text:p>
          </table:table-cell>
          <table:table-cell office:value-type="float" office:value="129" calcext:value-type="float">
            <text:p>129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.4" calcext:value-type="float">
            <text:p>100.4</text:p>
          </table:table-cell>
          <table:table-cell office:value-type="float" office:value="125.4" calcext:value-type="float">
            <text:p>125.4</text:p>
          </table:table-cell>
          <table:table-cell office:value-type="float" office:value="130.2" calcext:value-type="float">
            <text:p>130.2</text:p>
          </table:table-cell>
          <table:table-cell office:value-type="float" office:value="133.2" calcext:value-type="float">
            <text:p>133.2</text:p>
          </table:table-cell>
          <table:table-cell office:value-type="float" office:value="142.60001" calcext:value-type="float">
            <text:p>142.60001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02" calcext:value-type="float">
            <text:p>102</text:p>
          </table:table-cell>
          <table:table-cell office:value-type="float" office:value="126.2" calcext:value-type="float">
            <text:p>126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4" calcext:value-type="float">
            <text:p>134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03.6" calcext:value-type="float">
            <text:p>103.6</text:p>
          </table:table-cell>
          <table:table-cell office:value-type="float" office:value="127.2" calcext:value-type="float">
            <text:p>127.2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8" calcext:value-type="float">
            <text:p>134.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05.8" calcext:value-type="float">
            <text:p>105.8</text:p>
          </table:table-cell>
          <table:table-cell office:value-type="float" office:value="128.60001" calcext:value-type="float">
            <text:p>128.60001</text:p>
          </table:table-cell>
          <table:table-cell office:value-type="float" office:value="133" calcext:value-type="float">
            <text:p>133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43.39999" calcext:value-type="float">
            <text:p>143.39999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07" calcext:value-type="float">
            <text:p>107</text:p>
          </table:table-cell>
          <table:table-cell office:value-type="float" office:value="129.60001" calcext:value-type="float">
            <text:p>129.60001</text:p>
          </table:table-cell>
          <table:table-cell office:value-type="float" office:value="134" calcext:value-type="float">
            <text:p>134</text:p>
          </table:table-cell>
          <table:table-cell office:value-type="float" office:value="136.2" calcext:value-type="float">
            <text:p>136.2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08.4" calcext:value-type="float">
            <text:p>108.4</text:p>
          </table:table-cell>
          <table:table-cell office:value-type="float" office:value="130.39999" calcext:value-type="float">
            <text:p>130.39999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43.60001" calcext:value-type="float">
            <text:p>143.6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0.2" calcext:value-type="float">
            <text:p>110.2</text:p>
          </table:table-cell>
          <table:table-cell office:value-type="float" office:value="131.2" calcext:value-type="float">
            <text:p>131.2</text:p>
          </table:table-cell>
          <table:table-cell office:value-type="float" office:value="135.60001" calcext:value-type="float">
            <text:p>135.60001</text:p>
          </table:table-cell>
          <table:table-cell office:value-type="float" office:value="137.8" calcext:value-type="float">
            <text:p>137.8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12.6" calcext:value-type="float">
            <text:p>112.6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7" calcext:value-type="float">
            <text:p>137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14" calcext:value-type="float">
            <text:p>114</text:p>
          </table:table-cell>
          <table:table-cell office:value-type="float" office:value="133.2" calcext:value-type="float">
            <text:p>133.2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39" calcext:value-type="float">
            <text:p>139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.2" calcext:value-type="float">
            <text:p>115.2</text:p>
          </table:table-cell>
          <table:table-cell office:value-type="float" office:value="133.8" calcext:value-type="float">
            <text:p>133.8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4.39999" calcext:value-type="float">
            <text:p>144.39999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16.8" calcext:value-type="float">
            <text:p>116.8</text:p>
          </table:table-cell>
          <table:table-cell office:value-type="float" office:value="134.60001" calcext:value-type="float">
            <text:p>134.60001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4.60001" calcext:value-type="float">
            <text:p>144.60001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19.2" calcext:value-type="float">
            <text:p>119.2</text:p>
          </table:table-cell>
          <table:table-cell office:value-type="float" office:value="135.39999" calcext:value-type="float">
            <text:p>135.39999</text:p>
          </table:table-cell>
          <table:table-cell office:value-type="float" office:value="140" calcext:value-type="float">
            <text:p>140</text:p>
          </table:table-cell>
          <table:table-cell office:value-type="float" office:value="140.8" calcext:value-type="float">
            <text:p>140.8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20.8" calcext:value-type="float">
            <text:p>120.8</text:p>
          </table:table-cell>
          <table:table-cell office:value-type="float" office:value="135.8" calcext:value-type="float">
            <text:p>135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5.39999" calcext:value-type="float">
            <text:p>145.39999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22.2" calcext:value-type="float">
            <text:p>122.2</text:p>
          </table:table-cell>
          <table:table-cell office:value-type="float" office:value="136.2" calcext:value-type="float">
            <text:p>136.2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5.39999" calcext:value-type="float">
            <text:p>145.399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.4" calcext:value-type="float">
            <text:p>123.4</text:p>
          </table:table-cell>
          <table:table-cell office:value-type="float" office:value="136.60001" calcext:value-type="float">
            <text:p>136.60001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2" calcext:value-type="float">
            <text:p>142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7.2" calcext:value-type="float">
            <text:p>137.2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25.4" calcext:value-type="float">
            <text:p>125.4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2.2" calcext:value-type="float">
            <text:p>142.2</text:p>
          </table:table-cell>
          <table:table-cell office:value-type="float" office:value="145.39999" calcext:value-type="float">
            <text:p>145.39999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26.6" calcext:value-type="float">
            <text:p>126.6</text:p>
          </table:table-cell>
          <table:table-cell office:value-type="float" office:value="137.8" calcext:value-type="float">
            <text:p>137.8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128.60001" calcext:value-type="float">
            <text:p>128.60001</text:p>
          </table:table-cell>
          <table:table-cell office:value-type="float" office:value="127.4" calcext:value-type="float">
            <text:p>127.4</text:p>
          </table:table-cell>
          <table:table-cell office:value-type="float" office:value="138.2" calcext:value-type="float">
            <text:p>138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129.39999" calcext:value-type="float">
            <text:p>129.39999</text:p>
          </table:table-cell>
          <table:table-cell office:value-type="float" office:value="128.2" calcext:value-type="float">
            <text:p>128.2</text:p>
          </table:table-cell>
          <table:table-cell office:value-type="float" office:value="138.2" calcext:value-type="float">
            <text:p>138.2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29" calcext:value-type="float">
            <text:p>129</text:p>
          </table:table-cell>
          <table:table-cell office:value-type="float" office:value="138.60001" calcext:value-type="float">
            <text:p>138.60001</text:p>
          </table:table-cell>
          <table:table-cell office:value-type="float" office:value="141.8" calcext:value-type="float">
            <text:p>141.8</text:p>
          </table:table-cell>
          <table:table-cell office:value-type="float" office:value="143" calcext:value-type="float">
            <text:p>14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130.39999" calcext:value-type="float">
            <text:p>130.39999</text:p>
          </table:table-cell>
          <table:table-cell office:value-type="float" office:value="129.8" calcext:value-type="float">
            <text:p>129.8</text:p>
          </table:table-cell>
          <table:table-cell office:value-type="float" office:value="138.8" calcext:value-type="float">
            <text:p>138.8</text:p>
          </table:table-cell>
          <table:table-cell office:value-type="float" office:value="141.8" calcext:value-type="float">
            <text:p>141.8</text:p>
          </table:table-cell>
          <table:table-cell office:value-type="float" office:value="143" calcext:value-type="float">
            <text:p>143</text:p>
          </table:table-cell>
          <table:table-cell office:value-type="float" office:value="146.39999" calcext:value-type="float">
            <text:p>146.39999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9" calcext:value-type="float">
            <text:p>139</text:p>
          </table:table-cell>
          <table:table-cell office:value-type="float" office:value="141.8" calcext:value-type="float">
            <text:p>141.8</text:p>
          </table:table-cell>
          <table:table-cell office:value-type="float" office:value="143" calcext:value-type="float">
            <text:p>14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31.39999" calcext:value-type="float">
            <text:p>131.39999</text:p>
          </table:table-cell>
          <table:table-cell office:value-type="float" office:value="139" calcext:value-type="float">
            <text:p>139</text:p>
          </table:table-cell>
          <table:table-cell office:value-type="float" office:value="141.8" calcext:value-type="float">
            <text:p>141.8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60001" calcext:value-type="float">
            <text:p>146.60001</text:p>
          </table:table-cell>
        </table:table-row>
        <table:table-row table:style-name="ro1">
          <table:table-cell office:value-type="float" office:value="132.39999" calcext:value-type="float">
            <text:p>132.39999</text:p>
          </table:table-cell>
          <table:table-cell office:value-type="float" office:value="131.8" calcext:value-type="float">
            <text:p>131.8</text:p>
          </table:table-cell>
          <table:table-cell office:value-type="float" office:value="139.2" calcext:value-type="float">
            <text:p>139.2</text:p>
          </table:table-cell>
          <table:table-cell office:value-type="float" office:value="142" calcext:value-type="float">
            <text:p>142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.39999" calcext:value-type="float">
            <text:p>132.39999</text:p>
          </table:table-cell>
          <table:table-cell office:value-type="float" office:value="139.39999" calcext:value-type="float">
            <text:p>139.39999</text:p>
          </table:table-cell>
          <table:table-cell office:value-type="float" office:value="142" calcext:value-type="float">
            <text:p>14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6.60001" calcext:value-type="float">
            <text:p>146.60001</text:p>
          </table:table-cell>
        </table:table-row>
        <table:table-row table:style-name="ro1">
          <table:table-cell office:value-type="float" office:value="133.39999" calcext:value-type="float">
            <text:p>133.39999</text:p>
          </table:table-cell>
          <table:table-cell office:value-type="float" office:value="133.2" calcext:value-type="float">
            <text:p>133.2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2.2" calcext:value-type="float">
            <text:p>142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6.60001" calcext:value-type="float">
            <text:p>146.60001</text:p>
          </table:table-cell>
        </table:table-row>
        <table:table-row table:style-name="ro1">
          <table:table-cell office:value-type="float" office:value="133.60001" calcext:value-type="float">
            <text:p>133.60001</text:p>
          </table:table-cell>
          <table:table-cell office:value-type="float" office:value="133.8" calcext:value-type="float">
            <text:p>133.8</text:p>
          </table:table-cell>
          <table:table-cell office:value-type="float" office:value="139.8" calcext:value-type="float">
            <text:p>139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4" calcext:value-type="float">
            <text:p>144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34.39999" calcext:value-type="float">
            <text:p>134.39999</text:p>
          </table:table-cell>
          <table:table-cell office:value-type="float" office:value="140.2" calcext:value-type="float">
            <text:p>140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4" calcext:value-type="float">
            <text:p>144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134.39999" calcext:value-type="float">
            <text:p>134.39999</text:p>
          </table:table-cell>
          <table:table-cell office:value-type="float" office:value="134.8" calcext:value-type="float">
            <text:p>134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35" calcext:value-type="float">
            <text:p>135</text:p>
          </table:table-cell>
          <table:table-cell office:value-type="float" office:value="140.8" calcext:value-type="float">
            <text:p>140.8</text:p>
          </table:table-cell>
          <table:table-cell office:value-type="float" office:value="143" calcext:value-type="float">
            <text:p>143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7.39999" calcext:value-type="float">
            <text:p>147.39999</text:p>
          </table:table-cell>
        </table:table-row>
        <table:table-row table:style-name="ro1">
          <table:table-cell table:number-columns-repeated="2" office:value-type="float" office:value="135.2" calcext:value-type="float">
            <text:p>135.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135.60001" calcext:value-type="float">
            <text:p>135.60001</text:p>
          </table:table-cell>
          <table:table-cell office:value-type="float" office:value="135.8" calcext:value-type="float">
            <text:p>135.8</text:p>
          </table:table-cell>
          <table:table-cell office:value-type="float" office:value="141" calcext:value-type="float">
            <text:p>141</text:p>
          </table:table-cell>
          <table:table-cell office:value-type="float" office:value="143.2" calcext:value-type="float">
            <text:p>143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.39999" calcext:value-type="float">
            <text:p>136.39999</text:p>
          </table:table-cell>
          <table:table-cell office:value-type="float" office:value="141" calcext:value-type="float">
            <text:p>141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7.60001" calcext:value-type="float">
            <text:p>147.60001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36.8" calcext:value-type="float">
            <text:p>136.8</text:p>
          </table:table-cell>
          <table:table-cell office:value-type="float" office:value="141.2" calcext:value-type="float">
            <text:p>141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7.60001" calcext:value-type="float">
            <text:p>147.60001</text:p>
          </table:table-cell>
        </table:table-row>
        <table:table-row table:style-name="ro1">
          <table:table-cell office:value-type="float" office:value="136.60001" calcext:value-type="float">
            <text:p>136.60001</text:p>
          </table:table-cell>
          <table:table-cell office:value-type="float" office:value="137" calcext:value-type="float">
            <text:p>137</text:p>
          </table:table-cell>
          <table:table-cell office:value-type="float" office:value="141.2" calcext:value-type="float">
            <text:p>141.2</text:p>
          </table:table-cell>
          <table:table-cell office:value-type="float" office:value="143.8" calcext:value-type="float">
            <text:p>143.8</text:p>
          </table:table-cell>
          <table:table-cell office:value-type="float" office:value="144.8" calcext:value-type="float">
            <text:p>144.8</text:p>
          </table:table-cell>
          <table:table-cell office:value-type="float" office:value="147.39999" calcext:value-type="float">
            <text:p>147.39999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37.2" calcext:value-type="float">
            <text:p>137.2</text:p>
          </table:table-cell>
          <table:table-cell office:value-type="float" office:value="141.39999" calcext:value-type="float">
            <text:p>141.39999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7.39999" calcext:value-type="float">
            <text:p>147.399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.39999" calcext:value-type="float">
            <text:p>137.39999</text:p>
          </table:table-cell>
          <table:table-cell office:value-type="float" office:value="141.8" calcext:value-type="float">
            <text:p>141.8</text:p>
          </table:table-cell>
          <table:table-cell office:value-type="float" office:value="144" calcext:value-type="float">
            <text:p>144</text:p>
          </table:table-cell>
          <table:table-cell office:value-type="float" office:value="145.2" calcext:value-type="float">
            <text:p>145.2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137.39999" calcext:value-type="float">
            <text:p>137.39999</text:p>
          </table:table-cell>
          <table:table-cell office:value-type="float" office:value="137.8" calcext:value-type="float">
            <text:p>137.8</text:p>
          </table:table-cell>
          <table:table-cell office:value-type="float" office:value="142" calcext:value-type="float">
            <text:p>142</text:p>
          </table:table-cell>
          <table:table-cell office:value-type="float" office:value="144.2" calcext:value-type="float">
            <text:p>144.2</text:p>
          </table:table-cell>
          <table:table-cell office:value-type="float" office:value="145" calcext:value-type="float">
            <text:p>145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137.60001" calcext:value-type="float">
            <text:p>137.60001</text:p>
          </table:table-cell>
          <table:table-cell office:value-type="float" office:value="138" calcext:value-type="float">
            <text:p>138</text:p>
          </table:table-cell>
          <table:table-cell office:value-type="float" office:value="142.39999" calcext:value-type="float">
            <text:p>142.39999</text:p>
          </table:table-cell>
          <table:table-cell office:value-type="float" office:value="144.2" calcext:value-type="float">
            <text:p>144.2</text:p>
          </table:table-cell>
          <table:table-cell office:value-type="float" office:value="145" calcext:value-type="float">
            <text:p>145</text:p>
          </table:table-cell>
          <table:table-cell office:value-type="float" office:value="147.60001" calcext:value-type="float">
            <text:p>147.60001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38" calcext:value-type="float">
            <text:p>13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7.60001" calcext:value-type="float">
            <text:p>147.6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43" calcext:value-type="float">
            <text:p>143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138.60001" calcext:value-type="float">
            <text:p>138.60001</text:p>
          </table:table-cell>
          <table:table-cell office:value-type="float" office:value="139" calcext:value-type="float">
            <text:p>139</text:p>
          </table:table-cell>
          <table:table-cell office:value-type="float" office:value="143.39999" calcext:value-type="float">
            <text:p>143.39999</text:p>
          </table:table-cell>
          <table:table-cell office:value-type="float" office:value="144.8" calcext:value-type="float">
            <text:p>144.8</text:p>
          </table:table-cell>
          <table:table-cell office:value-type="float" office:value="145" calcext:value-type="float">
            <text:p>145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.2" calcext:value-type="float">
            <text:p>139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float" office:value="139.39999" calcext:value-type="float">
            <text:p>139.39999</text:p>
          </table:table-cell>
          <table:table-cell office:value-type="float" office:value="143.8" calcext:value-type="float">
            <text:p>143.8</text:p>
          </table:table-cell>
          <table:table-cell office:value-type="float" office:value="145.2" calcext:value-type="float">
            <text:p>145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8.39999" calcext:value-type="float">
            <text:p>148.39999</text:p>
          </table:table-cell>
        </table:table-row>
        <table:table-row table:style-name="ro1">
          <table:table-cell office:value-type="float" office:value="139.39999" calcext:value-type="float">
            <text:p>139.39999</text:p>
          </table:table-cell>
          <table:table-cell office:value-type="float" office:value="139.60001" calcext:value-type="float">
            <text:p>139.60001</text:p>
          </table:table-cell>
          <table:table-cell office:value-type="float" office:value="144.2" calcext:value-type="float">
            <text:p>144.2</text:p>
          </table:table-cell>
          <table:table-cell table:number-columns-repeated="2" office:value-type="float" office:value="145.60001" calcext:value-type="float">
            <text:p>145.60001</text:p>
          </table:table-cell>
          <table:table-cell office:value-type="float" office:value="148.39999" calcext:value-type="float">
            <text:p>148.39999</text:p>
          </table:table-cell>
        </table:table-row>
        <table:table-row table:style-name="ro1">
          <table:table-cell table:number-columns-repeated="2" office:value-type="float" office:value="139.60001" calcext:value-type="float">
            <text:p>139.60001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5.8" calcext:value-type="float">
            <text:p>145.8</text:p>
          </table:table-cell>
          <table:table-cell office:value-type="float" office:value="148.39999" calcext:value-type="float">
            <text:p>148.39999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60001" calcext:value-type="float">
            <text:p>145.60001</text:p>
          </table:table-cell>
          <table:table-cell office:value-type="float" office:value="145.8" calcext:value-type="float">
            <text:p>145.8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table:number-columns-repeated="2" office:value-type="float" office:value="140.2" calcext:value-type="float">
            <text:p>140.2</text:p>
          </table:table-cell>
          <table:table-cell office:value-type="float" office:value="144.39999" calcext:value-type="float">
            <text:p>144.39999</text:p>
          </table:table-cell>
          <table:table-cell office:value-type="float" office:value="145.8" calcext:value-type="float">
            <text:p>145.8</text:p>
          </table:table-cell>
          <table:table-cell office:value-type="float" office:value="146" calcext:value-type="float">
            <text:p>146</text:p>
          </table:table-cell>
          <table:table-cell office:value-type="float" office:value="148.39999" calcext:value-type="float">
            <text:p>148.39999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40.39999" calcext:value-type="float">
            <text:p>140.39999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6" calcext:value-type="float">
            <text:p>146</text:p>
          </table:table-cell>
          <table:table-cell office:value-type="float" office:value="146.2" calcext:value-type="float">
            <text:p>146.2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.60001" calcext:value-type="float">
            <text:p>140.6000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6.2" calcext:value-type="float">
            <text:p>146.2</text:p>
          </table:table-cell>
          <table:table-cell office:value-type="float" office:value="149.60001" calcext:value-type="float">
            <text:p>149.60001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6.2" calcext:value-type="float">
            <text:p>146.2</text:p>
          </table:table-cell>
          <table:table-cell office:value-type="float" office:value="146" calcext:value-type="float">
            <text:p>146</text:p>
          </table:table-cell>
          <table:table-cell office:value-type="float" office:value="149.60001" calcext:value-type="float">
            <text:p>149.60001</text:p>
          </table:table-cell>
        </table:table-row>
        <table:table-row table:style-name="ro1">
          <table:table-cell office:value-type="float" office:value="141.39999" calcext:value-type="float">
            <text:p>141.39999</text:p>
          </table:table-cell>
          <table:table-cell office:value-type="float" office:value="141.2" calcext:value-type="float">
            <text:p>141.2</text:p>
          </table:table-cell>
          <table:table-cell office:value-type="float" office:value="145.8" calcext:value-type="float">
            <text:p>145.8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6.2" calcext:value-type="float">
            <text:p>146.2</text:p>
          </table:table-cell>
          <table:table-cell office:value-type="float" office:value="149.60001" calcext:value-type="float">
            <text:p>149.60001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41.60001" calcext:value-type="float">
            <text:p>141.60001</text:p>
          </table:table-cell>
          <table:table-cell office:value-type="float" office:value="145.8" calcext:value-type="float">
            <text:p>145.8</text:p>
          </table:table-cell>
          <table:table-cell table:number-columns-repeated="2" office:value-type="float" office:value="146.39999" calcext:value-type="float">
            <text:p>146.39999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.2" calcext:value-type="float">
            <text:p>142.2</text:p>
          </table:table-cell>
          <table:table-cell office:value-type="float" office:value="146" calcext:value-type="float">
            <text:p>146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142.39999" calcext:value-type="float">
            <text:p>142.39999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6.2" calcext:value-type="float">
            <text:p>146.2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6.8" calcext:value-type="float">
            <text:p>146.8</text:p>
          </table:table-cell>
          <table:table-cell office:value-type="float" office:value="150.60001" calcext:value-type="float">
            <text:p>150.60001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42.60001" calcext:value-type="float">
            <text:p>142.60001</text:p>
          </table:table-cell>
          <table:table-cell office:value-type="float" office:value="146.2" calcext:value-type="float">
            <text:p>146.2</text:p>
          </table:table-cell>
          <table:table-cell office:value-type="float" office:value="147" calcext:value-type="float">
            <text:p>147</text:p>
          </table:table-cell>
          <table:table-cell office:value-type="float" office:value="146.8" calcext:value-type="float">
            <text:p>146.8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2.8" calcext:value-type="float">
            <text:p>142.8</text:p>
          </table:table-cell>
          <table:table-cell office:value-type="float" office:value="146.2" calcext:value-type="float">
            <text:p>146.2</text:p>
          </table:table-cell>
          <table:table-cell office:value-type="float" office:value="147.2" calcext:value-type="float">
            <text:p>147.2</text:p>
          </table:table-cell>
          <table:table-cell office:value-type="float" office:value="146.8" calcext:value-type="float">
            <text:p>146.8</text:p>
          </table:table-cell>
          <table:table-cell office:value-type="float" office:value="151.39999" calcext:value-type="float">
            <text:p>151.39999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7.2" calcext:value-type="float">
            <text:p>147.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float" office:value="143.2" calcext:value-type="float">
            <text:p>143.2</text:p>
          </table:table-cell>
          <table:table-cell office:value-type="float" office:value="147" calcext:value-type="float">
            <text:p>147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47" calcext:value-type="float">
            <text:p>147</text:p>
          </table:table-cell>
          <table:table-cell office:value-type="float" office:value="152.39999" calcext:value-type="float">
            <text:p>152.39999</text:p>
          </table:table-cell>
        </table:table-row>
        <table:table-row table:style-name="ro1">
          <table:table-cell table:number-columns-repeated="2" office:value-type="float" office:value="143.60001" calcext:value-type="float">
            <text:p>143.60001</text:p>
          </table:table-cell>
          <table:table-cell office:value-type="float" office:value="147.2" calcext:value-type="float">
            <text:p>147.2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47.2" calcext:value-type="float">
            <text:p>147.2</text:p>
          </table:table-cell>
          <table:table-cell office:value-type="float" office:value="153.39999" calcext:value-type="float">
            <text:p>153.39999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43.60001" calcext:value-type="float">
            <text:p>143.60001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47.2" calcext:value-type="float">
            <text:p>147.2</text:p>
          </table:table-cell>
          <table:table-cell office:value-type="float" office:value="154.60001" calcext:value-type="float">
            <text:p>154.60001</text:p>
          </table:table-cell>
        </table:table-row>
        <table:table-row table:style-name="ro1">
          <table:table-cell office:value-type="float" office:value="144.60001" calcext:value-type="float">
            <text:p>144.60001</text:p>
          </table:table-cell>
          <table:table-cell office:value-type="float" office:value="143.60001" calcext:value-type="float">
            <text:p>143.60001</text:p>
          </table:table-cell>
          <table:table-cell table:number-columns-repeated="2" office:value-type="float" office:value="147.60001" calcext:value-type="float">
            <text:p>147.60001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55.60001" calcext:value-type="float">
            <text:p>155.60001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44" calcext:value-type="float">
            <text:p>144</text:p>
          </table:table-cell>
          <table:table-cell office:value-type="float" office:value="147.8" calcext:value-type="float">
            <text:p>147.8</text:p>
          </table:table-cell>
          <table:table-cell table:number-columns-repeated="2" office:value-type="float" office:value="147.60001" calcext:value-type="float">
            <text:p>147.60001</text:p>
          </table:table-cell>
          <table:table-cell office:value-type="float" office:value="156.60001" calcext:value-type="float">
            <text:p>156.6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.60001" calcext:value-type="float">
            <text:p>144.60001</text:p>
          </table:table-cell>
          <table:table-cell office:value-type="float" office:value="147.8" calcext:value-type="float">
            <text:p>147.8</text:p>
          </table:table-cell>
          <table:table-cell office:value-type="float" office:value="148" calcext:value-type="float">
            <text:p>148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57.60001" calcext:value-type="float">
            <text:p>157.60001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45" calcext:value-type="float">
            <text:p>145</text:p>
          </table:table-cell>
          <table:table-cell office:value-type="float" office:value="147.8" calcext:value-type="float">
            <text:p>147.8</text:p>
          </table:table-cell>
          <table:table-cell office:value-type="float" office:value="148" calcext:value-type="float">
            <text:p>148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145.39999" calcext:value-type="float">
            <text:p>145.39999</text:p>
          </table:table-cell>
          <table:table-cell office:value-type="float" office:value="145.2" calcext:value-type="float">
            <text:p>145.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60.39999" calcext:value-type="float">
            <text:p>160.39999</text:p>
          </table:table-cell>
        </table:table-row>
        <table:table-row table:style-name="ro1">
          <table:table-cell office:value-type="float" office:value="145.60001" calcext:value-type="float">
            <text:p>145.60001</text:p>
          </table:table-cell>
          <table:table-cell office:value-type="float" office:value="145.2" calcext:value-type="float">
            <text:p>145.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.60001" calcext:value-type="float">
            <text:p>147.60001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45.2" calcext:value-type="float">
            <text:p>145.2</text:p>
          </table:table-cell>
          <table:table-cell office:value-type="float" office:value="147.8" calcext:value-type="float">
            <text:p>147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7.8" calcext:value-type="float">
            <text:p>147.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.2" calcext:value-type="float">
            <text:p>145.2</text:p>
          </table:table-cell>
          <table:table-cell office:value-type="float" office:value="147.8" calcext:value-type="float">
            <text:p>147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7.8" calcext:value-type="float">
            <text:p>147.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6.39999" calcext:value-type="float">
            <text:p>146.39999</text:p>
          </table:table-cell>
          <table:table-cell office:value-type="float" office:value="145.39999" calcext:value-type="float">
            <text:p>145.39999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8" calcext:value-type="float">
            <text:p>148</text:p>
          </table:table-cell>
          <table:table-cell office:value-type="float" office:value="166.39999" calcext:value-type="float">
            <text:p>166.39999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46" calcext:value-type="float">
            <text:p>146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8" calcext:value-type="float">
            <text:p>148</text:p>
          </table:table-cell>
          <table:table-cell office:value-type="float" office:value="168.39999" calcext:value-type="float">
            <text:p>168.399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.2" calcext:value-type="float">
            <text:p>146.2</text:p>
          </table:table-cell>
          <table:table-cell table:number-columns-repeated="2" office:value-type="float" office:value="148.60001" calcext:value-type="float">
            <text:p>148.60001</text:p>
          </table:table-cell>
          <table:table-cell office:value-type="float" office:value="148" calcext:value-type="float">
            <text:p>148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46.39999" calcext:value-type="float">
            <text:p>146.3999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8.8" calcext:value-type="float">
            <text:p>148.8</text:p>
          </table:table-cell>
          <table:table-cell office:value-type="float" office:value="148" calcext:value-type="float">
            <text:p>148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46.60001" calcext:value-type="float">
            <text:p>146.60001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73.39999" calcext:value-type="float">
            <text:p>173.39999</text:p>
          </table:table-cell>
        </table:table-row>
        <table:table-row table:style-name="ro1">
          <table:table-cell table:number-columns-repeated="2" office:value-type="float" office:value="146.8" calcext:value-type="float">
            <text:p>146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76.60001" calcext:value-type="float">
            <text:p>176.60001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47" calcext:value-type="float">
            <text:p>147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float" office:value="147.2" calcext:value-type="float">
            <text:p>147.2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8.8" calcext:value-type="float">
            <text:p>148.8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79.39999" calcext:value-type="float">
            <text:p>179.39999</text:p>
          </table:table-cell>
        </table:table-row>
        <table:table-row table:style-name="ro1">
          <table:table-cell office:value-type="float" office:value="147.60001" calcext:value-type="float">
            <text:p>147.60001</text:p>
          </table:table-cell>
          <table:table-cell office:value-type="float" office:value="147.2" calcext:value-type="float">
            <text:p>147.2</text:p>
          </table:table-cell>
          <table:table-cell office:value-type="float" office:value="148.8" calcext:value-type="float">
            <text:p>148.8</text:p>
          </table:table-cell>
          <table:table-cell office:value-type="float" office:value="149" calcext:value-type="float">
            <text:p>14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7.2" calcext:value-type="float">
            <text:p>147.2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82.60001" calcext:value-type="float">
            <text:p>182.60001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7.39999" calcext:value-type="float">
            <text:p>147.39999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2" calcext:value-type="float">
            <text:p>149.2</text:p>
          </table:table-cell>
          <table:table-cell office:value-type="float" office:value="148.8" calcext:value-type="float">
            <text:p>148.8</text:p>
          </table:table-cell>
          <table:table-cell office:value-type="float" office:value="184.2" calcext:value-type="float">
            <text:p>184.2</text:p>
          </table:table-cell>
        </table:table-row>
        <table:table-row table:style-name="ro1">
          <table:table-cell table:number-columns-repeated="2" office:value-type="float" office:value="147.8" calcext:value-type="float">
            <text:p>147.8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48.8" calcext:value-type="float">
            <text:p>148.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8" calcext:value-type="float">
            <text:p>148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49.2" calcext:value-type="float">
            <text:p>149.2</text:p>
          </table:table-cell>
          <table:table-cell office:value-type="float" office:value="188.60001" calcext:value-type="float">
            <text:p>188.60001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90.60001" calcext:value-type="float">
            <text:p>190.60001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9" calcext:value-type="float">
            <text:p>149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39999" calcext:value-type="float">
            <text:p>149.39999</text:p>
          </table:table-cell>
          <table:table-cell table:number-columns-repeated="2" office:value-type="float" office:value="149.60001" calcext:value-type="float">
            <text:p>149.60001</text:p>
          </table:table-cell>
          <table:table-cell office:value-type="float" office:value="194.39999" calcext:value-type="float">
            <text:p>194.39999</text:p>
          </table:table-cell>
        </table:table-row>
        <table:table-row table:style-name="ro1">
          <table:table-cell table:number-columns-repeated="2" office:value-type="float" office:value="148.2" calcext:value-type="float">
            <text:p>148.2</text:p>
          </table:table-cell>
          <table:table-cell office:value-type="float" office:value="149.2" calcext:value-type="float">
            <text:p>149.2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49.8" calcext:value-type="float">
            <text:p>149.8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48" calcext:value-type="float">
            <text:p>148</text:p>
          </table:table-cell>
          <table:table-cell office:value-type="float" office:value="149.2" calcext:value-type="float">
            <text:p>149.2</text:p>
          </table:table-cell>
          <table:table-cell table:number-columns-repeated="2" office:value-type="float" office:value="149.8" calcext:value-type="float">
            <text:p>149.8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2" calcext:value-type="float">
            <text:p>149.2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2" calcext:value-type="float">
            <text:p>150.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8.39999" calcext:value-type="float">
            <text:p>148.39999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2" calcext:value-type="float">
            <text:p>149.2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200.39999" calcext:value-type="float">
            <text:p>200.39999</text:p>
          </table:table-cell>
        </table:table-row>
        <table:table-row table:style-name="ro1">
          <table:table-cell office:value-type="float" office:value="148.39999" calcext:value-type="float">
            <text:p>148.39999</text:p>
          </table:table-cell>
          <table:table-cell office:value-type="float" office:value="148.2" calcext:value-type="float">
            <text:p>148.2</text:p>
          </table:table-cell>
          <table:table-cell office:value-type="float" office:value="149.2" calcext:value-type="float">
            <text:p>149.2</text:p>
          </table:table-cell>
          <table:table-cell office:value-type="float" office:value="150" calcext:value-type="float">
            <text:p>150</text:p>
          </table:table-cell>
          <table:table-cell office:value-type="float" office:value="150.8" calcext:value-type="float">
            <text:p>150.8</text:p>
          </table:table-cell>
          <table:table-cell office:value-type="float" office:value="201.39999" calcext:value-type="float">
            <text:p>201.39999</text:p>
          </table:table-cell>
        </table:table-row>
        <table:table-row table:style-name="ro1">
          <table:table-cell table:number-columns-repeated="2" office:value-type="float" office:value="148.39999" calcext:value-type="float">
            <text:p>148.39999</text:p>
          </table:table-cell>
          <table:table-cell office:value-type="float" office:value="149.2" calcext:value-type="float">
            <text:p>149.2</text:p>
          </table:table-cell>
          <table:table-cell office:value-type="float" office:value="150.2" calcext:value-type="float">
            <text:p>150.2</text:p>
          </table:table-cell>
          <table:table-cell office:value-type="float" office:value="151.2" calcext:value-type="float">
            <text:p>151.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48.39999" calcext:value-type="float">
            <text:p>148.3999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9.2" calcext:value-type="float">
            <text:p>149.2</text:p>
          </table:table-cell>
          <table:table-cell office:value-type="float" office:value="150.60001" calcext:value-type="float">
            <text:p>150.60001</text:p>
          </table:table-cell>
          <table:table-cell office:value-type="float" office:value="151.60001" calcext:value-type="float">
            <text:p>151.60001</text:p>
          </table:table-cell>
          <table:table-cell office:value-type="float" office:value="204.39999" calcext:value-type="float">
            <text:p>204.39999</text:p>
          </table:table-cell>
        </table:table-row>
        <table:table-row table:style-name="ro1">
          <table:table-cell office:value-type="float" office:value="148.39999" calcext:value-type="float">
            <text:p>148.39999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50.8" calcext:value-type="float">
            <text:p>150.8</text:p>
          </table:table-cell>
          <table:table-cell office:value-type="float" office:value="152.2" calcext:value-type="float">
            <text:p>152.2</text:p>
          </table:table-cell>
          <table:table-cell office:value-type="float" office:value="205.8" calcext:value-type="float">
            <text:p>205.8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1.2" calcext:value-type="float">
            <text:p>151.2</text:p>
          </table:table-cell>
          <table:table-cell office:value-type="float" office:value="152.8" calcext:value-type="float">
            <text:p>152.8</text:p>
          </table:table-cell>
          <table:table-cell office:value-type="float" office:value="206.60001" calcext:value-type="float">
            <text:p>206.60001</text:p>
          </table:table-cell>
        </table:table-row>
        <table:table-row table:style-name="ro1">
          <table:table-cell table:number-columns-repeated="2" office:value-type="float" office:value="148.60001" calcext:value-type="float">
            <text:p>148.60001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1.60001" calcext:value-type="float">
            <text:p>151.60001</text:p>
          </table:table-cell>
          <table:table-cell office:value-type="float" office:value="153.39999" calcext:value-type="float">
            <text:p>153.3999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148.60001" calcext:value-type="float">
            <text:p>148.60001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2" calcext:value-type="float">
            <text:p>152</text:p>
          </table:table-cell>
          <table:table-cell office:value-type="float" office:value="154.2" calcext:value-type="float">
            <text:p>154.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8.8" calcext:value-type="float">
            <text:p>148.8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55" calcext:value-type="float">
            <text:p>155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9" calcext:value-type="float">
            <text:p>149</text:p>
          </table:table-cell>
          <table:table-cell office:value-type="float" office:value="149.8" calcext:value-type="float">
            <text:p>149.8</text:p>
          </table:table-cell>
          <table:table-cell office:value-type="float" office:value="153.2" calcext:value-type="float">
            <text:p>153.2</text:p>
          </table:table-cell>
          <table:table-cell office:value-type="float" office:value="156.60001" calcext:value-type="float">
            <text:p>156.60001</text:p>
          </table:table-cell>
          <table:table-cell office:value-type="float" office:value="210.60001" calcext:value-type="float">
            <text:p>210.60001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9" calcext:value-type="float">
            <text:p>149</text:p>
          </table:table-cell>
          <table:table-cell office:value-type="float" office:value="149.8" calcext:value-type="float">
            <text:p>149.8</text:p>
          </table:table-cell>
          <table:table-cell office:value-type="float" office:value="153.8" calcext:value-type="float">
            <text:p>153.8</text:p>
          </table:table-cell>
          <table:table-cell office:value-type="float" office:value="157.8" calcext:value-type="float">
            <text:p>157.8</text:p>
          </table:table-cell>
          <table:table-cell office:value-type="float" office:value="211.39999" calcext:value-type="float">
            <text:p>211.39999</text:p>
          </table:table-cell>
        </table:table-row>
        <table:table-row table:style-name="ro1">
          <table:table-cell table:number-columns-repeated="2" office:value-type="float" office:value="148.8" calcext:value-type="float">
            <text:p>148.8</text:p>
          </table:table-cell>
          <table:table-cell office:value-type="float" office:value="149.8" calcext:value-type="float">
            <text:p>149.8</text:p>
          </table:table-cell>
          <table:table-cell office:value-type="float" office:value="154.2" calcext:value-type="float">
            <text:p>154.2</text:p>
          </table:table-cell>
          <table:table-cell office:value-type="float" office:value="158.8" calcext:value-type="float">
            <text:p>158.8</text:p>
          </table:table-cell>
          <table:table-cell office:value-type="float" office:value="211.8" calcext:value-type="float">
            <text:p>211.8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50" calcext:value-type="float">
            <text:p>150</text:p>
          </table:table-cell>
          <table:table-cell office:value-type="float" office:value="154.8" calcext:value-type="float">
            <text:p>154.8</text:p>
          </table:table-cell>
          <table:table-cell office:value-type="float" office:value="160.8" calcext:value-type="float">
            <text:p>160.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8.39999" calcext:value-type="float">
            <text:p>148.39999</text:p>
          </table:table-cell>
          <table:table-cell office:value-type="float" office:value="150.2" calcext:value-type="float">
            <text:p>150.2</text:p>
          </table:table-cell>
          <table:table-cell office:value-type="float" office:value="155.60001" calcext:value-type="float">
            <text:p>155.60001</text:p>
          </table:table-cell>
          <table:table-cell office:value-type="float" office:value="162.2" calcext:value-type="float">
            <text:p>162.2</text:p>
          </table:table-cell>
          <table:table-cell office:value-type="float" office:value="212.8" calcext:value-type="float">
            <text:p>212.8</text:p>
          </table:table-cell>
        </table:table-row>
        <table:table-row table:style-name="ro1">
          <table:table-cell table:number-columns-repeated="2" office:value-type="float" office:value="148.8" calcext:value-type="float">
            <text:p>148.8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56.39999" calcext:value-type="float">
            <text:p>156.39999</text:p>
          </table:table-cell>
          <table:table-cell office:value-type="float" office:value="164" calcext:value-type="float">
            <text:p>164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1">
          <table:table-cell table:number-columns-repeated="2" office:value-type="float" office:value="148.8" calcext:value-type="float">
            <text:p>148.8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66.2" calcext:value-type="float">
            <text:p>166.2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0.60001" calcext:value-type="float">
            <text:p>150.60001</text:p>
          </table:table-cell>
          <table:table-cell office:value-type="float" office:value="158.60001" calcext:value-type="float">
            <text:p>158.60001</text:p>
          </table:table-cell>
          <table:table-cell office:value-type="float" office:value="167.60001" calcext:value-type="float">
            <text:p>167.60001</text:p>
          </table:table-cell>
          <table:table-cell office:value-type="float" office:value="214.39999" calcext:value-type="float">
            <text:p>214.39999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8.60001" calcext:value-type="float">
            <text:p>148.60001</text:p>
          </table:table-cell>
          <table:table-cell office:value-type="float" office:value="151" calcext:value-type="float">
            <text:p>151</text:p>
          </table:table-cell>
          <table:table-cell office:value-type="float" office:value="159.8" calcext:value-type="float">
            <text:p>159.8</text:p>
          </table:table-cell>
          <table:table-cell office:value-type="float" office:value="169.2" calcext:value-type="float">
            <text:p>169.2</text:p>
          </table:table-cell>
          <table:table-cell office:value-type="float" office:value="214.60001" calcext:value-type="float">
            <text:p>214.60001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8.8" calcext:value-type="float">
            <text:p>148.8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60.8" calcext:value-type="float">
            <text:p>160.8</text:p>
          </table:table-cell>
          <table:table-cell office:value-type="float" office:value="171" calcext:value-type="float">
            <text:p>171</text:p>
          </table:table-cell>
          <table:table-cell office:value-type="float" office:value="214.8" calcext:value-type="float">
            <text:p>214.8</text:p>
          </table:table-cell>
        </table:table-row>
        <table:table-row table:style-name="ro1">
          <table:table-cell office:value-type="float" office:value="148.60001" calcext:value-type="float">
            <text:p>148.60001</text:p>
          </table:table-cell>
          <table:table-cell office:value-type="float" office:value="149" calcext:value-type="float">
            <text:p>149</text:p>
          </table:table-cell>
          <table:table-cell office:value-type="float" office:value="151.8" calcext:value-type="float">
            <text:p>151.8</text:p>
          </table:table-cell>
          <table:table-cell office:value-type="float" office:value="161.60001" calcext:value-type="float">
            <text:p>161.60001</text:p>
          </table:table-cell>
          <table:table-cell office:value-type="float" office:value="173" calcext:value-type="float">
            <text:p>173</text:p>
          </table:table-cell>
          <table:table-cell office:value-type="float" office:value="215.60001" calcext:value-type="float">
            <text:p>215.60001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9" calcext:value-type="float">
            <text:p>149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63.2" calcext:value-type="float">
            <text:p>163.2</text:p>
          </table:table-cell>
          <table:table-cell office:value-type="float" office:value="174.39999" calcext:value-type="float">
            <text:p>174.3999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64.60001" calcext:value-type="float">
            <text:p>164.60001</text:p>
          </table:table-cell>
          <table:table-cell office:value-type="float" office:value="175.8" calcext:value-type="float">
            <text:p>175.8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49" calcext:value-type="float">
            <text:p>149</text:p>
          </table:table-cell>
          <table:table-cell office:value-type="float" office:value="153.60001" calcext:value-type="float">
            <text:p>153.60001</text:p>
          </table:table-cell>
          <table:table-cell office:value-type="float" office:value="165.8" calcext:value-type="float">
            <text:p>165.8</text:p>
          </table:table-cell>
          <table:table-cell office:value-type="float" office:value="178.60001" calcext:value-type="float">
            <text:p>178.60001</text:p>
          </table:table-cell>
          <table:table-cell office:value-type="float" office:value="215.8" calcext:value-type="float">
            <text:p>215.8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54.39999" calcext:value-type="float">
            <text:p>154.39999</text:p>
          </table:table-cell>
          <table:table-cell office:value-type="float" office:value="167.2" calcext:value-type="float">
            <text:p>167.2</text:p>
          </table:table-cell>
          <table:table-cell office:value-type="float" office:value="180" calcext:value-type="float">
            <text:p>180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.2" calcext:value-type="float">
            <text:p>149.2</text:p>
          </table:table-cell>
          <table:table-cell office:value-type="float" office:value="155.2" calcext:value-type="float">
            <text:p>155.2</text:p>
          </table:table-cell>
          <table:table-cell office:value-type="float" office:value="169.39999" calcext:value-type="float">
            <text:p>169.39999</text:p>
          </table:table-cell>
          <table:table-cell office:value-type="float" office:value="181.60001" calcext:value-type="float">
            <text:p>181.60001</text:p>
          </table:table-cell>
          <table:table-cell office:value-type="float" office:value="216.39999" calcext:value-type="float">
            <text:p>216.39999</text:p>
          </table:table-cell>
        </table:table-row>
        <table:table-row table:style-name="ro1">
          <table:table-cell table:number-columns-repeated="2" office:value-type="float" office:value="149.2" calcext:value-type="float">
            <text:p>149.2</text:p>
          </table:table-cell>
          <table:table-cell office:value-type="float" office:value="155.8" calcext:value-type="float">
            <text:p>155.8</text:p>
          </table:table-cell>
          <table:table-cell office:value-type="float" office:value="171" calcext:value-type="float">
            <text:p>171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216.60001" calcext:value-type="float">
            <text:p>216.60001</text:p>
          </table:table-cell>
        </table:table-row>
        <table:table-row table:style-name="ro1">
          <table:table-cell office:value-type="float" office:value="149.39999" calcext:value-type="float">
            <text:p>149.39999</text:p>
          </table:table-cell>
          <table:table-cell office:value-type="float" office:value="149.2" calcext:value-type="float">
            <text:p>149.2</text:p>
          </table:table-cell>
          <table:table-cell office:value-type="float" office:value="156.8" calcext:value-type="float">
            <text:p>156.8</text:p>
          </table:table-cell>
          <table:table-cell office:value-type="float" office:value="172.60001" calcext:value-type="float">
            <text:p>172.60001</text:p>
          </table:table-cell>
          <table:table-cell office:value-type="float" office:value="185" calcext:value-type="float">
            <text:p>185</text:p>
          </table:table-cell>
          <table:table-cell office:value-type="float" office:value="216.60001" calcext:value-type="float">
            <text:p>216.60001</text:p>
          </table:table-cell>
        </table:table-row>
        <table:table-row table:style-name="ro1">
          <table:table-cell table:number-columns-repeated="2" office:value-type="float" office:value="149.39999" calcext:value-type="float">
            <text:p>149.39999</text:p>
          </table:table-cell>
          <table:table-cell office:value-type="float" office:value="157.60001" calcext:value-type="float">
            <text:p>157.60001</text:p>
          </table:table-cell>
          <table:table-cell office:value-type="float" office:value="174" calcext:value-type="float">
            <text:p>174</text:p>
          </table:table-cell>
          <table:table-cell office:value-type="float" office:value="187.39999" calcext:value-type="float">
            <text:p>187.39999</text:p>
          </table:table-cell>
          <table:table-cell office:value-type="float" office:value="216.39999" calcext:value-type="float">
            <text:p>216.39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58.2" calcext:value-type="float">
            <text:p>158.2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89.39999" calcext:value-type="float">
            <text:p>189.39999</text:p>
          </table:table-cell>
          <table:table-cell office:value-type="float" office:value="216.39999" calcext:value-type="float">
            <text:p>216.39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.2" calcext:value-type="float">
            <text:p>149.2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91.2" calcext:value-type="float">
            <text:p>191.2</text:p>
          </table:table-cell>
          <table:table-cell office:value-type="float" office:value="216.60001" calcext:value-type="float">
            <text:p>216.60001</text:p>
          </table:table-cell>
        </table:table-row>
        <table:table-row table:style-name="ro1">
          <table:table-cell office:value-type="float" office:value="149.39999" calcext:value-type="float">
            <text:p>149.39999</text:p>
          </table:table-cell>
          <table:table-cell office:value-type="float" office:value="149.2" calcext:value-type="float">
            <text:p>149.2</text:p>
          </table:table-cell>
          <table:table-cell office:value-type="float" office:value="160.2" calcext:value-type="float">
            <text:p>160.2</text:p>
          </table:table-cell>
          <table:table-cell office:value-type="float" office:value="178.8" calcext:value-type="float">
            <text:p>178.8</text:p>
          </table:table-cell>
          <table:table-cell office:value-type="float" office:value="193.2" calcext:value-type="float">
            <text:p>193.2</text:p>
          </table:table-cell>
          <table:table-cell office:value-type="float" office:value="216.8" calcext:value-type="float">
            <text:p>216.8</text:p>
          </table:table-cell>
        </table:table-row>
        <table:table-row table:style-name="ro1">
          <table:table-cell table:number-columns-repeated="2" office:value-type="float" office:value="149.39999" calcext:value-type="float">
            <text:p>149.39999</text:p>
          </table:table-cell>
          <table:table-cell office:value-type="float" office:value="161.60001" calcext:value-type="float">
            <text:p>161.60001</text:p>
          </table:table-cell>
          <table:table-cell office:value-type="float" office:value="180.39999" calcext:value-type="float">
            <text:p>180.39999</text:p>
          </table:table-cell>
          <table:table-cell office:value-type="float" office:value="195.2" calcext:value-type="float">
            <text:p>195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9.39999" calcext:value-type="float">
            <text:p>149.39999</text:p>
          </table:table-cell>
          <table:table-cell office:value-type="float" office:value="149.60001" calcext:value-type="float">
            <text:p>149.60001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82" calcext:value-type="float">
            <text:p>182</text:p>
          </table:table-cell>
          <table:table-cell office:value-type="float" office:value="197.2" calcext:value-type="float">
            <text:p>197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9.60001" calcext:value-type="float">
            <text:p>149.60001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63.60001" calcext:value-type="float">
            <text:p>163.60001</text:p>
          </table:table-cell>
          <table:table-cell office:value-type="float" office:value="183.60001" calcext:value-type="float">
            <text:p>183.60001</text:p>
          </table:table-cell>
          <table:table-cell office:value-type="float" office:value="198.8" calcext:value-type="float">
            <text:p>198.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49.39999" calcext:value-type="float">
            <text:p>149.39999</text:p>
          </table:table-cell>
          <table:table-cell office:value-type="float" office:value="165.2" calcext:value-type="float">
            <text:p>165.2</text:p>
          </table:table-cell>
          <table:table-cell office:value-type="float" office:value="185.2" calcext:value-type="float">
            <text:p>185.2</text:p>
          </table:table-cell>
          <table:table-cell office:value-type="float" office:value="199.8" calcext:value-type="float">
            <text:p>199.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 office:value-type="float" office:value="149.60001" calcext:value-type="float">
            <text:p>149.60001</text:p>
          </table:table-cell>
          <table:table-cell office:value-type="float" office:value="167" calcext:value-type="float">
            <text:p>167</text:p>
          </table:table-cell>
          <table:table-cell office:value-type="float" office:value="186.8" calcext:value-type="float">
            <text:p>186.8</text:p>
          </table:table-cell>
          <table:table-cell office:value-type="float" office:value="201" calcext:value-type="float">
            <text:p>201</text:p>
          </table:table-cell>
          <table:table-cell office:value-type="float" office:value="216.8" calcext:value-type="float">
            <text:p>216.8</text:p>
          </table:table-cell>
        </table:table-row>
        <table:table-row table:style-name="ro1">
          <table:table-cell office:value-type="float" office:value="149.39999" calcext:value-type="float">
            <text:p>149.39999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float" office:value="188.39999" calcext:value-type="float">
            <text:p>188.39999</text:p>
          </table:table-cell>
          <table:table-cell office:value-type="float" office:value="202.2" calcext:value-type="float">
            <text:p>202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50.2" calcext:value-type="float">
            <text:p>150.2</text:p>
          </table:table-cell>
          <table:table-cell office:value-type="float" office:value="169.60001" calcext:value-type="float">
            <text:p>169.60001</text:p>
          </table:table-cell>
          <table:table-cell office:value-type="float" office:value="189.8" calcext:value-type="float">
            <text:p>189.8</text:p>
          </table:table-cell>
          <table:table-cell office:value-type="float" office:value="203.2" calcext:value-type="float">
            <text:p>203.2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.39999" calcext:value-type="float">
            <text:p>150.39999</text:p>
          </table:table-cell>
          <table:table-cell office:value-type="float" office:value="171.39999" calcext:value-type="float">
            <text:p>171.39999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50.8" calcext:value-type="float">
            <text:p>150.8</text:p>
          </table:table-cell>
          <table:table-cell office:value-type="float" office:value="173.60001" calcext:value-type="float">
            <text:p>173.60001</text:p>
          </table:table-cell>
          <table:table-cell office:value-type="float" office:value="192.2" calcext:value-type="float">
            <text:p>192.2</text:p>
          </table:table-cell>
          <table:table-cell office:value-type="float" office:value="205.2" calcext:value-type="float">
            <text:p>205.2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50.39999" calcext:value-type="float">
            <text:p>150.39999</text:p>
          </table:table-cell>
          <table:table-cell office:value-type="float" office:value="151.2" calcext:value-type="float">
            <text:p>151.2</text:p>
          </table:table-cell>
          <table:table-cell office:value-type="float" office:value="175.39999" calcext:value-type="float">
            <text:p>175.39999</text:p>
          </table:table-cell>
          <table:table-cell office:value-type="float" office:value="193.39999" calcext:value-type="float">
            <text:p>193.39999</text:p>
          </table:table-cell>
          <table:table-cell office:value-type="float" office:value="206.2" calcext:value-type="float">
            <text:p>206.2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51.39999" calcext:value-type="float">
            <text:p>151.39999</text:p>
          </table:table-cell>
          <table:table-cell office:value-type="float" office:value="176.8" calcext:value-type="float">
            <text:p>176.8</text:p>
          </table:table-cell>
          <table:table-cell office:value-type="float" office:value="194.8" calcext:value-type="float">
            <text:p>194.8</text:p>
          </table:table-cell>
          <table:table-cell office:value-type="float" office:value="206.8" calcext:value-type="float">
            <text:p>206.8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50.39999" calcext:value-type="float">
            <text:p>150.39999</text:p>
          </table:table-cell>
          <table:table-cell office:value-type="float" office:value="151.8" calcext:value-type="float">
            <text:p>151.8</text:p>
          </table:table-cell>
          <table:table-cell office:value-type="float" office:value="178.39999" calcext:value-type="float">
            <text:p>178.39999</text:p>
          </table:table-cell>
          <table:table-cell office:value-type="float" office:value="196" calcext:value-type="float">
            <text:p>196</text:p>
          </table:table-cell>
          <table:table-cell office:value-type="float" office:value="207.8" calcext:value-type="float">
            <text:p>207.8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52" calcext:value-type="float">
            <text:p>152</text:p>
          </table:table-cell>
          <table:table-cell office:value-type="float" office:value="180.2" calcext:value-type="float">
            <text:p>180.2</text:p>
          </table:table-cell>
          <table:table-cell office:value-type="float" office:value="197.2" calcext:value-type="float">
            <text:p>197.2</text:p>
          </table:table-cell>
          <table:table-cell office:value-type="float" office:value="208.60001" calcext:value-type="float">
            <text:p>208.60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52.39999" calcext:value-type="float">
            <text:p>152.39999</text:p>
          </table:table-cell>
          <table:table-cell office:value-type="float" office:value="181.8" calcext:value-type="float">
            <text:p>181.8</text:p>
          </table:table-cell>
          <table:table-cell office:value-type="float" office:value="198.39999" calcext:value-type="float">
            <text:p>198.39999</text:p>
          </table:table-cell>
          <table:table-cell office:value-type="float" office:value="209.2" calcext:value-type="float">
            <text:p>209.2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51.39999" calcext:value-type="float">
            <text:p>151.39999</text:p>
          </table:table-cell>
          <table:table-cell office:value-type="float" office:value="153" calcext:value-type="float">
            <text:p>153</text:p>
          </table:table-cell>
          <table:table-cell office:value-type="float" office:value="183.39999" calcext:value-type="float">
            <text:p>183.39999</text:p>
          </table:table-cell>
          <table:table-cell office:value-type="float" office:value="199.39999" calcext:value-type="float">
            <text:p>199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53.60001" calcext:value-type="float">
            <text:p>153.60001</text:p>
          </table:table-cell>
          <table:table-cell office:value-type="float" office:value="184.60001" calcext:value-type="float">
            <text:p>184.60001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11.2" calcext:value-type="float">
            <text:p>211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54" calcext:value-type="float">
            <text:p>154</text:p>
          </table:table-cell>
          <table:table-cell office:value-type="float" office:value="186.2" calcext:value-type="float">
            <text:p>186.2</text:p>
          </table:table-cell>
          <table:table-cell office:value-type="float" office:value="201.8" calcext:value-type="float">
            <text:p>201.8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7.39999" calcext:value-type="float">
            <text:p>217.39999</text:p>
          </table:table-cell>
        </table:table-row>
        <table:table-row table:style-name="ro1">
          <table:table-cell office:value-type="float" office:value="152.60001" calcext:value-type="float">
            <text:p>152.60001</text:p>
          </table:table-cell>
          <table:table-cell office:value-type="float" office:value="155" calcext:value-type="float">
            <text:p>155</text:p>
          </table:table-cell>
          <table:table-cell office:value-type="float" office:value="187.60001" calcext:value-type="float">
            <text:p>187.60001</text:p>
          </table:table-cell>
          <table:table-cell office:value-type="float" office:value="202.8" calcext:value-type="float">
            <text:p>202.8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203.60001" calcext:value-type="float">
            <text:p>203.60001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3.60001" calcext:value-type="float">
            <text:p>153.60001</text:p>
          </table:table-cell>
          <table:table-cell office:value-type="float" office:value="156.8" calcext:value-type="float">
            <text:p>156.8</text:p>
          </table:table-cell>
          <table:table-cell office:value-type="float" office:value="189.60001" calcext:value-type="float">
            <text:p>189.60001</text:p>
          </table:table-cell>
          <table:table-cell office:value-type="float" office:value="204.39999" calcext:value-type="float">
            <text:p>204.39999</text:p>
          </table:table-cell>
          <table:table-cell office:value-type="float" office:value="213.2" calcext:value-type="float">
            <text:p>213.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57.8" calcext:value-type="float">
            <text:p>157.8</text:p>
          </table:table-cell>
          <table:table-cell office:value-type="float" office:value="190.2" calcext:value-type="float">
            <text:p>190.2</text:p>
          </table:table-cell>
          <table:table-cell office:value-type="float" office:value="205" calcext:value-type="float">
            <text:p>205</text:p>
          </table:table-cell>
          <table:table-cell office:value-type="float" office:value="213.2" calcext:value-type="float">
            <text:p>213.2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.8" calcext:value-type="float">
            <text:p>158.8</text:p>
          </table:table-cell>
          <table:table-cell office:value-type="float" office:value="191.60001" calcext:value-type="float">
            <text:p>191.60001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55.60001" calcext:value-type="float">
            <text:p>155.60001</text:p>
          </table:table-cell>
          <table:table-cell office:value-type="float" office:value="159.8" calcext:value-type="float">
            <text:p>159.8</text:p>
          </table:table-cell>
          <table:table-cell office:value-type="float" office:value="193.2" calcext:value-type="float">
            <text:p>193.2</text:p>
          </table:table-cell>
          <table:table-cell office:value-type="float" office:value="206.60001" calcext:value-type="float">
            <text:p>206.60001</text:p>
          </table:table-cell>
          <table:table-cell office:value-type="float" office:value="214.2" calcext:value-type="float">
            <text:p>214.2</text:p>
          </table:table-cell>
          <table:table-cell office:value-type="float" office:value="217.39999" calcext:value-type="float">
            <text:p>217.39999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61.2" calcext:value-type="float">
            <text:p>161.2</text:p>
          </table:table-cell>
          <table:table-cell office:value-type="float" office:value="194.39999" calcext:value-type="float">
            <text:p>194.39999</text:p>
          </table:table-cell>
          <table:table-cell office:value-type="float" office:value="207.39999" calcext:value-type="float">
            <text:p>207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2.60001" calcext:value-type="float">
            <text:p>162.60001</text:p>
          </table:table-cell>
          <table:table-cell office:value-type="float" office:value="195.60001" calcext:value-type="float">
            <text:p>195.60001</text:p>
          </table:table-cell>
          <table:table-cell office:value-type="float" office:value="208" calcext:value-type="float">
            <text:p>208</text:p>
          </table:table-cell>
          <table:table-cell office:value-type="float" office:value="214.8" calcext:value-type="float">
            <text:p>214.8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3.60001" calcext:value-type="float">
            <text:p>163.60001</text:p>
          </table:table-cell>
          <table:table-cell office:value-type="float" office:value="196.8" calcext:value-type="float">
            <text:p>196.8</text:p>
          </table:table-cell>
          <table:table-cell office:value-type="float" office:value="208.8" calcext:value-type="float">
            <text:p>208.8</text:p>
          </table:table-cell>
          <table:table-cell office:value-type="float" office:value="215.2" calcext:value-type="float">
            <text:p>215.2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65" calcext:value-type="float">
            <text:p>165</text:p>
          </table:table-cell>
          <table:table-cell office:value-type="float" office:value="197.8" calcext:value-type="float">
            <text:p>197.8</text:p>
          </table:table-cell>
          <table:table-cell office:value-type="float" office:value="209.39999" calcext:value-type="float">
            <text:p>209.39999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7.60001" calcext:value-type="float">
            <text:p>217.6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6.8" calcext:value-type="float">
            <text:p>166.8</text:p>
          </table:table-cell>
          <table:table-cell office:value-type="float" office:value="198.60001" calcext:value-type="float">
            <text:p>198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6" calcext:value-type="float">
            <text:p>216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8.60001" calcext:value-type="float">
            <text:p>168.60001</text:p>
          </table:table-cell>
          <table:table-cell office:value-type="float" office:value="199.8" calcext:value-type="float">
            <text:p>199.8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70.2" calcext:value-type="float">
            <text:p>170.2</text:p>
          </table:table-cell>
          <table:table-cell office:value-type="float" office:value="201" calcext:value-type="float">
            <text:p>201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3.39999" calcext:value-type="float">
            <text:p>163.39999</text:p>
          </table:table-cell>
          <table:table-cell office:value-type="float" office:value="171.39999" calcext:value-type="float">
            <text:p>171.39999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72.39999" calcext:value-type="float">
            <text:p>172.39999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73.8" calcext:value-type="float">
            <text:p>173.8</text:p>
          </table:table-cell>
          <table:table-cell office:value-type="float" office:value="203.39999" calcext:value-type="float">
            <text:p>203.39999</text:p>
          </table:table-cell>
          <table:table-cell office:value-type="float" office:value="212.60001" calcext:value-type="float">
            <text:p>212.60001</text:p>
          </table:table-cell>
          <table:table-cell office:value-type="float" office:value="216.2" calcext:value-type="float">
            <text:p>216.2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75.60001" calcext:value-type="float">
            <text:p>175.60001</text:p>
          </table:table-cell>
          <table:table-cell office:value-type="float" office:value="204.60001" calcext:value-type="float">
            <text:p>204.60001</text:p>
          </table:table-cell>
          <table:table-cell office:value-type="float" office:value="212.8" calcext:value-type="float">
            <text:p>212.8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8.60001" calcext:value-type="float">
            <text:p>168.60001</text:p>
          </table:table-cell>
          <table:table-cell office:value-type="float" office:value="177.39999" calcext:value-type="float">
            <text:p>177.39999</text:p>
          </table:table-cell>
          <table:table-cell office:value-type="float" office:value="205.39999" calcext:value-type="float">
            <text:p>205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170.39999" calcext:value-type="float">
            <text:p>170.39999</text:p>
          </table:table-cell>
          <table:table-cell office:value-type="float" office:value="179" calcext:value-type="float">
            <text:p>179</text:p>
          </table:table-cell>
          <table:table-cell office:value-type="float" office:value="206.39999" calcext:value-type="float">
            <text:p>206.39999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39999" calcext:value-type="float">
            <text:p>218.39999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80.60001" calcext:value-type="float">
            <text:p>180.60001</text:p>
          </table:table-cell>
          <table:table-cell office:value-type="float" office:value="207" calcext:value-type="float">
            <text:p>207</text:p>
          </table:table-cell>
          <table:table-cell office:value-type="float" office:value="214.2" calcext:value-type="float">
            <text:p>214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2" calcext:value-type="float">
            <text:p>218.2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83.2" calcext:value-type="float">
            <text:p>183.2</text:p>
          </table:table-cell>
          <table:table-cell office:value-type="float" office:value="207.60001" calcext:value-type="float">
            <text:p>207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39999" calcext:value-type="float">
            <text:p>218.39999</text:p>
          </table:table-cell>
        </table:table-row>
        <table:table-row table:style-name="ro1">
          <table:table-cell office:value-type="float" office:value="175.60001" calcext:value-type="float">
            <text:p>175.60001</text:p>
          </table:table-cell>
          <table:table-cell office:value-type="float" office:value="184.39999" calcext:value-type="float">
            <text:p>184.39999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4.8" calcext:value-type="float">
            <text:p>214.8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60001" calcext:value-type="float">
            <text:p>218.60001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85.39999" calcext:value-type="float">
            <text:p>185.39999</text:p>
          </table:table-cell>
          <table:table-cell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60001" calcext:value-type="float">
            <text:p>218.60001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86.8" calcext:value-type="float">
            <text:p>186.8</text:p>
          </table:table-cell>
          <table:table-cell office:value-type="float" office:value="209.60001" calcext:value-type="float">
            <text:p>209.60001</text:p>
          </table:table-cell>
          <table:table-cell office:value-type="float" office:value="215" calcext:value-type="float">
            <text:p>215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180.39999" calcext:value-type="float">
            <text:p>180.39999</text:p>
          </table:table-cell>
          <table:table-cell office:value-type="float" office:value="188.39999" calcext:value-type="float">
            <text:p>188.39999</text:p>
          </table:table-cell>
          <table:table-cell office:value-type="float" office:value="210.39999" calcext:value-type="float">
            <text:p>210.39999</text:p>
          </table:table-cell>
          <table:table-cell office:value-type="float" office:value="215" calcext:value-type="float">
            <text:p>215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9.8" calcext:value-type="float">
            <text:p>189.8</text:p>
          </table:table-cell>
          <table:table-cell office:value-type="float" office:value="211" calcext:value-type="float">
            <text:p>211</text:p>
          </table:table-cell>
          <table:table-cell office:value-type="float" office:value="215.2" calcext:value-type="float">
            <text:p>215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4.39999" calcext:value-type="float">
            <text:p>184.39999</text:p>
          </table:table-cell>
          <table:table-cell office:value-type="float" office:value="191.2" calcext:value-type="float">
            <text:p>191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7" calcext:value-type="float">
            <text:p>217</text:p>
          </table:table-cell>
          <table:table-cell office:value-type="float" office:value="218.8" calcext:value-type="float">
            <text:p>218.8</text:p>
          </table:table-cell>
        </table:table-row>
        <table:table-row table:style-name="ro1">
          <table:table-cell office:value-type="float" office:value="185.60001" calcext:value-type="float">
            <text:p>185.60001</text:p>
          </table:table-cell>
          <table:table-cell office:value-type="float" office:value="193" calcext:value-type="float">
            <text:p>193</text:p>
          </table:table-cell>
          <table:table-cell office:value-type="float" office:value="212.2" calcext:value-type="float">
            <text:p>212.2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9.2" calcext:value-type="float">
            <text:p>219.2</text:p>
          </table:table-cell>
        </table:table-row>
        <table:table-row table:style-name="ro1">
          <table:table-cell office:value-type="float" office:value="186.60001" calcext:value-type="float">
            <text:p>186.60001</text:p>
          </table:table-cell>
          <table:table-cell office:value-type="float" office:value="194.2" calcext:value-type="float">
            <text:p>194.2</text:p>
          </table:table-cell>
          <table:table-cell office:value-type="float" office:value="212.8" calcext:value-type="float">
            <text:p>212.8</text:p>
          </table:table-cell>
          <table:table-cell office:value-type="float" office:value="216" calcext:value-type="float">
            <text:p>216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60001" calcext:value-type="float">
            <text:p>219.6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5.2" calcext:value-type="float">
            <text:p>195.2</text:p>
          </table:table-cell>
          <table:table-cell office:value-type="float" office:value="213.2" calcext:value-type="float">
            <text:p>213.2</text:p>
          </table:table-cell>
          <table:table-cell office:value-type="float" office:value="216.2" calcext:value-type="float">
            <text:p>216.2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60001" calcext:value-type="float">
            <text:p>219.60001</text:p>
          </table:table-cell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96.60001" calcext:value-type="float">
            <text:p>196.60001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60001" calcext:value-type="float">
            <text:p>219.60001</text:p>
          </table:table-cell>
        </table:table-row>
        <table:table-row table:style-name="ro1">
          <table:table-cell office:value-type="float" office:value="191.39999" calcext:value-type="float">
            <text:p>191.39999</text:p>
          </table:table-cell>
          <table:table-cell office:value-type="float" office:value="197.60001" calcext:value-type="float">
            <text:p>197.60001</text:p>
          </table:table-cell>
          <table:table-cell office:value-type="float" office:value="214" calcext:value-type="float">
            <text:p>214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98.8" calcext:value-type="float">
            <text:p>198.8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7" calcext:value-type="float">
            <text:p>217</text:p>
          </table:table-cell>
          <table:table-cell office:value-type="float" office:value="219.8" calcext:value-type="float">
            <text:p>219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2" calcext:value-type="float">
            <text:p>217.2</text:p>
          </table:table-cell>
          <table:table-cell office:value-type="float" office:value="220.2" calcext:value-type="float">
            <text:p>220.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.60001" calcext:value-type="float">
            <text:p>200.60001</text:p>
          </table:table-cell>
          <table:table-cell office:value-type="float" office:value="214.60001" calcext:value-type="float">
            <text:p>214.60001</text:p>
          </table:table-cell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201.39999" calcext:value-type="float">
            <text:p>201.39999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" calcext:value-type="float">
            <text:p>217</text:p>
          </table:table-cell>
          <table:table-cell office:value-type="float" office:value="221.39999" calcext:value-type="float">
            <text:p>221.39999</text:p>
          </table:table-cell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202.60001" calcext:value-type="float">
            <text:p>202.60001</text:p>
          </table:table-cell>
          <table:table-cell office:value-type="float" office:value="215" calcext:value-type="float">
            <text:p>215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21.2" calcext:value-type="float">
            <text:p>221.2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203.8" calcext:value-type="float">
            <text:p>203.8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1.8" calcext:value-type="float">
            <text:p>221.8</text:p>
          </table:table-cell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205" calcext:value-type="float">
            <text:p>205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6.2" calcext:value-type="float">
            <text:p>216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2.60001" calcext:value-type="float">
            <text:p>222.6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5.60001" calcext:value-type="float">
            <text:p>205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16" calcext:value-type="float">
            <text:p>216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6.2" calcext:value-type="float">
            <text:p>206.2</text:p>
          </table:table-cell>
          <table:table-cell office:value-type="float" office:value="216.2" calcext:value-type="float">
            <text:p>216.2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3.39999" calcext:value-type="float">
            <text:p>223.399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16.39999" calcext:value-type="float">
            <text:p>216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4.39999" calcext:value-type="float">
            <text:p>224.39999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207.8" calcext:value-type="float">
            <text:p>207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6.2" calcext:value-type="float">
            <text:p>216.2</text:p>
          </table:table-cell>
          <table:table-cell office:value-type="float" office:value="217.8" calcext:value-type="float">
            <text:p>217.8</text:p>
          </table:table-cell>
          <table:table-cell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05.60001" calcext:value-type="float">
            <text:p>205.60001</text:p>
          </table:table-cell>
          <table:table-cell office:value-type="float" office:value="208.39999" calcext:value-type="float">
            <text:p>208.39999</text:p>
          </table:table-cell>
          <table:table-cell office:value-type="float" office:value="216" calcext:value-type="float">
            <text:p>216</text:p>
          </table:table-cell>
          <table:table-cell office:value-type="float" office:value="216.2" calcext:value-type="float">
            <text:p>216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206.60001" calcext:value-type="float">
            <text:p>206.60001</text:p>
          </table:table-cell>
          <table:table-cell office:value-type="float" office:value="209.60001" calcext:value-type="float">
            <text:p>209.60001</text:p>
          </table:table-cell>
          <table:table-cell table:number-columns-repeated="2" office:value-type="float" office:value="216.39999" calcext:value-type="float">
            <text:p>216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7.60001" calcext:value-type="float">
            <text:p>227.60001</text:p>
          </table:table-cell>
        </table:table-row>
        <table:table-row table:style-name="ro1">
          <table:table-cell office:value-type="float" office:value="207.60001" calcext:value-type="float">
            <text:p>207.60001</text:p>
          </table:table-cell>
          <table:table-cell office:value-type="float" office:value="210.2" calcext:value-type="float">
            <text:p>210.2</text:p>
          </table:table-cell>
          <table:table-cell office:value-type="float" office:value="216.2" calcext:value-type="float">
            <text:p>216.2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8" calcext:value-type="float">
            <text:p>217.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8" calcext:value-type="float">
            <text:p>217.8</text:p>
          </table:table-cell>
          <table:table-cell office:value-type="float" office:value="231.2" calcext:value-type="float">
            <text:p>231.2</text:p>
          </table:table-cell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211.60001" calcext:value-type="float">
            <text:p>211.60001</text:p>
          </table:table-cell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211.8" calcext:value-type="float">
            <text:p>211.8</text:p>
          </table:table-cell>
          <table:table-cell office:value-type="float" office:value="216.2" calcext:value-type="float">
            <text:p>216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33.8" calcext:value-type="float">
            <text:p>233.8</text:p>
          </table:table-cell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211.8" calcext:value-type="float">
            <text:p>211.8</text:p>
          </table:table-cell>
          <table:table-cell table:number-columns-repeated="2" office:value-type="float" office:value="216.60001" calcext:value-type="float">
            <text:p>216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35.8" calcext:value-type="float">
            <text:p>235.8</text:p>
          </table:table-cell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212.39999" calcext:value-type="float">
            <text:p>212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37.8" calcext:value-type="float">
            <text:p>237.8</text:p>
          </table:table-cell>
        </table:table-row>
        <table:table-row table:style-name="ro1">
          <table:table-cell office:value-type="float" office:value="211.39999" calcext:value-type="float">
            <text:p>211.39999</text:p>
          </table:table-cell>
          <table:table-cell office:value-type="float" office:value="213" calcext:value-type="float">
            <text:p>213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213.39999" calcext:value-type="float">
            <text:p>213.39999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" calcext:value-type="float">
            <text:p>218</text:p>
          </table:table-cell>
          <table:table-cell office:value-type="float" office:value="240.8" calcext:value-type="float">
            <text:p>240.8</text:p>
          </table:table-cell>
        </table:table-row>
        <table:table-row table:style-name="ro1">
          <table:table-cell office:value-type="float" office:value="212.39999" calcext:value-type="float">
            <text:p>212.39999</text:p>
          </table:table-cell>
          <table:table-cell office:value-type="float" office:value="213.8" calcext:value-type="float">
            <text:p>213.8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6.8" calcext:value-type="float">
            <text:p>216.8</text:p>
          </table:table-cell>
          <table:table-cell office:value-type="float" office:value="217.8" calcext:value-type="float">
            <text:p>217.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.2" calcext:value-type="float">
            <text:p>214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" calcext:value-type="float">
            <text:p>217</text:p>
          </table:table-cell>
          <table:table-cell office:value-type="float" office:value="217.8" calcext:value-type="float">
            <text:p>217.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46.60001" calcext:value-type="float">
            <text:p>246.60001</text:p>
          </table:table-cell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6.8" calcext:value-type="float">
            <text:p>216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47.8" calcext:value-type="float">
            <text:p>247.8</text:p>
          </table:table-cell>
        </table:table-row>
        <table:table-row table:style-name="ro1">
          <table:table-cell office:value-type="float" office:value="213.60001" calcext:value-type="float">
            <text:p>213.60001</text:p>
          </table:table-cell>
          <table:table-cell office:value-type="float" office:value="214.39999" calcext:value-type="float">
            <text:p>214.39999</text:p>
          </table:table-cell>
          <table:table-cell office:value-type="float" office:value="217" calcext:value-type="float">
            <text:p>217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50.2" calcext:value-type="float">
            <text:p>250.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8" calcext:value-type="float">
            <text:p>218.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14.39999" calcext:value-type="float">
            <text:p>214.39999</text:p>
          </table:table-cell>
          <table:table-cell office:value-type="float" office:value="215.39999" calcext:value-type="float">
            <text:p>215.39999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14.60001" calcext:value-type="float">
            <text:p>214.60001</text:p>
          </table:table-cell>
          <table:table-cell office:value-type="float" office:value="215.60001" calcext:value-type="float">
            <text:p>215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.2" calcext:value-type="float">
            <text:p>218.2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59.39999" calcext:value-type="float">
            <text:p>259.39999</text:p>
          </table:table-cell>
        </table:table-row>
        <table:table-row table:style-name="ro1">
          <table:table-cell office:value-type="float" office:value="215.39999" calcext:value-type="float">
            <text:p>215.39999</text:p>
          </table:table-cell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60.39999" calcext:value-type="float">
            <text:p>260.39999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" calcext:value-type="float">
            <text:p>217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15.60001" calcext:value-type="float">
            <text:p>215.60001</text:p>
          </table:table-cell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" calcext:value-type="float">
            <text:p>219</text:p>
          </table:table-cell>
          <table:table-cell office:value-type="float" office:value="263.60001" calcext:value-type="float">
            <text:p>263.60001</text:p>
          </table:table-cell>
        </table:table-row>
        <table:table-row table:style-name="ro1">
          <table:table-cell office:value-type="float" office:value="215.60001" calcext:value-type="float">
            <text:p>215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8" calcext:value-type="float">
            <text:p>217.8</text:p>
          </table:table-cell>
          <table:table-cell office:value-type="float" office:value="219" calcext:value-type="float">
            <text:p>219</text:p>
          </table:table-cell>
          <table:table-cell office:value-type="float" office:value="265.20001" calcext:value-type="float">
            <text:p>265.20001</text:p>
          </table:table-cell>
        </table:table-row>
        <table:table-row table:style-name="ro1">
          <table:table-cell office:value-type="float" office:value="215.60001" calcext:value-type="float">
            <text:p>215.60001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8" calcext:value-type="float">
            <text:p>217.8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66.60001" calcext:value-type="float">
            <text:p>266.60001</text:p>
          </table:table-cell>
        </table:table-row>
        <table:table-row table:style-name="ro1">
          <table:table-cell table:number-columns-repeated="2" office:value-type="float" office:value="215.8" calcext:value-type="float">
            <text:p>215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20" calcext:value-type="float">
            <text:p>220</text:p>
          </table:table-cell>
          <table:table-cell office:value-type="float" office:value="267.79999" calcext:value-type="float">
            <text:p>267.7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.8" calcext:value-type="float">
            <text:p>215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20.2" calcext:value-type="float">
            <text:p>220.2</text:p>
          </table:table-cell>
          <table:table-cell office:value-type="float" office:value="269.20001" calcext:value-type="float">
            <text:p>269.20001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7.8" calcext:value-type="float">
            <text:p>217.8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float" office:value="216.2" calcext:value-type="float">
            <text:p>216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2" calcext:value-type="float">
            <text:p>218.2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70.79999" calcext:value-type="float">
            <text:p>270.7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2" calcext:value-type="float">
            <text:p>216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21.8" calcext:value-type="float">
            <text:p>221.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16.2" calcext:value-type="float">
            <text:p>216.2</text:p>
          </table:table-cell>
          <table:table-cell office:value-type="float" office:value="217" calcext:value-type="float">
            <text:p>217</text:p>
          </table:table-cell>
          <table:table-cell office:value-type="float" office:value="218.2" calcext:value-type="float">
            <text:p>218.2</text:p>
          </table:table-cell>
          <table:table-cell office:value-type="float" office:value="222" calcext:value-type="float">
            <text:p>22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" calcext:value-type="float">
            <text:p>217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73.39999" calcext:value-type="float">
            <text:p>273.39999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6.8" calcext:value-type="float">
            <text:p>216.8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3" calcext:value-type="float">
            <text:p>223</text:p>
          </table:table-cell>
          <table:table-cell office:value-type="float" office:value="274.39999" calcext:value-type="float">
            <text:p>274.39999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16.2" calcext:value-type="float">
            <text:p>216.2</text:p>
          </table:table-cell>
          <table:table-cell office:value-type="float" office:value="217" calcext:value-type="float">
            <text:p>217</text:p>
          </table:table-cell>
          <table:table-cell office:value-type="float" office:value="217.8" calcext:value-type="float">
            <text:p>217.8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75.39999" calcext:value-type="float">
            <text:p>275.3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24.39999" calcext:value-type="float">
            <text:p>224.39999</text:p>
          </table:table-cell>
          <table:table-cell office:value-type="float" office:value="275.79999" calcext:value-type="float">
            <text:p>275.7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6" calcext:value-type="float">
            <text:p>226</text:p>
          </table:table-cell>
          <table:table-cell office:value-type="float" office:value="276.60001" calcext:value-type="float">
            <text:p>276.6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6.8" calcext:value-type="float">
            <text:p>226.8</text:p>
          </table:table-cell>
          <table:table-cell office:value-type="float" office:value="277.39999" calcext:value-type="float">
            <text:p>277.3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7.8" calcext:value-type="float">
            <text:p>227.8</text:p>
          </table:table-cell>
          <table:table-cell office:value-type="float" office:value="277.79999" calcext:value-type="float">
            <text:p>277.7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9.2" calcext:value-type="float">
            <text:p>229.2</text:p>
          </table:table-cell>
          <table:table-cell office:value-type="float" office:value="278.39999" calcext:value-type="float">
            <text:p>278.3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" calcext:value-type="float">
            <text:p>218</text:p>
          </table:table-cell>
          <table:table-cell office:value-type="float" office:value="230.39999" calcext:value-type="float">
            <text:p>230.39999</text:p>
          </table:table-cell>
          <table:table-cell office:value-type="float" office:value="279.20001" calcext:value-type="float">
            <text:p>279.20001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7" calcext:value-type="float">
            <text:p>217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" calcext:value-type="float">
            <text:p>218</text:p>
          </table:table-cell>
          <table:table-cell office:value-type="float" office:value="231.2" calcext:value-type="float">
            <text:p>231.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.2" calcext:value-type="float">
            <text:p>217.2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32.39999" calcext:value-type="float">
            <text:p>232.39999</text:p>
          </table:table-cell>
          <table:table-cell office:value-type="float" office:value="280.20001" calcext:value-type="float">
            <text:p>280.2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8" calcext:value-type="float">
            <text:p>218.8</text:p>
          </table:table-cell>
          <table:table-cell office:value-type="float" office:value="234.8" calcext:value-type="float">
            <text:p>234.8</text:p>
          </table:table-cell>
          <table:table-cell office:value-type="float" office:value="280.60001" calcext:value-type="float">
            <text:p>280.60001</text:p>
          </table:table-cell>
        </table:table-row>
        <table:table-row table:style-name="ro1">
          <table:table-cell table:number-columns-repeated="2" office:value-type="float" office:value="216.2" calcext:value-type="float">
            <text:p>216.2</text:p>
          </table:table-cell>
          <table:table-cell office:value-type="float" office:value="218" calcext:value-type="float">
            <text:p>218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39999" calcext:value-type="float">
            <text:p>281.39999</text:p>
          </table:table-cell>
        </table:table-row>
        <table:table-row table:style-name="ro1">
          <table:table-cell table:number-columns-repeated="2" office:value-type="float" office:value="216.39999" calcext:value-type="float">
            <text:p>216.39999</text:p>
          </table:table-cell>
          <table:table-cell office:value-type="float" office:value="218" calcext:value-type="float">
            <text:p>218</text:p>
          </table:table-cell>
          <table:table-cell office:value-type="float" office:value="218.8" calcext:value-type="float">
            <text:p>218.8</text:p>
          </table:table-cell>
          <table:table-cell office:value-type="float" office:value="237.60001" calcext:value-type="float">
            <text:p>237.6000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8" calcext:value-type="float">
            <text:p>218.8</text:p>
          </table:table-cell>
          <table:table-cell office:value-type="float" office:value="238.8" calcext:value-type="float">
            <text:p>238.8</text:p>
          </table:table-cell>
          <table:table-cell office:value-type="float" office:value="282.39999" calcext:value-type="float">
            <text:p>282.39999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82.79999" calcext:value-type="float">
            <text:p>282.79999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19" calcext:value-type="float">
            <text:p>219</text:p>
          </table:table-cell>
          <table:table-cell office:value-type="float" office:value="242" calcext:value-type="float">
            <text:p>242</text:p>
          </table:table-cell>
          <table:table-cell office:value-type="float" office:value="282.60001" calcext:value-type="float">
            <text:p>282.60001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39999" calcext:value-type="float">
            <text:p>216.39999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43.39999" calcext:value-type="float">
            <text:p>243.39999</text:p>
          </table:table-cell>
          <table:table-cell office:value-type="float" office:value="282.39999" calcext:value-type="float">
            <text:p>282.3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19" calcext:value-type="float">
            <text:p>219</text:p>
          </table:table-cell>
          <table:table-cell office:value-type="float" office:value="244.8" calcext:value-type="float">
            <text:p>244.8</text:p>
          </table:table-cell>
          <table:table-cell office:value-type="float" office:value="282.79999" calcext:value-type="float">
            <text:p>282.79999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60001" calcext:value-type="float">
            <text:p>216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19.2" calcext:value-type="float">
            <text:p>219.2</text:p>
          </table:table-cell>
          <table:table-cell office:value-type="float" office:value="247.39999" calcext:value-type="float">
            <text:p>247.39999</text:p>
          </table:table-cell>
          <table:table-cell office:value-type="float" office:value="283.20001" calcext:value-type="float">
            <text:p>283.20001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6.8" calcext:value-type="float">
            <text:p>216.8</text:p>
          </table:table-cell>
          <table:table-cell office:value-type="float" office:value="217.8" calcext:value-type="float">
            <text:p>217.8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49.39999" calcext:value-type="float">
            <text:p>249.39999</text:p>
          </table:table-cell>
          <table:table-cell office:value-type="float" office:value="283.39999" calcext:value-type="float">
            <text:p>283.39999</text:p>
          </table:table-cell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217" calcext:value-type="float">
            <text:p>217</text:p>
          </table:table-cell>
          <table:table-cell office:value-type="float" office:value="218.2" calcext:value-type="float">
            <text:p>218.2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51.8" calcext:value-type="float">
            <text:p>251.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53.39999" calcext:value-type="float">
            <text:p>253.3999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54.60001" calcext:value-type="float">
            <text:p>254.600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55.8" calcext:value-type="float">
            <text:p>255.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16.39999" calcext:value-type="float">
            <text:p>216.39999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2" calcext:value-type="float">
            <text:p>218.2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57.79999" calcext:value-type="float">
            <text:p>257.79999</text:p>
          </table:table-cell>
          <table:table-cell office:value-type="float" office:value="284.39999" calcext:value-type="float">
            <text:p>284.39999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9.60001" calcext:value-type="float">
            <text:p>219.60001</text:p>
          </table:table-cell>
          <table:table-cell office:value-type="float" office:value="259.39999" calcext:value-type="float">
            <text:p>259.39999</text:p>
          </table:table-cell>
          <table:table-cell office:value-type="float" office:value="284.60001" calcext:value-type="float">
            <text:p>284.60001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0.2" calcext:value-type="float">
            <text:p>220.2</text:p>
          </table:table-cell>
          <table:table-cell office:value-type="float" office:value="261" calcext:value-type="float">
            <text:p>261</text:p>
          </table:table-cell>
          <table:table-cell office:value-type="float" office:value="284.60001" calcext:value-type="float">
            <text:p>284.60001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17" calcext:value-type="float">
            <text:p>217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62.79999" calcext:value-type="float">
            <text:p>262.79999</text:p>
          </table:table-cell>
          <table:table-cell office:value-type="float" office:value="284.60001" calcext:value-type="float">
            <text:p>284.60001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84.79999" calcext:value-type="float">
            <text:p>284.79999</text:p>
          </table:table-cell>
        </table:table-row>
        <table:table-row table:style-name="ro1">
          <table:table-cell office:value-type="float" office:value="216.60001" calcext:value-type="float">
            <text:p>216.60001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66.20001" calcext:value-type="float">
            <text:p>266.20001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22.2" calcext:value-type="float">
            <text:p>222.2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69" calcext:value-type="float">
            <text:p>269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17.2" calcext:value-type="float">
            <text:p>217.2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3" calcext:value-type="float">
            <text:p>223</text:p>
          </table:table-cell>
          <table:table-cell office:value-type="float" office:value="270" calcext:value-type="float">
            <text:p>270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223.2" calcext:value-type="float">
            <text:p>223.2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218.8" calcext:value-type="float">
            <text:p>218.8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73.60001" calcext:value-type="float">
            <text:p>273.60001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.8" calcext:value-type="float">
            <text:p>217.8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74.79999" calcext:value-type="float">
            <text:p>274.79999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17.39999" calcext:value-type="float">
            <text:p>217.39999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75.79999" calcext:value-type="float">
            <text:p>275.79999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.60001" calcext:value-type="float">
            <text:p>217.60001</text:p>
          </table:table-cell>
          <table:table-cell office:value-type="float" office:value="219.2" calcext:value-type="float">
            <text:p>219.2</text:p>
          </table:table-cell>
          <table:table-cell office:value-type="float" office:value="227.2" calcext:value-type="float">
            <text:p>227.2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77.20001" calcext:value-type="float">
            <text:p>277.20001</text:p>
          </table:table-cell>
          <table:table-cell office:value-type="float" office:value="285.20001" calcext:value-type="float">
            <text:p>285.20001</text:p>
          </table:table-cell>
        </table:table-row>
        <table:table-row table:style-name="ro1">
          <table:table-cell office:value-type="float" office:value="217.39999" calcext:value-type="float">
            <text:p>217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19" calcext:value-type="float">
            <text:p>219</text:p>
          </table:table-cell>
          <table:table-cell office:value-type="float" office:value="229.60001" calcext:value-type="float">
            <text:p>229.60001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.2" calcext:value-type="float">
            <text:p>218.2</text:p>
          </table:table-cell>
          <table:table-cell office:value-type="float" office:value="218.8" calcext:value-type="float">
            <text:p>218.8</text:p>
          </table:table-cell>
          <table:table-cell office:value-type="float" office:value="231" calcext:value-type="float">
            <text:p>231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6.20001" calcext:value-type="float">
            <text:p>286.20001</text:p>
          </table:table-cell>
        </table:table-row>
        <table:table-row table:style-name="ro1">
          <table:table-cell office:value-type="float" office:value="217.60001" calcext:value-type="float">
            <text:p>217.60001</text:p>
          </table:table-cell>
          <table:table-cell office:value-type="float" office:value="218.2" calcext:value-type="float">
            <text:p>218.2</text:p>
          </table:table-cell>
          <table:table-cell office:value-type="float" office:value="219" calcext:value-type="float">
            <text:p>219</text:p>
          </table:table-cell>
          <table:table-cell office:value-type="float" office:value="232.2" calcext:value-type="float">
            <text:p>232.2</text:p>
          </table:table-cell>
          <table:table-cell office:value-type="float" office:value="279" calcext:value-type="float">
            <text:p>279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9.39999" calcext:value-type="float">
            <text:p>219.39999</text:p>
          </table:table-cell>
          <table:table-cell office:value-type="float" office:value="233.60001" calcext:value-type="float">
            <text:p>233.60001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218.39999" calcext:value-type="float">
            <text:p>218.39999</text:p>
          </table:table-cell>
          <table:table-cell office:value-type="float" office:value="219.8" calcext:value-type="float">
            <text:p>219.8</text:p>
          </table:table-cell>
          <table:table-cell office:value-type="float" office:value="234.8" calcext:value-type="float">
            <text:p>234.8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7.39999" calcext:value-type="float">
            <text:p>217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19.8" calcext:value-type="float">
            <text:p>219.8</text:p>
          </table:table-cell>
          <table:table-cell office:value-type="float" office:value="236" calcext:value-type="float">
            <text:p>236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7.60001" calcext:value-type="float">
            <text:p>217.60001</text:p>
          </table:table-cell>
          <table:table-cell office:value-type="float" office:value="217.8" calcext:value-type="float">
            <text:p>217.8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.8" calcext:value-type="float">
            <text:p>217.8</text:p>
          </table:table-cell>
          <table:table-cell office:value-type="float" office:value="220.2" calcext:value-type="float">
            <text:p>220.2</text:p>
          </table:table-cell>
          <table:table-cell office:value-type="float" office:value="240.60001" calcext:value-type="float">
            <text:p>240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18.2" calcext:value-type="float">
            <text:p>218.2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42.60001" calcext:value-type="float">
            <text:p>242.60001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6.20001" calcext:value-type="float">
            <text:p>286.20001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44" calcext:value-type="float">
            <text:p>244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218" calcext:value-type="float">
            <text:p>218</text:p>
          </table:table-cell>
          <table:table-cell office:value-type="float" office:value="220.39999" calcext:value-type="float">
            <text:p>220.39999</text:p>
          </table:table-cell>
          <table:table-cell office:value-type="float" office:value="245.60001" calcext:value-type="float">
            <text:p>245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8.60001" calcext:value-type="float">
            <text:p>218.60001</text:p>
          </table:table-cell>
          <table:table-cell office:value-type="float" office:value="218.2" calcext:value-type="float">
            <text:p>218.2</text:p>
          </table:table-cell>
          <table:table-cell office:value-type="float" office:value="221" calcext:value-type="float">
            <text:p>221</text:p>
          </table:table-cell>
          <table:table-cell office:value-type="float" office:value="248.39999" calcext:value-type="float">
            <text:p>248.39999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office:value-type="float" office:value="218.39999" calcext:value-type="float">
            <text:p>218.39999</text:p>
          </table:table-cell>
          <table:table-cell office:value-type="float" office:value="218.2" calcext:value-type="float">
            <text:p>218.2</text:p>
          </table:table-cell>
          <table:table-cell office:value-type="float" office:value="221.60001" calcext:value-type="float">
            <text:p>221.60001</text:p>
          </table:table-cell>
          <table:table-cell office:value-type="float" office:value="250" calcext:value-type="float">
            <text:p>250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18.2" calcext:value-type="float">
            <text:p>218.2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office:value-type="float" office:value="284" calcext:value-type="float">
            <text:p>284</text:p>
          </table:table-cell>
          <table:table-cell office:value-type="float" office:value="286.20001" calcext:value-type="float">
            <text:p>286.20001</text:p>
          </table:table-cell>
        </table:table-row>
        <table:table-row table:style-name="ro1">
          <table:table-cell table:number-columns-repeated="2" office:value-type="float" office:value="218.60001" calcext:value-type="float">
            <text:p>218.60001</text:p>
          </table:table-cell>
          <table:table-cell office:value-type="float" office:value="222.2" calcext:value-type="float">
            <text:p>222.2</text:p>
          </table:table-cell>
          <table:table-cell office:value-type="float" office:value="252.2" calcext:value-type="float">
            <text:p>252.2</text:p>
          </table:table-cell>
          <table:table-cell office:value-type="float" office:value="284" calcext:value-type="float">
            <text:p>284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table:number-columns-repeated="2" office:value-type="float" office:value="218.60001" calcext:value-type="float">
            <text:p>218.60001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53.8" calcext:value-type="float">
            <text:p>253.8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office:value-type="float" office:value="218.39999" calcext:value-type="float">
            <text:p>218.39999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3.2" calcext:value-type="float">
            <text:p>223.2</text:p>
          </table:table-cell>
          <table:table-cell office:value-type="float" office:value="256.20001" calcext:value-type="float">
            <text:p>256.20001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8.39999" calcext:value-type="float">
            <text:p>218.39999</text:p>
          </table:table-cell>
          <table:table-cell office:value-type="float" office:value="218.60001" calcext:value-type="float">
            <text:p>218.60001</text:p>
          </table:table-cell>
          <table:table-cell office:value-type="float" office:value="223.60001" calcext:value-type="float">
            <text:p>223.60001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6.20001" calcext:value-type="float">
            <text:p>286.20001</text:p>
          </table:table-cell>
        </table:table-row>
        <table:table-row table:style-name="ro1">
          <table:table-cell office:value-type="float" office:value="218.60001" calcext:value-type="float">
            <text:p>218.60001</text:p>
          </table:table-cell>
          <table:table-cell office:value-type="float" office:value="218.8" calcext:value-type="float">
            <text:p>218.8</text:p>
          </table:table-cell>
          <table:table-cell office:value-type="float" office:value="224" calcext:value-type="float">
            <text:p>224</text:p>
          </table:table-cell>
          <table:table-cell office:value-type="float" office:value="259.79999" calcext:value-type="float">
            <text:p>259.7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.8" calcext:value-type="float">
            <text:p>218.8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.8" calcext:value-type="float">
            <text:p>218.8</text:p>
          </table:table-cell>
          <table:table-cell office:value-type="float" office:value="225.60001" calcext:value-type="float">
            <text:p>225.60001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.2" calcext:value-type="float">
            <text:p>219.2</text:p>
          </table:table-cell>
          <table:table-cell office:value-type="float" office:value="226.60001" calcext:value-type="float">
            <text:p>226.60001</text:p>
          </table:table-cell>
          <table:table-cell office:value-type="float" office:value="263.79999" calcext:value-type="float">
            <text:p>263.7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219.2" calcext:value-type="float">
            <text:p>219.2</text:p>
          </table:table-cell>
          <table:table-cell office:value-type="float" office:value="227.60001" calcext:value-type="float">
            <text:p>227.60001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</table:table-row>
        <table:table-row table:style-name="ro1">
          <table:table-cell table:number-columns-repeated="2" office:value-type="float" office:value="219.2" calcext:value-type="float">
            <text:p>219.2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65.79999" calcext:value-type="float">
            <text:p>265.7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office:value-type="float" office:value="219.60001" calcext:value-type="float">
            <text:p>219.60001</text:p>
          </table:table-cell>
          <table:table-cell office:value-type="float" office:value="219" calcext:value-type="float">
            <text:p>219</text:p>
          </table:table-cell>
          <table:table-cell office:value-type="float" office:value="229.2" calcext:value-type="float">
            <text:p>229.2</text:p>
          </table:table-cell>
          <table:table-cell office:value-type="float" office:value="267.60001" calcext:value-type="float">
            <text:p>267.6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5.39999" calcext:value-type="float">
            <text:p>285.39999</text:p>
          </table:table-cell>
        </table:table-row>
        <table:table-row table:style-name="ro1">
          <table:table-cell office:value-type="float" office:value="219.39999" calcext:value-type="float">
            <text:p>219.39999</text:p>
          </table:table-cell>
          <table:table-cell office:value-type="float" office:value="219.2" calcext:value-type="float">
            <text:p>219.2</text:p>
          </table:table-cell>
          <table:table-cell office:value-type="float" office:value="230" calcext:value-type="float">
            <text:p>230</text:p>
          </table:table-cell>
          <table:table-cell office:value-type="float" office:value="268.79999" calcext:value-type="float">
            <text:p>268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5.79999" calcext:value-type="float">
            <text:p>285.79999</text:p>
          </table:table-cell>
        </table:table-row>
        <table:table-row table:style-name="ro1">
          <table:table-cell office:value-type="float" office:value="219.39999" calcext:value-type="float">
            <text:p>219.39999</text:p>
          </table:table-cell>
          <table:table-cell office:value-type="float" office:value="219" calcext:value-type="float">
            <text:p>219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39999" calcext:value-type="float">
            <text:p>286.39999</text:p>
          </table:table-cell>
        </table:table-row>
        <table:table-row table:style-name="ro1">
          <table:table-cell office:value-type="float" office:value="219.60001" calcext:value-type="float">
            <text:p>219.60001</text:p>
          </table:table-cell>
          <table:table-cell office:value-type="float" office:value="219" calcext:value-type="float">
            <text:p>219</text:p>
          </table:table-cell>
          <table:table-cell office:value-type="float" office:value="232.39999" calcext:value-type="float">
            <text:p>232.39999</text:p>
          </table:table-cell>
          <table:table-cell office:value-type="float" office:value="270.79999" calcext:value-type="float">
            <text:p>270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2" office:value-type="float" office:value="219.39999" calcext:value-type="float">
            <text:p>219.39999</text:p>
          </table:table-cell>
          <table:table-cell office:value-type="float" office:value="233.60001" calcext:value-type="float">
            <text:p>233.60001</text:p>
          </table:table-cell>
          <table:table-cell office:value-type="float" office:value="272" calcext:value-type="float">
            <text:p>272</text:p>
          </table:table-cell>
          <table:table-cell office:value-type="float" office:value="285" calcext:value-type="float">
            <text:p>285</text:p>
          </table:table-cell>
          <table:table-cell office:value-type="float" office:value="286.60001" calcext:value-type="float">
            <text:p>286.60001</text:p>
          </table:table-cell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220" calcext:value-type="float">
            <text:p>220</text:p>
          </table:table-cell>
          <table:table-cell office:value-type="float" office:value="234.8" calcext:value-type="float">
            <text:p>234.8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287.39999" calcext:value-type="float">
            <text:p>287.39999</text:p>
          </table:table-cell>
        </table:table-row>
        <table:table-row table:style-name="ro1">
          <table:table-cell office:value-type="float" office:value="219.39999" calcext:value-type="float">
            <text:p>219.39999</text:p>
          </table:table-cell>
          <table:table-cell office:value-type="float" office:value="220" calcext:value-type="float">
            <text:p>220</text:p>
          </table:table-cell>
          <table:table-cell office:value-type="float" office:value="236.2" calcext:value-type="float">
            <text:p>236.2</text:p>
          </table:table-cell>
          <table:table-cell office:value-type="float" office:value="274" calcext:value-type="float">
            <text:p>274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7.39999" calcext:value-type="float">
            <text:p>287.39999</text:p>
          </table:table-cell>
        </table:table-row>
        <table:table-row table:style-name="ro1">
          <table:table-cell office:value-type="float" office:value="219.60001" calcext:value-type="float">
            <text:p>219.60001</text:p>
          </table:table-cell>
          <table:table-cell office:value-type="float" office:value="220" calcext:value-type="float">
            <text:p>220</text:p>
          </table:table-cell>
          <table:table-cell office:value-type="float" office:value="237.2" calcext:value-type="float">
            <text:p>237.2</text:p>
          </table:table-cell>
          <table:table-cell office:value-type="float" office:value="274.60001" calcext:value-type="float">
            <text:p>274.60001</text:p>
          </table:table-cell>
          <table:table-cell office:value-type="float" office:value="285" calcext:value-type="float">
            <text:p>285</text:p>
          </table:table-cell>
          <table:table-cell office:value-type="float" office:value="287.20001" calcext:value-type="float">
            <text:p>287.2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.2" calcext:value-type="float">
            <text:p>220.2</text:p>
          </table:table-cell>
          <table:table-cell office:value-type="float" office:value="238.60001" calcext:value-type="float">
            <text:p>238.60001</text:p>
          </table:table-cell>
          <table:table-cell office:value-type="float" office:value="275.39999" calcext:value-type="float">
            <text:p>275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7.79999" calcext:value-type="float">
            <text:p>287.79999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220.60001" calcext:value-type="float">
            <text:p>220.60001</text:p>
          </table:table-cell>
          <table:table-cell office:value-type="float" office:value="240.2" calcext:value-type="float">
            <text:p>240.2</text:p>
          </table:table-cell>
          <table:table-cell office:value-type="float" office:value="276" calcext:value-type="float">
            <text:p>276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8.39999" calcext:value-type="float">
            <text:p>288.399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.8" calcext:value-type="float">
            <text:p>220.8</text:p>
          </table:table-cell>
          <table:table-cell office:value-type="float" office:value="241.60001" calcext:value-type="float">
            <text:p>241.60001</text:p>
          </table:table-cell>
          <table:table-cell office:value-type="float" office:value="277" calcext:value-type="float">
            <text:p>277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8.79999" calcext:value-type="float">
            <text:p>288.79999</text:p>
          </table:table-cell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5" calcext:value-type="float">
            <text:p>285</text:p>
          </table:table-cell>
          <table:table-cell office:value-type="float" office:value="289.39999" calcext:value-type="float">
            <text:p>289.399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44.39999" calcext:value-type="float">
            <text:p>244.3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5" calcext:value-type="float">
            <text:p>285</text:p>
          </table:table-cell>
          <table:table-cell office:value-type="float" office:value="290.39999" calcext:value-type="float">
            <text:p>290.39999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221.39999" calcext:value-type="float">
            <text:p>221.39999</text:p>
          </table:table-cell>
          <table:table-cell office:value-type="float" office:value="246" calcext:value-type="float">
            <text:p>246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8" calcext:value-type="float">
            <text:p>247.8</text:p>
          </table:table-cell>
          <table:table-cell office:value-type="float" office:value="279.60001" calcext:value-type="float">
            <text:p>279.6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1.39999" calcext:value-type="float">
            <text:p>291.39999</text:p>
          </table:table-cell>
        </table:table-row>
        <table:table-row table:style-name="ro1">
          <table:table-cell office:value-type="float" office:value="220.39999" calcext:value-type="float">
            <text:p>220.39999</text:p>
          </table:table-cell>
          <table:table-cell office:value-type="float" office:value="222.2" calcext:value-type="float">
            <text:p>222.2</text:p>
          </table:table-cell>
          <table:table-cell office:value-type="float" office:value="249.60001" calcext:value-type="float">
            <text:p>249.60001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2.39999" calcext:value-type="float">
            <text:p>292.39999</text:p>
          </table:table-cell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222.60001" calcext:value-type="float">
            <text:p>222.60001</text:p>
          </table:table-cell>
          <table:table-cell office:value-type="float" office:value="250.8" calcext:value-type="float">
            <text:p>250.8</text:p>
          </table:table-cell>
          <table:table-cell office:value-type="float" office:value="280.39999" calcext:value-type="float">
            <text:p>280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93.79999" calcext:value-type="float">
            <text:p>293.799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52.2" calcext:value-type="float">
            <text:p>252.2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95.20001" calcext:value-type="float">
            <text:p>295.20001</text:p>
          </table:table-cell>
        </table:table-row>
        <table:table-row table:style-name="ro1">
          <table:table-cell office:value-type="float" office:value="221.39999" calcext:value-type="float">
            <text:p>221.39999</text:p>
          </table:table-cell>
          <table:table-cell office:value-type="float" office:value="223.8" calcext:value-type="float">
            <text:p>223.8</text:p>
          </table:table-cell>
          <table:table-cell office:value-type="float" office:value="254" calcext:value-type="float">
            <text:p>254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6" calcext:value-type="float">
            <text:p>286</text:p>
          </table:table-cell>
          <table:table-cell office:value-type="float" office:value="296.39999" calcext:value-type="float">
            <text:p>296.399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4.60001" calcext:value-type="float">
            <text:p>224.60001</text:p>
          </table:table-cell>
          <table:table-cell office:value-type="float" office:value="255.60001" calcext:value-type="float">
            <text:p>255.60001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97.79999" calcext:value-type="float">
            <text:p>297.79999</text:p>
          </table:table-cell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225.2" calcext:value-type="float">
            <text:p>225.2</text:p>
          </table:table-cell>
          <table:table-cell office:value-type="float" office:value="257" calcext:value-type="float">
            <text:p>257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22.60001" calcext:value-type="float">
            <text:p>222.60001</text:p>
          </table:table-cell>
          <table:table-cell office:value-type="float" office:value="225.8" calcext:value-type="float">
            <text:p>225.8</text:p>
          </table:table-cell>
          <table:table-cell office:value-type="float" office:value="258.20001" calcext:value-type="float">
            <text:p>258.20001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00.20001" calcext:value-type="float">
            <text:p>300.20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6.39999" calcext:value-type="float">
            <text:p>226.39999</text:p>
          </table:table-cell>
          <table:table-cell office:value-type="float" office:value="259.39999" calcext:value-type="float">
            <text:p>259.39999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1.39999" calcext:value-type="float">
            <text:p>301.39999</text:p>
          </table:table-cell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282.60001" calcext:value-type="float">
            <text:p>282.60001</text:p>
          </table:table-cell>
          <table:table-cell office:value-type="float" office:value="286" calcext:value-type="float">
            <text:p>28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23.39999" calcext:value-type="float">
            <text:p>223.39999</text:p>
          </table:table-cell>
          <table:table-cell office:value-type="float" office:value="227.8" calcext:value-type="float">
            <text:p>227.8</text:p>
          </table:table-cell>
          <table:table-cell office:value-type="float" office:value="262.39999" calcext:value-type="float">
            <text:p>262.3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228.60001" calcext:value-type="float">
            <text:p>228.60001</text:p>
          </table:table-cell>
          <table:table-cell office:value-type="float" office:value="263.60001" calcext:value-type="float">
            <text:p>263.60001</text:p>
          </table:table-cell>
          <table:table-cell office:value-type="float" office:value="283" calcext:value-type="float">
            <text:p>283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08.39999" calcext:value-type="float">
            <text:p>308.39999</text:p>
          </table:table-cell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83" calcext:value-type="float">
            <text:p>283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5.60001" calcext:value-type="float">
            <text:p>225.60001</text:p>
          </table:table-cell>
          <table:table-cell office:value-type="float" office:value="230.8" calcext:value-type="float">
            <text:p>230.8</text:p>
          </table:table-cell>
          <table:table-cell office:value-type="float" office:value="265.60001" calcext:value-type="float">
            <text:p>265.60001</text:p>
          </table:table-cell>
          <table:table-cell office:value-type="float" office:value="283.20001" calcext:value-type="float">
            <text:p>283.2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312.79999" calcext:value-type="float">
            <text:p>312.79999</text:p>
          </table:table-cell>
        </table:table-row>
        <table:table-row table:style-name="ro1">
          <table:table-cell office:value-type="float" office:value="226.39999" calcext:value-type="float">
            <text:p>226.39999</text:p>
          </table:table-cell>
          <table:table-cell office:value-type="float" office:value="232" calcext:value-type="float">
            <text:p>232</text:p>
          </table:table-cell>
          <table:table-cell office:value-type="float" office:value="267.20001" calcext:value-type="float">
            <text:p>267.2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27.39999" calcext:value-type="float">
            <text:p>227.39999</text:p>
          </table:table-cell>
          <table:table-cell office:value-type="float" office:value="233.2" calcext:value-type="float">
            <text:p>233.2</text:p>
          </table:table-cell>
          <table:table-cell office:value-type="float" office:value="268" calcext:value-type="float">
            <text:p>268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15.39999" calcext:value-type="float">
            <text:p>315.39999</text:p>
          </table:table-cell>
        </table:table-row>
        <table:table-row table:style-name="ro1">
          <table:table-cell office:value-type="float" office:value="228.39999" calcext:value-type="float">
            <text:p>228.39999</text:p>
          </table:table-cell>
          <table:table-cell office:value-type="float" office:value="234.2" calcext:value-type="float">
            <text:p>234.2</text:p>
          </table:table-cell>
          <table:table-cell office:value-type="float" office:value="269.79999" calcext:value-type="float">
            <text:p>269.79999</text:p>
          </table:table-cell>
          <table:table-cell office:value-type="float" office:value="283.79999" calcext:value-type="float">
            <text:p>283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16.20001" calcext:value-type="float">
            <text:p>316.20001</text:p>
          </table:table-cell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235.60001" calcext:value-type="float">
            <text:p>235.60001</text:p>
          </table:table-cell>
          <table:table-cell office:value-type="float" office:value="270.60001" calcext:value-type="float">
            <text:p>270.60001</text:p>
          </table:table-cell>
          <table:table-cell office:value-type="float" office:value="284" calcext:value-type="float">
            <text:p>284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17.39999" calcext:value-type="float">
            <text:p>317.399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7" calcext:value-type="float">
            <text:p>237</text:p>
          </table:table-cell>
          <table:table-cell office:value-type="float" office:value="271.20001" calcext:value-type="float">
            <text:p>271.2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6" calcext:value-type="float">
            <text:p>286</text:p>
          </table:table-cell>
          <table:table-cell office:value-type="float" office:value="319.39999" calcext:value-type="float">
            <text:p>319.399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72.20001" calcext:value-type="float">
            <text:p>272.20001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21.20001" calcext:value-type="float">
            <text:p>321.20001</text:p>
          </table:table-cell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239" calcext:value-type="float">
            <text:p>239</text:p>
          </table:table-cell>
          <table:table-cell office:value-type="float" office:value="273.39999" calcext:value-type="float">
            <text:p>273.3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22.60001" calcext:value-type="float">
            <text:p>322.60001</text:p>
          </table:table-cell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240.39999" calcext:value-type="float">
            <text:p>240.39999</text:p>
          </table:table-cell>
          <table:table-cell office:value-type="float" office:value="274.39999" calcext:value-type="float">
            <text:p>274.39999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324.20001" calcext:value-type="float">
            <text:p>324.20001</text:p>
          </table:table-cell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242.2" calcext:value-type="float">
            <text:p>242.2</text:p>
          </table:table-cell>
          <table:table-cell office:value-type="float" office:value="275" calcext:value-type="float">
            <text:p>275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" calcext:value-type="float">
            <text:p>286</text:p>
          </table:table-cell>
          <table:table-cell office:value-type="float" office:value="325.39999" calcext:value-type="float">
            <text:p>325.3999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3.8" calcext:value-type="float">
            <text:p>243.8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" calcext:value-type="float">
            <text:p>286</text:p>
          </table:table-cell>
          <table:table-cell office:value-type="float" office:value="327.20001" calcext:value-type="float">
            <text:p>327.20001</text:p>
          </table:table-cell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245.2" calcext:value-type="float">
            <text:p>245.2</text:p>
          </table:table-cell>
          <table:table-cell office:value-type="float" office:value="276.60001" calcext:value-type="float">
            <text:p>276.60001</text:p>
          </table:table-cell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328.60001" calcext:value-type="float">
            <text:p>328.6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6.8" calcext:value-type="float">
            <text:p>246.8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329.60001" calcext:value-type="float">
            <text:p>329.60001</text:p>
          </table:table-cell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248.39999" calcext:value-type="float">
            <text:p>248.39999</text:p>
          </table:table-cell>
          <table:table-cell office:value-type="float" office:value="277.60001" calcext:value-type="float">
            <text:p>277.60001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249.39999" calcext:value-type="float">
            <text:p>249.39999</text:p>
          </table:table-cell>
          <table:table-cell office:value-type="float" office:value="277.79999" calcext:value-type="float">
            <text:p>277.79999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32.20001" calcext:value-type="float">
            <text:p>332.20001</text:p>
          </table:table-cell>
        </table:table-row>
        <table:table-row table:style-name="ro1">
          <table:table-cell office:value-type="float" office:value="244.60001" calcext:value-type="float">
            <text:p>244.60001</text:p>
          </table:table-cell>
          <table:table-cell office:value-type="float" office:value="250.8" calcext:value-type="float">
            <text:p>250.8</text:p>
          </table:table-cell>
          <table:table-cell office:value-type="float" office:value="278.20001" calcext:value-type="float">
            <text:p>278.20001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33.60001" calcext:value-type="float">
            <text:p>333.6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2.60001" calcext:value-type="float">
            <text:p>252.60001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47.39999" calcext:value-type="float">
            <text:p>247.39999</text:p>
          </table:table-cell>
          <table:table-cell office:value-type="float" office:value="254" calcext:value-type="float">
            <text:p>254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35.79999" calcext:value-type="float">
            <text:p>335.79999</text:p>
          </table:table-cell>
        </table:table-row>
        <table:table-row table:style-name="ro1">
          <table:table-cell office:value-type="float" office:value="248.60001" calcext:value-type="float">
            <text:p>248.60001</text:p>
          </table:table-cell>
          <table:table-cell office:value-type="float" office:value="255.2" calcext:value-type="float">
            <text:p>255.2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36.60001" calcext:value-type="float">
            <text:p>336.60001</text:p>
          </table:table-cell>
        </table:table-row>
        <table:table-row table:style-name="ro1">
          <table:table-cell office:value-type="float" office:value="249.39999" calcext:value-type="float">
            <text:p>249.39999</text:p>
          </table:table-cell>
          <table:table-cell office:value-type="float" office:value="256.39999" calcext:value-type="float">
            <text:p>256.39999</text:p>
          </table:table-cell>
          <table:table-cell office:value-type="float" office:value="280.60001" calcext:value-type="float">
            <text:p>280.6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37.20001" calcext:value-type="float">
            <text:p>337.20001</text:p>
          </table:table-cell>
        </table:table-row>
        <table:table-row table:style-name="ro1">
          <table:table-cell office:value-type="float" office:value="250.39999" calcext:value-type="float">
            <text:p>250.39999</text:p>
          </table:table-cell>
          <table:table-cell office:value-type="float" office:value="257.79999" calcext:value-type="float">
            <text:p>257.79999</text:p>
          </table:table-cell>
          <table:table-cell office:value-type="float" office:value="281" calcext:value-type="float">
            <text:p>28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259.39999" calcext:value-type="float">
            <text:p>259.39999</text:p>
          </table:table-cell>
          <table:table-cell office:value-type="float" office:value="281.60001" calcext:value-type="float">
            <text:p>281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39.39999" calcext:value-type="float">
            <text:p>339.39999</text:p>
          </table:table-cell>
        </table:table-row>
        <table:table-row table:style-name="ro1">
          <table:table-cell office:value-type="float" office:value="253.60001" calcext:value-type="float">
            <text:p>253.60001</text:p>
          </table:table-cell>
          <table:table-cell office:value-type="float" office:value="260.60001" calcext:value-type="float">
            <text:p>260.60001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40.39999" calcext:value-type="float">
            <text:p>340.39999</text:p>
          </table:table-cell>
        </table:table-row>
        <table:table-row table:style-name="ro1">
          <table:table-cell office:value-type="float" office:value="255.60001" calcext:value-type="float">
            <text:p>255.60001</text:p>
          </table:table-cell>
          <table:table-cell office:value-type="float" office:value="262" calcext:value-type="float">
            <text:p>262</text:p>
          </table:table-cell>
          <table:table-cell office:value-type="float" office:value="282.20001" calcext:value-type="float">
            <text:p>282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340.79999" calcext:value-type="float">
            <text:p>340.79999</text:p>
          </table:table-cell>
        </table:table-row>
        <table:table-row table:style-name="ro1">
          <table:table-cell office:value-type="float" office:value="256.79999" calcext:value-type="float">
            <text:p>256.79999</text:p>
          </table:table-cell>
          <table:table-cell office:value-type="float" office:value="263.39999" calcext:value-type="float">
            <text:p>263.3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7.79999" calcext:value-type="float">
            <text:p>287.79999</text:p>
          </table:table-cell>
          <table:table-cell office:value-type="float" office:value="340.79999" calcext:value-type="float">
            <text:p>340.79999</text:p>
          </table:table-cell>
        </table:table-row>
        <table:table-row table:style-name="ro1">
          <table:table-cell office:value-type="float" office:value="257.60001" calcext:value-type="float">
            <text:p>257.60001</text:p>
          </table:table-cell>
          <table:table-cell office:value-type="float" office:value="264.60001" calcext:value-type="float">
            <text:p>264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340.79999" calcext:value-type="float">
            <text:p>340.79999</text:p>
          </table:table-cell>
        </table:table-row>
        <table:table-row table:style-name="ro1">
          <table:table-cell office:value-type="float" office:value="259.60001" calcext:value-type="float">
            <text:p>259.60001</text:p>
          </table:table-cell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9.20001" calcext:value-type="float">
            <text:p>289.20001</text:p>
          </table:table-cell>
          <table:table-cell office:value-type="float" office:value="341.20001" calcext:value-type="float">
            <text:p>341.20001</text:p>
          </table:table-cell>
        </table:table-row>
        <table:table-row table:style-name="ro1">
          <table:table-cell office:value-type="float" office:value="261.79999" calcext:value-type="float">
            <text:p>261.79999</text:p>
          </table:table-cell>
          <table:table-cell office:value-type="float" office:value="267.39999" calcext:value-type="float">
            <text:p>267.39999</text:p>
          </table:table-cell>
          <table:table-cell office:value-type="float" office:value="283" calcext:value-type="float">
            <text:p>283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0" calcext:value-type="float">
            <text:p>290</text:p>
          </table:table-cell>
          <table:table-cell office:value-type="float" office:value="341.79999" calcext:value-type="float">
            <text:p>341.79999</text:p>
          </table:table-cell>
        </table:table-row>
        <table:table-row table:style-name="ro1">
          <table:table-cell office:value-type="float" office:value="262.79999" calcext:value-type="float">
            <text:p>262.79999</text:p>
          </table:table-cell>
          <table:table-cell office:value-type="float" office:value="268.20001" calcext:value-type="float">
            <text:p>268.2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342.39999" calcext:value-type="float">
            <text:p>342.39999</text:p>
          </table:table-cell>
        </table:table-row>
        <table:table-row table:style-name="ro1">
          <table:table-cell office:value-type="float" office:value="263.79999" calcext:value-type="float">
            <text:p>263.79999</text:p>
          </table:table-cell>
          <table:table-cell office:value-type="float" office:value="269.20001" calcext:value-type="float">
            <text:p>269.20001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91.60001" calcext:value-type="float">
            <text:p>291.600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5.39999" calcext:value-type="float">
            <text:p>265.39999</text:p>
          </table:table-cell>
          <table:table-cell office:value-type="float" office:value="270" calcext:value-type="float">
            <text:p>270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343.20001" calcext:value-type="float">
            <text:p>343.20001</text:p>
          </table:table-cell>
        </table:table-row>
        <table:table-row table:style-name="ro1">
          <table:table-cell office:value-type="float" office:value="266.79999" calcext:value-type="float">
            <text:p>266.79999</text:p>
          </table:table-cell>
          <table:table-cell office:value-type="float" office:value="271" calcext:value-type="float">
            <text:p>27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93" calcext:value-type="float">
            <text:p>293</text:p>
          </table:table-cell>
          <table:table-cell office:value-type="float" office:value="343.60001" calcext:value-type="float">
            <text:p>343.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71.79999" calcext:value-type="float">
            <text:p>271.7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" calcext:value-type="float">
            <text:p>286</text:p>
          </table:table-cell>
          <table:table-cell office:value-type="float" office:value="294.39999" calcext:value-type="float">
            <text:p>294.3999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68.79999" calcext:value-type="float">
            <text:p>268.79999</text:p>
          </table:table-cell>
          <table:table-cell office:value-type="float" office:value="272.39999" calcext:value-type="float">
            <text:p>272.39999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95.20001" calcext:value-type="float">
            <text:p>295.2000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69.60001" calcext:value-type="float">
            <text:p>269.60001</text:p>
          </table:table-cell>
          <table:table-cell office:value-type="float" office:value="273.20001" calcext:value-type="float">
            <text:p>273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7.20001" calcext:value-type="float">
            <text:p>297.20001</text:p>
          </table:table-cell>
          <table:table-cell office:value-type="float" office:value="343.60001" calcext:value-type="float">
            <text:p>343.60001</text:p>
          </table:table-cell>
        </table:table-row>
        <table:table-row table:style-name="ro1">
          <table:table-cell office:value-type="float" office:value="270.60001" calcext:value-type="float">
            <text:p>270.60001</text:p>
          </table:table-cell>
          <table:table-cell office:value-type="float" office:value="274.20001" calcext:value-type="float">
            <text:p>274.2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98.79999" calcext:value-type="float">
            <text:p>298.79999</text:p>
          </table:table-cell>
          <table:table-cell office:value-type="float" office:value="343.79999" calcext:value-type="float">
            <text:p>343.79999</text:p>
          </table:table-cell>
        </table:table-row>
        <table:table-row table:style-name="ro1">
          <table:table-cell office:value-type="float" office:value="271.60001" calcext:value-type="float">
            <text:p>271.60001</text:p>
          </table:table-cell>
          <table:table-cell office:value-type="float" office:value="275" calcext:value-type="float">
            <text:p>275</text:p>
          </table:table-cell>
          <table:table-cell office:value-type="float" office:value="284.79999" calcext:value-type="float">
            <text:p>284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00.20001" calcext:value-type="float">
            <text:p>300.20001</text:p>
          </table:table-cell>
          <table:table-cell office:value-type="float" office:value="344.60001" calcext:value-type="float">
            <text:p>344.60001</text:p>
          </table:table-cell>
        </table:table-row>
        <table:table-row table:style-name="ro1">
          <table:table-cell office:value-type="float" office:value="272.20001" calcext:value-type="float">
            <text:p>272.20001</text:p>
          </table:table-cell>
          <table:table-cell office:value-type="float" office:value="275.60001" calcext:value-type="float">
            <text:p>275.60001</text:p>
          </table:table-cell>
          <table:table-cell office:value-type="float" office:value="285" calcext:value-type="float">
            <text:p>285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1.60001" calcext:value-type="float">
            <text:p>301.600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6.39999" calcext:value-type="float">
            <text:p>276.3999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73.79999" calcext:value-type="float">
            <text:p>273.79999</text:p>
          </table:table-cell>
          <table:table-cell office:value-type="float" office:value="277.39999" calcext:value-type="float">
            <text:p>277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4.20001" calcext:value-type="float">
            <text:p>304.20001</text:p>
          </table:table-cell>
          <table:table-cell office:value-type="float" office:value="346.39999" calcext:value-type="float">
            <text:p>346.399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305.20001" calcext:value-type="float">
            <text:p>305.200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75.20001" calcext:value-type="float">
            <text:p>275.20001</text:p>
          </table:table-cell>
          <table:table-cell office:value-type="float" office:value="278" calcext:value-type="float">
            <text:p>278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07.39999" calcext:value-type="float">
            <text:p>307.39999</text:p>
          </table:table-cell>
          <table:table-cell office:value-type="float" office:value="346.39999" calcext:value-type="float">
            <text:p>346.399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8.39999" calcext:value-type="float">
            <text:p>278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8.79999" calcext:value-type="float">
            <text:p>308.79999</text:p>
          </table:table-cell>
          <table:table-cell office:value-type="float" office:value="347.20001" calcext:value-type="float">
            <text:p>347.2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.79999" calcext:value-type="float">
            <text:p>278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347.20001" calcext:value-type="float">
            <text:p>347.20001</text:p>
          </table:table-cell>
        </table:table-row>
        <table:table-row table:style-name="ro1">
          <table:table-cell office:value-type="float" office:value="277.39999" calcext:value-type="float">
            <text:p>277.39999</text:p>
          </table:table-cell>
          <table:table-cell office:value-type="float" office:value="279.39999" calcext:value-type="float">
            <text:p>279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11.60001" calcext:value-type="float">
            <text:p>311.60001</text:p>
          </table:table-cell>
          <table:table-cell office:value-type="float" office:value="346.79999" calcext:value-type="float">
            <text:p>346.7999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.79999" calcext:value-type="float">
            <text:p>279.7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3.20001" calcext:value-type="float">
            <text:p>313.20001</text:p>
          </table:table-cell>
          <table:table-cell office:value-type="float" office:value="346.79999" calcext:value-type="float">
            <text:p>346.79999</text:p>
          </table:table-cell>
        </table:table-row>
        <table:table-row table:style-name="ro1">
          <table:table-cell office:value-type="float" office:value="278.79999" calcext:value-type="float">
            <text:p>278.79999</text:p>
          </table:table-cell>
          <table:table-cell office:value-type="float" office:value="280.20001" calcext:value-type="float">
            <text:p>280.2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5.79999" calcext:value-type="float">
            <text:p>315.79999</text:p>
          </table:table-cell>
          <table:table-cell office:value-type="float" office:value="346.79999" calcext:value-type="float">
            <text:p>346.79999</text:p>
          </table:table-cell>
        </table:table-row>
        <table:table-row table:style-name="ro1">
          <table:table-cell office:value-type="float" office:value="279.20001" calcext:value-type="float">
            <text:p>279.20001</text:p>
          </table:table-cell>
          <table:table-cell office:value-type="float" office:value="280.79999" calcext:value-type="float">
            <text:p>280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17.39999" calcext:value-type="float">
            <text:p>317.3999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79.60001" calcext:value-type="float">
            <text:p>279.60001</text:p>
          </table:table-cell>
          <table:table-cell office:value-type="float" office:value="281.20001" calcext:value-type="float">
            <text:p>281.2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318.60001" calcext:value-type="float">
            <text:p>318.60001</text:p>
          </table:table-cell>
          <table:table-cell office:value-type="float" office:value="347.39999" calcext:value-type="float">
            <text:p>347.39999</text:p>
          </table:table-cell>
        </table:table-row>
        <table:table-row table:style-name="ro1">
          <table:table-cell office:value-type="float" office:value="280.20001" calcext:value-type="float">
            <text:p>280.20001</text:p>
          </table:table-cell>
          <table:table-cell office:value-type="float" office:value="281.79999" calcext:value-type="float">
            <text:p>281.79999</text:p>
          </table:table-cell>
          <table:table-cell office:value-type="float" office:value="285" calcext:value-type="float">
            <text:p>285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20.79999" calcext:value-type="float">
            <text:p>320.79999</text:p>
          </table:table-cell>
          <table:table-cell office:value-type="float" office:value="347.60001" calcext:value-type="float">
            <text:p>347.60001</text:p>
          </table:table-cell>
        </table:table-row>
        <table:table-row table:style-name="ro1">
          <table:table-cell office:value-type="float" office:value="280.39999" calcext:value-type="float">
            <text:p>280.3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7" calcext:value-type="float">
            <text:p>287</text:p>
          </table:table-cell>
          <table:table-cell office:value-type="float" office:value="322.39999" calcext:value-type="float">
            <text:p>322.39999</text:p>
          </table:table-cell>
          <table:table-cell office:value-type="float" office:value="347.79999" calcext:value-type="float">
            <text:p>347.79999</text:p>
          </table:table-cell>
        </table:table-row>
        <table:table-row table:style-name="ro1">
          <table:table-cell office:value-type="float" office:value="280.79999" calcext:value-type="float">
            <text:p>280.7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24.79999" calcext:value-type="float">
            <text:p>324.7999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office:value-type="float" office:value="282.39999" calcext:value-type="float">
            <text:p>282.3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" calcext:value-type="float">
            <text:p>287</text:p>
          </table:table-cell>
          <table:table-cell office:value-type="float" office:value="326.39999" calcext:value-type="float">
            <text:p>326.39999</text:p>
          </table:table-cell>
          <table:table-cell office:value-type="float" office:value="347.79999" calcext:value-type="float">
            <text:p>347.79999</text:p>
          </table:table-cell>
        </table:table-row>
        <table:table-row table:style-name="ro1">
          <table:table-cell office:value-type="float" office:value="281.39999" calcext:value-type="float">
            <text:p>281.39999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27.79999" calcext:value-type="float">
            <text:p>327.7999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81.60001" calcext:value-type="float">
            <text:p>281.60001</text:p>
          </table:table-cell>
          <table:table-cell office:value-type="float" office:value="282.79999" calcext:value-type="float">
            <text:p>282.7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7" calcext:value-type="float">
            <text:p>287</text:p>
          </table:table-cell>
          <table:table-cell office:value-type="float" office:value="329.60001" calcext:value-type="float">
            <text:p>329.60001</text:p>
          </table:table-cell>
          <table:table-cell office:value-type="float" office:value="348.39999" calcext:value-type="float">
            <text:p>348.39999</text:p>
          </table:table-cell>
        </table:table-row>
        <table:table-row table:style-name="ro1">
          <table:table-cell office:value-type="float" office:value="282.20001" calcext:value-type="float">
            <text:p>282.2000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0.39999" calcext:value-type="float">
            <text:p>330.39999</text:p>
          </table:table-cell>
          <table:table-cell office:value-type="float" office:value="348.39999" calcext:value-type="float">
            <text:p>348.39999</text:p>
          </table:table-cell>
        </table:table-row>
        <table:table-row table:style-name="ro1">
          <table:table-cell office:value-type="float" office:value="282.20001" calcext:value-type="float">
            <text:p>282.20001</text:p>
          </table:table-cell>
          <table:table-cell office:value-type="float" office:value="283.39999" calcext:value-type="float">
            <text:p>283.39999</text:p>
          </table:table-cell>
          <table:table-cell office:value-type="float" office:value="286" calcext:value-type="float">
            <text:p>286</text:p>
          </table:table-cell>
          <table:table-cell office:value-type="float" office:value="287.60001" calcext:value-type="float">
            <text:p>287.60001</text:p>
          </table:table-cell>
          <table:table-cell office:value-type="float" office:value="331.39999" calcext:value-type="float">
            <text:p>331.39999</text:p>
          </table:table-cell>
          <table:table-cell office:value-type="float" office:value="348.60001" calcext:value-type="float">
            <text:p>348.60001</text:p>
          </table:table-cell>
        </table:table-row>
        <table:table-row table:style-name="ro1">
          <table:table-cell office:value-type="float" office:value="282.39999" calcext:value-type="float">
            <text:p>282.39999</text:p>
          </table:table-cell>
          <table:table-cell office:value-type="float" office:value="283.60001" calcext:value-type="float">
            <text:p>283.60001</text:p>
          </table:table-cell>
          <table:table-cell office:value-type="float" office:value="286" calcext:value-type="float">
            <text:p>286</text:p>
          </table:table-cell>
          <table:table-cell office:value-type="float" office:value="287.79999" calcext:value-type="float">
            <text:p>287.79999</text:p>
          </table:table-cell>
          <table:table-cell office:value-type="float" office:value="332.39999" calcext:value-type="float">
            <text:p>332.39999</text:p>
          </table:table-cell>
          <table:table-cell office:value-type="float" office:value="348.79999" calcext:value-type="float">
            <text:p>348.79999</text:p>
          </table:table-cell>
        </table:table-row>
        <table:table-row table:style-name="ro1">
          <table:table-cell office:value-type="float" office:value="282.79999" calcext:value-type="float">
            <text:p>282.79999</text:p>
          </table:table-cell>
          <table:table-cell office:value-type="float" office:value="284" calcext:value-type="float">
            <text:p>284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3.79999" calcext:value-type="float">
            <text:p>333.79999</text:p>
          </table:table-cell>
          <table:table-cell office:value-type="float" office:value="348.79999" calcext:value-type="float">
            <text:p>348.79999</text:p>
          </table:table-cell>
        </table:table-row>
        <table:table-row table:style-name="ro1">
          <table:table-cell office:value-type="float" office:value="282.79999" calcext:value-type="float">
            <text:p>282.7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5" calcext:value-type="float">
            <text:p>335</text:p>
          </table:table-cell>
          <table:table-cell office:value-type="float" office:value="349.20001" calcext:value-type="float">
            <text:p>349.200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335.60001" calcext:value-type="float">
            <text:p>335.60001</text:p>
          </table:table-cell>
          <table:table-cell office:value-type="float" office:value="349.39999" calcext:value-type="float">
            <text:p>349.39999</text:p>
          </table:table-cell>
        </table:table-row>
        <table:table-row table:style-name="ro1">
          <table:table-cell office:value-type="float" office:value="283.20001" calcext:value-type="float">
            <text:p>283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" calcext:value-type="float">
            <text:p>286</text:p>
          </table:table-cell>
          <table:table-cell office:value-type="float" office:value="288.20001" calcext:value-type="float">
            <text:p>288.20001</text:p>
          </table:table-cell>
          <table:table-cell office:value-type="float" office:value="336.20001" calcext:value-type="float">
            <text:p>336.200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83.39999" calcext:value-type="float">
            <text:p>283.39999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8.39999" calcext:value-type="float">
            <text:p>288.39999</text:p>
          </table:table-cell>
          <table:table-cell office:value-type="float" office:value="337" calcext:value-type="float">
            <text:p>337</text:p>
          </table:table-cell>
          <table:table-cell office:value-type="float" office:value="348.60001" calcext:value-type="float">
            <text:p>348.60001</text:p>
          </table:table-cell>
        </table:table-row>
        <table:table-row table:style-name="ro1">
          <table:table-cell office:value-type="float" office:value="283.39999" calcext:value-type="float">
            <text:p>283.39999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" calcext:value-type="float">
            <text:p>286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337.60001" calcext:value-type="float">
            <text:p>337.60001</text:p>
          </table:table-cell>
          <table:table-cell office:value-type="float" office:value="348.79999" calcext:value-type="float">
            <text:p>348.79999</text:p>
          </table:table-cell>
        </table:table-row>
        <table:table-row table:style-name="ro1">
          <table:table-cell office:value-type="float" office:value="283.20001" calcext:value-type="float">
            <text:p>283.20001</text:p>
          </table:table-cell>
          <table:table-cell office:value-type="float" office:value="284.20001" calcext:value-type="float">
            <text:p>284.20001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338.60001" calcext:value-type="float">
            <text:p>338.60001</text:p>
          </table:table-cell>
          <table:table-cell office:value-type="float" office:value="349.20001" calcext:value-type="float">
            <text:p>349.200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0" calcext:value-type="float">
            <text:p>290</text:p>
          </table:table-cell>
          <table:table-cell office:value-type="float" office:value="339.60001" calcext:value-type="float">
            <text:p>339.600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83.39999" calcext:value-type="float">
            <text:p>283.3999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90.39999" calcext:value-type="float">
            <text:p>290.39999</text:p>
          </table:table-cell>
          <table:table-cell office:value-type="float" office:value="340.20001" calcext:value-type="float">
            <text:p>340.20001</text:p>
          </table:table-cell>
          <table:table-cell office:value-type="float" office:value="348.60001" calcext:value-type="float">
            <text:p>348.60001</text:p>
          </table:table-cell>
        </table:table-row>
        <table:table-row table:style-name="ro1">
          <table:table-cell office:value-type="float" office:value="283.79999" calcext:value-type="float">
            <text:p>283.7999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90.79999" calcext:value-type="float">
            <text:p>290.79999</text:p>
          </table:table-cell>
          <table:table-cell office:value-type="float" office:value="340.79999" calcext:value-type="float">
            <text:p>340.79999</text:p>
          </table:table-cell>
          <table:table-cell office:value-type="float" office:value="348.60001" calcext:value-type="float">
            <text:p>348.60001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office:value-type="float" office:value="285" calcext:value-type="float">
            <text:p>285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1.20001" calcext:value-type="float">
            <text:p>291.20001</text:p>
          </table:table-cell>
          <table:table-cell office:value-type="float" office:value="341.39999" calcext:value-type="float">
            <text:p>341.39999</text:p>
          </table:table-cell>
          <table:table-cell office:value-type="float" office:value="349.20001" calcext:value-type="float">
            <text:p>349.20001</text:p>
          </table:table-cell>
        </table:table-row>
        <table:table-row table:style-name="ro1">
          <table:table-cell table:number-columns-repeated="2" office:value-type="float" office:value="284.79999" calcext:value-type="float">
            <text:p>284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1.60001" calcext:value-type="float">
            <text:p>291.60001</text:p>
          </table:table-cell>
          <table:table-cell office:value-type="float" office:value="342.39999" calcext:value-type="float">
            <text:p>342.39999</text:p>
          </table:table-cell>
          <table:table-cell office:value-type="float" office:value="349.39999" calcext:value-type="float">
            <text:p>349.39999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4.39999" calcext:value-type="float">
            <text:p>284.3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3.20001" calcext:value-type="float">
            <text:p>293.20001</text:p>
          </table:table-cell>
          <table:table-cell office:value-type="float" office:value="343" calcext:value-type="float">
            <text:p>343</text:p>
          </table:table-cell>
          <table:table-cell office:value-type="float" office:value="349.39999" calcext:value-type="float">
            <text:p>349.39999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office:value-type="float" office:value="284.60001" calcext:value-type="float">
            <text:p>284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4.20001" calcext:value-type="float">
            <text:p>294.20001</text:p>
          </table:table-cell>
          <table:table-cell office:value-type="float" office:value="343.20001" calcext:value-type="float">
            <text:p>343.20001</text:p>
          </table:table-cell>
          <table:table-cell office:value-type="float" office:value="349.39999" calcext:value-type="float">
            <text:p>349.39999</text:p>
          </table:table-cell>
        </table:table-row>
        <table:table-row table:style-name="ro1">
          <table:table-cell table:number-columns-repeated="2" office:value-type="float" office:value="284.79999" calcext:value-type="float">
            <text:p>284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5.60001" calcext:value-type="float">
            <text:p>295.60001</text:p>
          </table:table-cell>
          <table:table-cell office:value-type="float" office:value="343.79999" calcext:value-type="float">
            <text:p>343.79999</text:p>
          </table:table-cell>
          <table:table-cell office:value-type="float" office:value="349.79999" calcext:value-type="float">
            <text:p>349.79999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296.60001" calcext:value-type="float">
            <text:p>296.60001</text:p>
          </table:table-cell>
          <table:table-cell office:value-type="float" office:value="344.60001" calcext:value-type="float">
            <text:p>344.60001</text:p>
          </table:table-cell>
          <table:table-cell office:value-type="float" office:value="349.60001" calcext:value-type="float">
            <text:p>349.60001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297.60001" calcext:value-type="float">
            <text:p>297.60001</text:p>
          </table:table-cell>
          <table:table-cell office:value-type="float" office:value="345.20001" calcext:value-type="float">
            <text:p>345.20001</text:p>
          </table:table-cell>
          <table:table-cell office:value-type="float" office:value="349.79999" calcext:value-type="float">
            <text:p>349.79999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298.60001" calcext:value-type="float">
            <text:p>298.60001</text:p>
          </table:table-cell>
          <table:table-cell office:value-type="float" office:value="345.60001" calcext:value-type="float">
            <text:p>345.60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00" calcext:value-type="float">
            <text:p>300</text:p>
          </table:table-cell>
          <table:table-cell office:value-type="float" office:value="345.60001" calcext:value-type="float">
            <text:p>345.60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" calcext:value-type="float">
            <text:p>285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01" calcext:value-type="float">
            <text:p>301</text:p>
          </table:table-cell>
          <table:table-cell office:value-type="float" office:value="345.20001" calcext:value-type="float">
            <text:p>345.20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02.39999" calcext:value-type="float">
            <text:p>302.39999</text:p>
          </table:table-cell>
          <table:table-cell office:value-type="float" office:value="345.39999" calcext:value-type="float">
            <text:p>345.39999</text:p>
          </table:table-cell>
          <table:table-cell office:value-type="float" office:value="349.79999" calcext:value-type="float">
            <text:p>349.79999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" calcext:value-type="float">
            <text:p>285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03.79999" calcext:value-type="float">
            <text:p>303.79999</text:p>
          </table:table-cell>
          <table:table-cell office:value-type="float" office:value="346" calcext:value-type="float">
            <text:p>346</text:p>
          </table:table-cell>
          <table:table-cell office:value-type="float" office:value="349.60001" calcext:value-type="float">
            <text:p>349.60001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5.79999" calcext:value-type="float">
            <text:p>305.79999</text:p>
          </table:table-cell>
          <table:table-cell office:value-type="float" office:value="346.39999" calcext:value-type="float">
            <text:p>346.39999</text:p>
          </table:table-cell>
          <table:table-cell office:value-type="float" office:value="349.39999" calcext:value-type="float">
            <text:p>349.39999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346.39999" calcext:value-type="float">
            <text:p>346.39999</text:p>
          </table:table-cell>
          <table:table-cell office:value-type="float" office:value="349.79999" calcext:value-type="float">
            <text:p>349.79999</text:p>
          </table:table-cell>
        </table:table-row>
        <table:table-row table:style-name="ro1">
          <table:table-cell office:value-type="float" office:value="284.39999" calcext:value-type="float">
            <text:p>284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10" calcext:value-type="float">
            <text:p>310</text:p>
          </table:table-cell>
          <table:table-cell office:value-type="float" office:value="347" calcext:value-type="float">
            <text:p>347</text:p>
          </table:table-cell>
          <table:table-cell office:value-type="float" office:value="350.39999" calcext:value-type="float">
            <text:p>350.39999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1.79999" calcext:value-type="float">
            <text:p>311.79999</text:p>
          </table:table-cell>
          <table:table-cell office:value-type="float" office:value="347" calcext:value-type="float">
            <text:p>347</text:p>
          </table:table-cell>
          <table:table-cell office:value-type="float" office:value="350.39999" calcext:value-type="float">
            <text:p>350.39999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13.79999" calcext:value-type="float">
            <text:p>313.79999</text:p>
          </table:table-cell>
          <table:table-cell office:value-type="float" office:value="347.20001" calcext:value-type="float">
            <text:p>347.20001</text:p>
          </table:table-cell>
          <table:table-cell office:value-type="float" office:value="350.39999" calcext:value-type="float">
            <text:p>350.39999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16" calcext:value-type="float">
            <text:p>316</text:p>
          </table:table-cell>
          <table:table-cell office:value-type="float" office:value="348" calcext:value-type="float">
            <text:p>348</text:p>
          </table:table-cell>
          <table:table-cell office:value-type="float" office:value="350.60001" calcext:value-type="float">
            <text:p>350.6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18" calcext:value-type="float">
            <text:p>318</text:p>
          </table:table-cell>
          <table:table-cell office:value-type="float" office:value="347.79999" calcext:value-type="float">
            <text:p>347.79999</text:p>
          </table:table-cell>
          <table:table-cell office:value-type="float" office:value="351.39999" calcext:value-type="float">
            <text:p>351.39999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9.20001" calcext:value-type="float">
            <text:p>319.20001</text:p>
          </table:table-cell>
          <table:table-cell office:value-type="float" office:value="347.60001" calcext:value-type="float">
            <text:p>347.60001</text:p>
          </table:table-cell>
          <table:table-cell office:value-type="float" office:value="351.20001" calcext:value-type="float">
            <text:p>351.20001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6" calcext:value-type="float">
            <text:p>286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20.20001" calcext:value-type="float">
            <text:p>320.20001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51.60001" calcext:value-type="float">
            <text:p>351.6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321.79999" calcext:value-type="float">
            <text:p>321.7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2.20001" calcext:value-type="float">
            <text:p>352.2000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24.60001" calcext:value-type="float">
            <text:p>324.60001</text:p>
          </table:table-cell>
          <table:table-cell office:value-type="float" office:value="349" calcext:value-type="float">
            <text:p>349</text:p>
          </table:table-cell>
          <table:table-cell office:value-type="float" office:value="352.39999" calcext:value-type="float">
            <text:p>352.3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26" calcext:value-type="float">
            <text:p>326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3.60001" calcext:value-type="float">
            <text:p>353.60001</text:p>
          </table:table-cell>
        </table:table-row>
        <table:table-row table:style-name="ro1">
          <table:table-cell office:value-type="float" office:value="284.79999" calcext:value-type="float">
            <text:p>284.7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7" calcext:value-type="float">
            <text:p>287</text:p>
          </table:table-cell>
          <table:table-cell office:value-type="float" office:value="326.60001" calcext:value-type="float">
            <text:p>326.60001</text:p>
          </table:table-cell>
          <table:table-cell office:value-type="float" office:value="348.20001" calcext:value-type="float">
            <text:p>348.20001</text:p>
          </table:table-cell>
          <table:table-cell office:value-type="float" office:value="354.79999" calcext:value-type="float">
            <text:p>354.79999</text:p>
          </table:table-cell>
        </table:table-row>
        <table:table-row table:style-name="ro1">
          <table:table-cell office:value-type="float" office:value="284.60001" calcext:value-type="float">
            <text:p>284.6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27.39999" calcext:value-type="float">
            <text:p>327.39999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54.79999" calcext:value-type="float">
            <text:p>354.7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29.20001" calcext:value-type="float">
            <text:p>329.20001</text:p>
          </table:table-cell>
          <table:table-cell office:value-type="float" office:value="349" calcext:value-type="float">
            <text:p>349</text:p>
          </table:table-cell>
          <table:table-cell office:value-type="float" office:value="355.60001" calcext:value-type="float">
            <text:p>355.6000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30.39999" calcext:value-type="float">
            <text:p>330.3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2"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31.60001" calcext:value-type="float">
            <text:p>331.60001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7.79999" calcext:value-type="float">
            <text:p>357.79999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6" calcext:value-type="float">
            <text:p>286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3.20001" calcext:value-type="float">
            <text:p>333.20001</text:p>
          </table:table-cell>
          <table:table-cell office:value-type="float" office:value="349" calcext:value-type="float">
            <text:p>349</text:p>
          </table:table-cell>
          <table:table-cell office:value-type="float" office:value="359.60001" calcext:value-type="float">
            <text:p>359.6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8.20001" calcext:value-type="float">
            <text:p>288.20001</text:p>
          </table:table-cell>
          <table:table-cell office:value-type="float" office:value="334.39999" calcext:value-type="float">
            <text:p>334.39999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335.39999" calcext:value-type="float">
            <text:p>335.3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8.39999" calcext:value-type="float">
            <text:p>288.39999</text:p>
          </table:table-cell>
          <table:table-cell office:value-type="float" office:value="336" calcext:value-type="float">
            <text:p>336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63.79999" calcext:value-type="float">
            <text:p>363.7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88.79999" calcext:value-type="float">
            <text:p>288.79999</text:p>
          </table:table-cell>
          <table:table-cell office:value-type="float" office:value="337" calcext:value-type="float">
            <text:p>337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89.60001" calcext:value-type="float">
            <text:p>289.60001</text:p>
          </table:table-cell>
          <table:table-cell office:value-type="float" office:value="337.60001" calcext:value-type="float">
            <text:p>337.60001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67.39999" calcext:value-type="float">
            <text:p>367.39999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6" calcext:value-type="float">
            <text:p>286</text:p>
          </table:table-cell>
          <table:table-cell office:value-type="float" office:value="290.39999" calcext:value-type="float">
            <text:p>290.39999</text:p>
          </table:table-cell>
          <table:table-cell office:value-type="float" office:value="338.79999" calcext:value-type="float">
            <text:p>338.7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68.39999" calcext:value-type="float">
            <text:p>368.39999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0.79999" calcext:value-type="float">
            <text:p>290.79999</text:p>
          </table:table-cell>
          <table:table-cell office:value-type="float" office:value="339.79999" calcext:value-type="float">
            <text:p>339.79999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91.39999" calcext:value-type="float">
            <text:p>291.39999</text:p>
          </table:table-cell>
          <table:table-cell office:value-type="float" office:value="340.60001" calcext:value-type="float">
            <text:p>340.6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73.20001" calcext:value-type="float">
            <text:p>373.20001</text:p>
          </table:table-cell>
        </table:table-row>
        <table:table-row table:style-name="ro1">
          <table:table-cell table:number-columns-repeated="2" office:value-type="float" office:value="285.79999" calcext:value-type="float">
            <text:p>285.79999</text:p>
          </table:table-cell>
          <table:table-cell office:value-type="float" office:value="292.39999" calcext:value-type="float">
            <text:p>292.39999</text:p>
          </table:table-cell>
          <table:table-cell office:value-type="float" office:value="341.39999" calcext:value-type="float">
            <text:p>341.39999</text:p>
          </table:table-cell>
          <table:table-cell office:value-type="float" office:value="350" calcext:value-type="float">
            <text:p>350</text:p>
          </table:table-cell>
          <table:table-cell office:value-type="float" office:value="374.60001" calcext:value-type="float">
            <text:p>374.60001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5.39999" calcext:value-type="float">
            <text:p>285.39999</text:p>
          </table:table-cell>
          <table:table-cell office:value-type="float" office:value="294" calcext:value-type="float">
            <text:p>294</text:p>
          </table:table-cell>
          <table:table-cell office:value-type="float" office:value="341.79999" calcext:value-type="float">
            <text:p>341.79999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76.39999" calcext:value-type="float">
            <text:p>376.3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5" calcext:value-type="float">
            <text:p>295</text:p>
          </table:table-cell>
          <table:table-cell office:value-type="float" office:value="342" calcext:value-type="float">
            <text:p>342</text:p>
          </table:table-cell>
          <table:table-cell office:value-type="float" office:value="350" calcext:value-type="float">
            <text:p>350</text:p>
          </table:table-cell>
          <table:table-cell office:value-type="float" office:value="378.60001" calcext:value-type="float">
            <text:p>378.6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295.39999" calcext:value-type="float">
            <text:p>295.39999</text:p>
          </table:table-cell>
          <table:table-cell office:value-type="float" office:value="342.60001" calcext:value-type="float">
            <text:p>342.6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80.60001" calcext:value-type="float">
            <text:p>380.60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296.20001" calcext:value-type="float">
            <text:p>296.20001</text:p>
          </table:table-cell>
          <table:table-cell office:value-type="float" office:value="343.20001" calcext:value-type="float">
            <text:p>343.20001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297.39999" calcext:value-type="float">
            <text:p>297.39999</text:p>
          </table:table-cell>
          <table:table-cell office:value-type="float" office:value="343.39999" calcext:value-type="float">
            <text:p>343.39999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84.60001" calcext:value-type="float">
            <text:p>384.6000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298.79999" calcext:value-type="float">
            <text:p>298.79999</text:p>
          </table:table-cell>
          <table:table-cell office:value-type="float" office:value="344" calcext:value-type="float">
            <text:p>344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00.79999" calcext:value-type="float">
            <text:p>300.79999</text:p>
          </table:table-cell>
          <table:table-cell office:value-type="float" office:value="344" calcext:value-type="float">
            <text:p>344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86.79999" calcext:value-type="float">
            <text:p>386.79999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6" calcext:value-type="float">
            <text:p>286</text:p>
          </table:table-cell>
          <table:table-cell office:value-type="float" office:value="301.39999" calcext:value-type="float">
            <text:p>301.39999</text:p>
          </table:table-cell>
          <table:table-cell office:value-type="float" office:value="344.60001" calcext:value-type="float">
            <text:p>344.6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88.20001" calcext:value-type="float">
            <text:p>388.20001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02.20001" calcext:value-type="float">
            <text:p>302.20001</text:p>
          </table:table-cell>
          <table:table-cell office:value-type="float" office:value="345.39999" calcext:value-type="float">
            <text:p>345.3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90.39999" calcext:value-type="float">
            <text:p>390.39999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5.60001" calcext:value-type="float">
            <text:p>285.60001</text:p>
          </table:table-cell>
          <table:table-cell office:value-type="float" office:value="304.60001" calcext:value-type="float">
            <text:p>304.60001</text:p>
          </table:table-cell>
          <table:table-cell office:value-type="float" office:value="346.20001" calcext:value-type="float">
            <text:p>346.2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91.20001" calcext:value-type="float">
            <text:p>391.20001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5.20001" calcext:value-type="float">
            <text:p>285.20001</text:p>
          </table:table-cell>
          <table:table-cell office:value-type="float" office:value="306.39999" calcext:value-type="float">
            <text:p>306.39999</text:p>
          </table:table-cell>
          <table:table-cell office:value-type="float" office:value="346.20001" calcext:value-type="float">
            <text:p>346.20001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92.39999" calcext:value-type="float">
            <text:p>392.39999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5.79999" calcext:value-type="float">
            <text:p>285.79999</text:p>
          </table:table-cell>
          <table:table-cell office:value-type="float" office:value="308" calcext:value-type="float">
            <text:p>308</text:p>
          </table:table-cell>
          <table:table-cell office:value-type="float" office:value="345.79999" calcext:value-type="float">
            <text:p>345.7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94.39999" calcext:value-type="float">
            <text:p>394.3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09.39999" calcext:value-type="float">
            <text:p>309.39999</text:p>
          </table:table-cell>
          <table:table-cell office:value-type="float" office:value="345.79999" calcext:value-type="float">
            <text:p>345.79999</text:p>
          </table:table-cell>
          <table:table-cell office:value-type="float" office:value="350" calcext:value-type="float">
            <text:p>350</text:p>
          </table:table-cell>
          <table:table-cell office:value-type="float" office:value="396.39999" calcext:value-type="float">
            <text:p>396.3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11.20001" calcext:value-type="float">
            <text:p>311.20001</text:p>
          </table:table-cell>
          <table:table-cell office:value-type="float" office:value="346.39999" calcext:value-type="float">
            <text:p>346.39999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96.79999" calcext:value-type="float">
            <text:p>396.799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2.39999" calcext:value-type="float">
            <text:p>312.39999</text:p>
          </table:table-cell>
          <table:table-cell office:value-type="float" office:value="346.60001" calcext:value-type="float">
            <text:p>346.60001</text:p>
          </table:table-cell>
          <table:table-cell office:value-type="float" office:value="350" calcext:value-type="float">
            <text:p>350</text:p>
          </table:table-cell>
          <table:table-cell office:value-type="float" office:value="398.60001" calcext:value-type="float">
            <text:p>398.6000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.20001" calcext:value-type="float">
            <text:p>286.20001</text:p>
          </table:table-cell>
          <table:table-cell office:value-type="float" office:value="314" calcext:value-type="float">
            <text:p>314</text:p>
          </table:table-cell>
          <table:table-cell office:value-type="float" office:value="347" calcext:value-type="float">
            <text:p>347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99.39999" calcext:value-type="float">
            <text:p>399.39999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" calcext:value-type="float">
            <text:p>286</text:p>
          </table:table-cell>
          <table:table-cell office:value-type="float" office:value="315.79999" calcext:value-type="float">
            <text:p>315.79999</text:p>
          </table:table-cell>
          <table:table-cell office:value-type="float" office:value="347.20001" calcext:value-type="float">
            <text:p>347.20001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400.20001" calcext:value-type="float">
            <text:p>400.20001</text:p>
          </table:table-cell>
        </table:table-row>
        <table:table-row table:style-name="ro1">
          <table:table-cell office:value-type="float" office:value="285.20001" calcext:value-type="float">
            <text:p>285.20001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7.39999" calcext:value-type="float">
            <text:p>317.39999</text:p>
          </table:table-cell>
          <table:table-cell office:value-type="float" office:value="348" calcext:value-type="float">
            <text:p>348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400.79999" calcext:value-type="float">
            <text:p>400.79999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8.60001" calcext:value-type="float">
            <text:p>318.60001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6.39999" calcext:value-type="float">
            <text:p>286.39999</text:p>
          </table:table-cell>
          <table:table-cell office:value-type="float" office:value="319.79999" calcext:value-type="float">
            <text:p>319.79999</text:p>
          </table:table-cell>
          <table:table-cell office:value-type="float" office:value="348.20001" calcext:value-type="float">
            <text:p>348.20001</text:p>
          </table:table-cell>
          <table:table-cell office:value-type="float" office:value="350" calcext:value-type="float">
            <text:p>35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6.60001" calcext:value-type="float">
            <text:p>286.60001</text:p>
          </table:table-cell>
          <table:table-cell office:value-type="float" office:value="321.20001" calcext:value-type="float">
            <text:p>321.20001</text:p>
          </table:table-cell>
          <table:table-cell office:value-type="float" office:value="348" calcext:value-type="float">
            <text:p>348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403.20001" calcext:value-type="float">
            <text:p>403.20001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7" calcext:value-type="float">
            <text:p>287</text:p>
          </table:table-cell>
          <table:table-cell office:value-type="float" office:value="322.60001" calcext:value-type="float">
            <text:p>322.60001</text:p>
          </table:table-cell>
          <table:table-cell office:value-type="float" office:value="348.20001" calcext:value-type="float">
            <text:p>348.20001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403.79999" calcext:value-type="float">
            <text:p>403.79999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24" calcext:value-type="float">
            <text:p>324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404.79999" calcext:value-type="float">
            <text:p>404.79999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7" calcext:value-type="float">
            <text:p>287</text:p>
          </table:table-cell>
          <table:table-cell office:value-type="float" office:value="325.20001" calcext:value-type="float">
            <text:p>325.20001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405.20001" calcext:value-type="float">
            <text:p>405.20001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6.79999" calcext:value-type="float">
            <text:p>286.79999</text:p>
          </table:table-cell>
          <table:table-cell office:value-type="float" office:value="326.60001" calcext:value-type="float">
            <text:p>326.60001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406.20001" calcext:value-type="float">
            <text:p>406.20001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27.79999" calcext:value-type="float">
            <text:p>327.79999</text:p>
          </table:table-cell>
          <table:table-cell office:value-type="float" office:value="349" calcext:value-type="float">
            <text:p>349</text:p>
          </table:table-cell>
          <table:table-cell office:value-type="float" office:value="351.79999" calcext:value-type="float">
            <text:p>351.79999</text:p>
          </table:table-cell>
          <table:table-cell office:value-type="float" office:value="406.60001" calcext:value-type="float">
            <text:p>406.60001</text:p>
          </table:table-cell>
        </table:table-row>
        <table:table-row table:style-name="ro1">
          <table:table-cell office:value-type="float" office:value="285.39999" calcext:value-type="float">
            <text:p>285.39999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30.20001" calcext:value-type="float">
            <text:p>330.20001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2" calcext:value-type="float">
            <text:p>352</text:p>
          </table:table-cell>
          <table:table-cell office:value-type="float" office:value="406.39999" calcext:value-type="float">
            <text:p>406.39999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7.20001" calcext:value-type="float">
            <text:p>287.20001</text:p>
          </table:table-cell>
          <table:table-cell office:value-type="float" office:value="331.39999" calcext:value-type="float">
            <text:p>331.3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2.39999" calcext:value-type="float">
            <text:p>352.39999</text:p>
          </table:table-cell>
          <table:table-cell office:value-type="float" office:value="406.60001" calcext:value-type="float">
            <text:p>406.60001</text:p>
          </table:table-cell>
        </table:table-row>
        <table:table-row table:style-name="ro1">
          <table:table-cell office:value-type="float" office:value="285.79999" calcext:value-type="float">
            <text:p>285.79999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2.60001" calcext:value-type="float">
            <text:p>332.60001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3.39999" calcext:value-type="float">
            <text:p>353.39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4.20001" calcext:value-type="float">
            <text:p>334.20001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4" calcext:value-type="float">
            <text:p>354</text:p>
          </table:table-cell>
          <table:table-cell office:value-type="float" office:value="407.60001" calcext:value-type="float">
            <text:p>407.60001</text:p>
          </table:table-cell>
        </table:table-row>
        <table:table-row table:style-name="ro1">
          <table:table-cell office:value-type="float" office:value="285.60001" calcext:value-type="float">
            <text:p>285.60001</text:p>
          </table:table-cell>
          <table:table-cell office:value-type="float" office:value="287.39999" calcext:value-type="float">
            <text:p>287.39999</text:p>
          </table:table-cell>
          <table:table-cell office:value-type="float" office:value="334.79999" calcext:value-type="float">
            <text:p>334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4.39999" calcext:value-type="float">
            <text:p>354.3999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335.60001" calcext:value-type="float">
            <text:p>335.60001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5.20001" calcext:value-type="float">
            <text:p>355.20001</text:p>
          </table:table-cell>
          <table:table-cell office:value-type="float" office:value="409.20001" calcext:value-type="float">
            <text:p>409.20001</text:p>
          </table:table-cell>
        </table:table-row>
        <table:table-row table:style-name="ro1">
          <table:table-cell office:value-type="float" office:value="286.20001" calcext:value-type="float">
            <text:p>286.20001</text:p>
          </table:table-cell>
          <table:table-cell office:value-type="float" office:value="288.39999" calcext:value-type="float">
            <text:p>288.39999</text:p>
          </table:table-cell>
          <table:table-cell office:value-type="float" office:value="336.60001" calcext:value-type="float">
            <text:p>336.60001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6.39999" calcext:value-type="float">
            <text:p>356.39999</text:p>
          </table:table-cell>
          <table:table-cell office:value-type="float" office:value="409.20001" calcext:value-type="float">
            <text:p>409.2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8.60001" calcext:value-type="float">
            <text:p>288.60001</text:p>
          </table:table-cell>
          <table:table-cell office:value-type="float" office:value="337" calcext:value-type="float">
            <text:p>337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7.60001" calcext:value-type="float">
            <text:p>357.6000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86.20001" calcext:value-type="float">
            <text:p>286.20001</text:p>
          </table:table-cell>
          <table:table-cell office:value-type="float" office:value="289" calcext:value-type="float">
            <text:p>289</text:p>
          </table:table-cell>
          <table:table-cell office:value-type="float" office:value="337.60001" calcext:value-type="float">
            <text:p>337.60001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9" calcext:value-type="float">
            <text:p>359</text:p>
          </table:table-cell>
          <table:table-cell office:value-type="float" office:value="408.39999" calcext:value-type="float">
            <text:p>408.39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9.20001" calcext:value-type="float">
            <text:p>289.20001</text:p>
          </table:table-cell>
          <table:table-cell office:value-type="float" office:value="338.39999" calcext:value-type="float">
            <text:p>338.39999</text:p>
          </table:table-cell>
          <table:table-cell office:value-type="float" office:value="348.20001" calcext:value-type="float">
            <text:p>348.20001</text:p>
          </table:table-cell>
          <table:table-cell office:value-type="float" office:value="361" calcext:value-type="float">
            <text:p>361</text:p>
          </table:table-cell>
          <table:table-cell office:value-type="float" office:value="408.39999" calcext:value-type="float">
            <text:p>408.39999</text:p>
          </table:table-cell>
        </table:table-row>
        <table:table-row table:style-name="ro1">
          <table:table-cell office:value-type="float" office:value="286.79999" calcext:value-type="float">
            <text:p>286.79999</text:p>
          </table:table-cell>
          <table:table-cell office:value-type="float" office:value="289.79999" calcext:value-type="float">
            <text:p>289.79999</text:p>
          </table:table-cell>
          <table:table-cell office:value-type="float" office:value="340" calcext:value-type="float">
            <text:p>340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62" calcext:value-type="float">
            <text:p>362</text:p>
          </table:table-cell>
          <table:table-cell office:value-type="float" office:value="408.60001" calcext:value-type="float">
            <text:p>408.60001</text:p>
          </table:table-cell>
        </table:table-row>
        <table:table-row table:style-name="ro1">
          <table:table-cell office:value-type="float" office:value="286.60001" calcext:value-type="float">
            <text:p>286.60001</text:p>
          </table:table-cell>
          <table:table-cell office:value-type="float" office:value="290.79999" calcext:value-type="float">
            <text:p>290.79999</text:p>
          </table:table-cell>
          <table:table-cell office:value-type="float" office:value="341.20001" calcext:value-type="float">
            <text:p>341.20001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64.39999" calcext:value-type="float">
            <text:p>364.39999</text:p>
          </table:table-cell>
          <table:table-cell office:value-type="float" office:value="409.20001" calcext:value-type="float">
            <text:p>409.20001</text:p>
          </table:table-cell>
        </table:table-row>
        <table:table-row table:style-name="ro1">
          <table:table-cell office:value-type="float" office:value="286.79999" calcext:value-type="float">
            <text:p>286.79999</text:p>
          </table:table-cell>
          <table:table-cell office:value-type="float" office:value="291.79999" calcext:value-type="float">
            <text:p>291.79999</text:p>
          </table:table-cell>
          <table:table-cell office:value-type="float" office:value="341.79999" calcext:value-type="float">
            <text:p>341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66.39999" calcext:value-type="float">
            <text:p>366.39999</text:p>
          </table:table-cell>
          <table:table-cell office:value-type="float" office:value="409.79999" calcext:value-type="float">
            <text:p>409.79999</text:p>
          </table:table-cell>
        </table:table-row>
        <table:table-row table:style-name="ro1">
          <table:table-cell office:value-type="float" office:value="286.79999" calcext:value-type="float">
            <text:p>286.79999</text:p>
          </table:table-cell>
          <table:table-cell office:value-type="float" office:value="292.39999" calcext:value-type="float">
            <text:p>292.39999</text:p>
          </table:table-cell>
          <table:table-cell office:value-type="float" office:value="342.20001" calcext:value-type="float">
            <text:p>342.20001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67.79999" calcext:value-type="float">
            <text:p>367.79999</text:p>
          </table:table-cell>
          <table:table-cell office:value-type="float" office:value="409.79999" calcext:value-type="float">
            <text:p>409.79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342.39999" calcext:value-type="float">
            <text:p>342.3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70.20001" calcext:value-type="float">
            <text:p>370.20001</text:p>
          </table:table-cell>
          <table:table-cell office:value-type="float" office:value="409.39999" calcext:value-type="float">
            <text:p>409.39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3.39999" calcext:value-type="float">
            <text:p>293.39999</text:p>
          </table:table-cell>
          <table:table-cell office:value-type="float" office:value="343.20001" calcext:value-type="float">
            <text:p>343.20001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71.79999" calcext:value-type="float">
            <text:p>371.7999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87.79999" calcext:value-type="float">
            <text:p>287.79999</text:p>
          </table:table-cell>
          <table:table-cell office:value-type="float" office:value="294.20001" calcext:value-type="float">
            <text:p>294.20001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73.60001" calcext:value-type="float">
            <text:p>373.60001</text:p>
          </table:table-cell>
          <table:table-cell office:value-type="float" office:value="409.79999" calcext:value-type="float">
            <text:p>409.79999</text:p>
          </table:table-cell>
        </table:table-row>
        <table:table-row table:style-name="ro1">
          <table:table-cell office:value-type="float" office:value="287.60001" calcext:value-type="float">
            <text:p>287.60001</text:p>
          </table:table-cell>
          <table:table-cell office:value-type="float" office:value="295.39999" calcext:value-type="float">
            <text:p>295.39999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75.79999" calcext:value-type="float">
            <text:p>375.79999</text:p>
          </table:table-cell>
          <table:table-cell office:value-type="float" office:value="410.20001" calcext:value-type="float">
            <text:p>410.20001</text:p>
          </table:table-cell>
        </table:table-row>
        <table:table-row table:style-name="ro1">
          <table:table-cell office:value-type="float" office:value="287.60001" calcext:value-type="float">
            <text:p>287.60001</text:p>
          </table:table-cell>
          <table:table-cell office:value-type="float" office:value="296" calcext:value-type="float">
            <text:p>296</text:p>
          </table:table-cell>
          <table:table-cell office:value-type="float" office:value="344.39999" calcext:value-type="float">
            <text:p>344.39999</text:p>
          </table:table-cell>
          <table:table-cell office:value-type="float" office:value="349" calcext:value-type="float">
            <text:p>349</text:p>
          </table:table-cell>
          <table:table-cell office:value-type="float" office:value="377.20001" calcext:value-type="float">
            <text:p>377.2000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88.20001" calcext:value-type="float">
            <text:p>288.20001</text:p>
          </table:table-cell>
          <table:table-cell office:value-type="float" office:value="296.79999" calcext:value-type="float">
            <text:p>296.79999</text:p>
          </table:table-cell>
          <table:table-cell office:value-type="float" office:value="344.79999" calcext:value-type="float">
            <text:p>344.79999</text:p>
          </table:table-cell>
          <table:table-cell office:value-type="float" office:value="349" calcext:value-type="float">
            <text:p>349</text:p>
          </table:table-cell>
          <table:table-cell office:value-type="float" office:value="378.20001" calcext:value-type="float">
            <text:p>378.20001</text:p>
          </table:table-cell>
          <table:table-cell office:value-type="float" office:value="410.79999" calcext:value-type="float">
            <text:p>410.79999</text:p>
          </table:table-cell>
        </table:table-row>
        <table:table-row table:style-name="ro1">
          <table:table-cell office:value-type="float" office:value="288.79999" calcext:value-type="float">
            <text:p>288.79999</text:p>
          </table:table-cell>
          <table:table-cell office:value-type="float" office:value="297.79999" calcext:value-type="float">
            <text:p>297.79999</text:p>
          </table:table-cell>
          <table:table-cell office:value-type="float" office:value="345.20001" calcext:value-type="float">
            <text:p>345.20001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80" calcext:value-type="float">
            <text:p>380</text:p>
          </table:table-cell>
          <table:table-cell office:value-type="float" office:value="410.60001" calcext:value-type="float">
            <text:p>410.60001</text:p>
          </table:table-cell>
        </table:table-row>
        <table:table-row table:style-name="ro1">
          <table:table-cell office:value-type="float" office:value="288.60001" calcext:value-type="float">
            <text:p>288.60001</text:p>
          </table:table-cell>
          <table:table-cell office:value-type="float" office:value="299.20001" calcext:value-type="float">
            <text:p>299.20001</text:p>
          </table:table-cell>
          <table:table-cell office:value-type="float" office:value="345.79999" calcext:value-type="float">
            <text:p>345.79999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82" calcext:value-type="float">
            <text:p>382</text:p>
          </table:table-cell>
          <table:table-cell office:value-type="float" office:value="410.79999" calcext:value-type="float">
            <text:p>410.79999</text:p>
          </table:table-cell>
        </table:table-row>
        <table:table-row table:style-name="ro1">
          <table:table-cell office:value-type="float" office:value="288.79999" calcext:value-type="float">
            <text:p>288.79999</text:p>
          </table:table-cell>
          <table:table-cell office:value-type="float" office:value="300" calcext:value-type="float">
            <text:p>300</text:p>
          </table:table-cell>
          <table:table-cell office:value-type="float" office:value="346" calcext:value-type="float">
            <text:p>346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83.79999" calcext:value-type="float">
            <text:p>383.79999</text:p>
          </table:table-cell>
          <table:table-cell office:value-type="float" office:value="411.20001" calcext:value-type="float">
            <text:p>411.2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0.39999" calcext:value-type="float">
            <text:p>300.39999</text:p>
          </table:table-cell>
          <table:table-cell office:value-type="float" office:value="345.79999" calcext:value-type="float">
            <text:p>345.79999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85.39999" calcext:value-type="float">
            <text:p>385.39999</text:p>
          </table:table-cell>
          <table:table-cell office:value-type="float" office:value="411.20001" calcext:value-type="float">
            <text:p>411.20001</text:p>
          </table:table-cell>
        </table:table-row>
        <table:table-row table:style-name="ro1">
          <table:table-cell office:value-type="float" office:value="289.60001" calcext:value-type="float">
            <text:p>289.60001</text:p>
          </table:table-cell>
          <table:table-cell office:value-type="float" office:value="301" calcext:value-type="float">
            <text:p>301</text:p>
          </table:table-cell>
          <table:table-cell office:value-type="float" office:value="346.20001" calcext:value-type="float">
            <text:p>346.20001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87.20001" calcext:value-type="float">
            <text:p>387.2000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90.39999" calcext:value-type="float">
            <text:p>290.39999</text:p>
          </table:table-cell>
          <table:table-cell office:value-type="float" office:value="302.20001" calcext:value-type="float">
            <text:p>302.20001</text:p>
          </table:table-cell>
          <table:table-cell office:value-type="float" office:value="346.20001" calcext:value-type="float">
            <text:p>346.2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89.20001" calcext:value-type="float">
            <text:p>389.20001</text:p>
          </table:table-cell>
          <table:table-cell office:value-type="float" office:value="410.79999" calcext:value-type="float">
            <text:p>410.79999</text:p>
          </table:table-cell>
        </table:table-row>
        <table:table-row table:style-name="ro1">
          <table:table-cell office:value-type="float" office:value="291.39999" calcext:value-type="float">
            <text:p>291.39999</text:p>
          </table:table-cell>
          <table:table-cell office:value-type="float" office:value="303.39999" calcext:value-type="float">
            <text:p>303.39999</text:p>
          </table:table-cell>
          <table:table-cell office:value-type="float" office:value="346" calcext:value-type="float">
            <text:p>346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90.60001" calcext:value-type="float">
            <text:p>390.60001</text:p>
          </table:table-cell>
          <table:table-cell office:value-type="float" office:value="411.20001" calcext:value-type="float">
            <text:p>411.20001</text:p>
          </table:table-cell>
        </table:table-row>
        <table:table-row table:style-name="ro1">
          <table:table-cell office:value-type="float" office:value="292.20001" calcext:value-type="float">
            <text:p>292.20001</text:p>
          </table:table-cell>
          <table:table-cell office:value-type="float" office:value="304.60001" calcext:value-type="float">
            <text:p>304.60001</text:p>
          </table:table-cell>
          <table:table-cell office:value-type="float" office:value="347.20001" calcext:value-type="float">
            <text:p>347.2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91.79999" calcext:value-type="float">
            <text:p>391.79999</text:p>
          </table:table-cell>
          <table:table-cell office:value-type="float" office:value="411.60001" calcext:value-type="float">
            <text:p>411.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5.79999" calcext:value-type="float">
            <text:p>305.79999</text:p>
          </table:table-cell>
          <table:table-cell office:value-type="float" office:value="348" calcext:value-type="float">
            <text:p>348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94.79999" calcext:value-type="float">
            <text:p>394.79999</text:p>
          </table:table-cell>
          <table:table-cell office:value-type="float" office:value="411.60001" calcext:value-type="float">
            <text:p>411.60001</text:p>
          </table:table-cell>
        </table:table-row>
        <table:table-row table:style-name="ro1">
          <table:table-cell office:value-type="float" office:value="293.60001" calcext:value-type="float">
            <text:p>293.60001</text:p>
          </table:table-cell>
          <table:table-cell office:value-type="float" office:value="307" calcext:value-type="float">
            <text:p>307</text:p>
          </table:table-cell>
          <table:table-cell office:value-type="float" office:value="348.20001" calcext:value-type="float">
            <text:p>348.2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95.39999" calcext:value-type="float">
            <text:p>395.39999</text:p>
          </table:table-cell>
          <table:table-cell office:value-type="float" office:value="411.20001" calcext:value-type="float">
            <text:p>411.20001</text:p>
          </table:table-cell>
        </table:table-row>
        <table:table-row table:style-name="ro1">
          <table:table-cell office:value-type="float" office:value="295.39999" calcext:value-type="float">
            <text:p>295.39999</text:p>
          </table:table-cell>
          <table:table-cell office:value-type="float" office:value="308.39999" calcext:value-type="float">
            <text:p>308.39999</text:p>
          </table:table-cell>
          <table:table-cell office:value-type="float" office:value="348" calcext:value-type="float">
            <text:p>348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96.60001" calcext:value-type="float">
            <text:p>396.60001</text:p>
          </table:table-cell>
          <table:table-cell office:value-type="float" office:value="411.79999" calcext:value-type="float">
            <text:p>411.79999</text:p>
          </table:table-cell>
        </table:table-row>
        <table:table-row table:style-name="ro1">
          <table:table-cell office:value-type="float" office:value="295.60001" calcext:value-type="float">
            <text:p>295.60001</text:p>
          </table:table-cell>
          <table:table-cell office:value-type="float" office:value="310" calcext:value-type="float">
            <text:p>310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98.39999" calcext:value-type="float">
            <text:p>398.39999</text:p>
          </table:table-cell>
          <table:table-cell office:value-type="float" office:value="411.60001" calcext:value-type="float">
            <text:p>411.60001</text:p>
          </table:table-cell>
        </table:table-row>
        <table:table-row table:style-name="ro1">
          <table:table-cell office:value-type="float" office:value="296.39999" calcext:value-type="float">
            <text:p>296.39999</text:p>
          </table:table-cell>
          <table:table-cell office:value-type="float" office:value="312.39999" calcext:value-type="float">
            <text:p>312.39999</text:p>
          </table:table-cell>
          <table:table-cell office:value-type="float" office:value="348.39999" calcext:value-type="float">
            <text:p>348.39999</text:p>
          </table:table-cell>
          <table:table-cell office:value-type="float" office:value="351.20001" calcext:value-type="float">
            <text:p>351.20001</text:p>
          </table:table-cell>
          <table:table-cell office:value-type="float" office:value="399" calcext:value-type="float">
            <text:p>399</text:p>
          </table:table-cell>
          <table:table-cell office:value-type="float" office:value="411.60001" calcext:value-type="float">
            <text:p>411.6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3.79999" calcext:value-type="float">
            <text:p>313.79999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1.20001" calcext:value-type="float">
            <text:p>351.20001</text:p>
          </table:table-cell>
          <table:table-cell office:value-type="float" office:value="400.39999" calcext:value-type="float">
            <text:p>400.39999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299.20001" calcext:value-type="float">
            <text:p>299.20001</text:p>
          </table:table-cell>
          <table:table-cell office:value-type="float" office:value="315" calcext:value-type="float">
            <text:p>315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1" calcext:value-type="float">
            <text:p>351</text:p>
          </table:table-cell>
          <table:table-cell office:value-type="float" office:value="401.79999" calcext:value-type="float">
            <text:p>401.7999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0.20001" calcext:value-type="float">
            <text:p>300.20001</text:p>
          </table:table-cell>
          <table:table-cell office:value-type="float" office:value="316.60001" calcext:value-type="float">
            <text:p>316.6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402.79999" calcext:value-type="float">
            <text:p>402.79999</text:p>
          </table:table-cell>
          <table:table-cell office:value-type="float" office:value="412.20001" calcext:value-type="float">
            <text:p>412.20001</text:p>
          </table:table-cell>
        </table:table-row>
        <table:table-row table:style-name="ro1">
          <table:table-cell office:value-type="float" office:value="301.39999" calcext:value-type="float">
            <text:p>301.39999</text:p>
          </table:table-cell>
          <table:table-cell office:value-type="float" office:value="318.39999" calcext:value-type="float">
            <text:p>318.39999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403.39999" calcext:value-type="float">
            <text:p>403.39999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302.20001" calcext:value-type="float">
            <text:p>302.20001</text:p>
          </table:table-cell>
          <table:table-cell office:value-type="float" office:value="319.60001" calcext:value-type="float">
            <text:p>319.60001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404.39999" calcext:value-type="float">
            <text:p>404.3999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03.60001" calcext:value-type="float">
            <text:p>303.60001</text:p>
          </table:table-cell>
          <table:table-cell office:value-type="float" office:value="320.79999" calcext:value-type="float">
            <text:p>320.79999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1.20001" calcext:value-type="float">
            <text:p>351.20001</text:p>
          </table:table-cell>
          <table:table-cell office:value-type="float" office:value="405.20001" calcext:value-type="float">
            <text:p>405.20001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305.20001" calcext:value-type="float">
            <text:p>305.20001</text:p>
          </table:table-cell>
          <table:table-cell office:value-type="float" office:value="323.20001" calcext:value-type="float">
            <text:p>323.2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1.79999" calcext:value-type="float">
            <text:p>351.79999</text:p>
          </table:table-cell>
          <table:table-cell office:value-type="float" office:value="405.39999" calcext:value-type="float">
            <text:p>405.39999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306.60001" calcext:value-type="float">
            <text:p>306.60001</text:p>
          </table:table-cell>
          <table:table-cell office:value-type="float" office:value="324.79999" calcext:value-type="float">
            <text:p>324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1.39999" calcext:value-type="float">
            <text:p>351.39999</text:p>
          </table:table-cell>
          <table:table-cell office:value-type="float" office:value="405.79999" calcext:value-type="float">
            <text:p>405.79999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307.79999" calcext:value-type="float">
            <text:p>307.79999</text:p>
          </table:table-cell>
          <table:table-cell office:value-type="float" office:value="326" calcext:value-type="float">
            <text:p>326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1.39999" calcext:value-type="float">
            <text:p>351.39999</text:p>
          </table:table-cell>
          <table:table-cell office:value-type="float" office:value="406" calcext:value-type="float">
            <text:p>406</text:p>
          </table:table-cell>
          <table:table-cell office:value-type="float" office:value="412.79999" calcext:value-type="float">
            <text:p>412.79999</text:p>
          </table:table-cell>
        </table:table-row>
        <table:table-row table:style-name="ro1">
          <table:table-cell office:value-type="float" office:value="308.79999" calcext:value-type="float">
            <text:p>308.79999</text:p>
          </table:table-cell>
          <table:table-cell office:value-type="float" office:value="327.79999" calcext:value-type="float">
            <text:p>327.79999</text:p>
          </table:table-cell>
          <table:table-cell office:value-type="float" office:value="350" calcext:value-type="float">
            <text:p>350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407.20001" calcext:value-type="float">
            <text:p>407.2000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0.39999" calcext:value-type="float">
            <text:p>310.39999</text:p>
          </table:table-cell>
          <table:table-cell office:value-type="float" office:value="328.79999" calcext:value-type="float">
            <text:p>328.7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2.39999" calcext:value-type="float">
            <text:p>352.39999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3.20001" calcext:value-type="float">
            <text:p>413.20001</text:p>
          </table:table-cell>
        </table:table-row>
        <table:table-row table:style-name="ro1">
          <table:table-cell office:value-type="float" office:value="312.20001" calcext:value-type="float">
            <text:p>312.20001</text:p>
          </table:table-cell>
          <table:table-cell office:value-type="float" office:value="329.79999" calcext:value-type="float">
            <text:p>329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8.39999" calcext:value-type="float">
            <text:p>408.39999</text:p>
          </table:table-cell>
          <table:table-cell office:value-type="float" office:value="412.60001" calcext:value-type="float">
            <text:p>412.60001</text:p>
          </table:table-cell>
        </table:table-row>
        <table:table-row table:style-name="ro1">
          <table:table-cell office:value-type="float" office:value="313.60001" calcext:value-type="float">
            <text:p>313.60001</text:p>
          </table:table-cell>
          <table:table-cell office:value-type="float" office:value="331.79999" calcext:value-type="float">
            <text:p>331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7.79999" calcext:value-type="float">
            <text:p>407.79999</text:p>
          </table:table-cell>
          <table:table-cell office:value-type="float" office:value="412.39999" calcext:value-type="float">
            <text:p>412.39999</text:p>
          </table:table-cell>
        </table:table-row>
        <table:table-row table:style-name="ro1">
          <table:table-cell office:value-type="float" office:value="315.20001" calcext:value-type="float">
            <text:p>315.20001</text:p>
          </table:table-cell>
          <table:table-cell office:value-type="float" office:value="333" calcext:value-type="float">
            <text:p>333</text:p>
          </table:table-cell>
          <table:table-cell office:value-type="float" office:value="349.20001" calcext:value-type="float">
            <text:p>349.20001</text:p>
          </table:table-cell>
          <table:table-cell office:value-type="float" office:value="353.60001" calcext:value-type="float">
            <text:p>353.60001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6.39999" calcext:value-type="float">
            <text:p>316.39999</text:p>
          </table:table-cell>
          <table:table-cell office:value-type="float" office:value="334.20001" calcext:value-type="float">
            <text:p>334.20001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4.20001" calcext:value-type="float">
            <text:p>354.20001</text:p>
          </table:table-cell>
          <table:table-cell office:value-type="float" office:value="408.60001" calcext:value-type="float">
            <text:p>408.6000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35.20001" calcext:value-type="float">
            <text:p>335.20001</text:p>
          </table:table-cell>
          <table:table-cell office:value-type="float" office:value="349" calcext:value-type="float">
            <text:p>349</text:p>
          </table:table-cell>
          <table:table-cell office:value-type="float" office:value="354.20001" calcext:value-type="float">
            <text:p>354.20001</text:p>
          </table:table-cell>
          <table:table-cell office:value-type="float" office:value="408.60001" calcext:value-type="float">
            <text:p>408.6000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18.20001" calcext:value-type="float">
            <text:p>318.20001</text:p>
          </table:table-cell>
          <table:table-cell office:value-type="float" office:value="336.20001" calcext:value-type="float">
            <text:p>336.20001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4.79999" calcext:value-type="float">
            <text:p>354.79999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3.39999" calcext:value-type="float">
            <text:p>413.399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6.79999" calcext:value-type="float">
            <text:p>356.79999</text:p>
          </table:table-cell>
          <table:table-cell office:value-type="float" office:value="408.60001" calcext:value-type="float">
            <text:p>408.60001</text:p>
          </table:table-cell>
          <table:table-cell office:value-type="float" office:value="414.79999" calcext:value-type="float">
            <text:p>414.79999</text:p>
          </table:table-cell>
        </table:table-row>
        <table:table-row table:style-name="ro1">
          <table:table-cell office:value-type="float" office:value="321.60001" calcext:value-type="float">
            <text:p>321.60001</text:p>
          </table:table-cell>
          <table:table-cell office:value-type="float" office:value="337.60001" calcext:value-type="float">
            <text:p>337.6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57.39999" calcext:value-type="float">
            <text:p>357.39999</text:p>
          </table:table-cell>
          <table:table-cell office:value-type="float" office:value="409.20001" calcext:value-type="float">
            <text:p>409.20001</text:p>
          </table:table-cell>
          <table:table-cell office:value-type="float" office:value="415.60001" calcext:value-type="float">
            <text:p>415.600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8.39999" calcext:value-type="float">
            <text:p>338.3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7.79999" calcext:value-type="float">
            <text:p>357.79999</text:p>
          </table:table-cell>
          <table:table-cell office:value-type="float" office:value="409.79999" calcext:value-type="float">
            <text:p>409.79999</text:p>
          </table:table-cell>
          <table:table-cell office:value-type="float" office:value="415.60001" calcext:value-type="float">
            <text:p>415.60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9.39999" calcext:value-type="float">
            <text:p>339.3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8.60001" calcext:value-type="float">
            <text:p>358.60001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5.39999" calcext:value-type="float">
            <text:p>415.39999</text:p>
          </table:table-cell>
        </table:table-row>
        <table:table-row table:style-name="ro1">
          <table:table-cell office:value-type="float" office:value="325.20001" calcext:value-type="float">
            <text:p>325.20001</text:p>
          </table:table-cell>
          <table:table-cell office:value-type="float" office:value="340.60001" calcext:value-type="float">
            <text:p>340.60001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60" calcext:value-type="float">
            <text:p>360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5.79999" calcext:value-type="float">
            <text:p>415.79999</text:p>
          </table:table-cell>
        </table:table-row>
        <table:table-row table:style-name="ro1">
          <table:table-cell office:value-type="float" office:value="326.39999" calcext:value-type="float">
            <text:p>326.39999</text:p>
          </table:table-cell>
          <table:table-cell office:value-type="float" office:value="341.20001" calcext:value-type="float">
            <text:p>341.20001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61.39999" calcext:value-type="float">
            <text:p>361.39999</text:p>
          </table:table-cell>
          <table:table-cell office:value-type="float" office:value="410" calcext:value-type="float">
            <text:p>410</text:p>
          </table:table-cell>
          <table:table-cell office:value-type="float" office:value="415.79999" calcext:value-type="float">
            <text:p>415.79999</text:p>
          </table:table-cell>
        </table:table-row>
        <table:table-row table:style-name="ro1">
          <table:table-cell office:value-type="float" office:value="327.79999" calcext:value-type="float">
            <text:p>327.79999</text:p>
          </table:table-cell>
          <table:table-cell office:value-type="float" office:value="341.79999" calcext:value-type="float">
            <text:p>341.79999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61.79999" calcext:value-type="float">
            <text:p>361.79999</text:p>
          </table:table-cell>
          <table:table-cell office:value-type="float" office:value="410" calcext:value-type="float">
            <text:p>410</text:p>
          </table:table-cell>
          <table:table-cell office:value-type="float" office:value="416.20001" calcext:value-type="float">
            <text:p>416.20001</text:p>
          </table:table-cell>
        </table:table-row>
        <table:table-row table:style-name="ro1">
          <table:table-cell office:value-type="float" office:value="329.39999" calcext:value-type="float">
            <text:p>329.39999</text:p>
          </table:table-cell>
          <table:table-cell office:value-type="float" office:value="342.39999" calcext:value-type="float">
            <text:p>342.39999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63" calcext:value-type="float">
            <text:p>363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6.79999" calcext:value-type="float">
            <text:p>416.799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3.20001" calcext:value-type="float">
            <text:p>343.20001</text:p>
          </table:table-cell>
          <table:table-cell office:value-type="float" office:value="350" calcext:value-type="float">
            <text:p>350</text:p>
          </table:table-cell>
          <table:table-cell office:value-type="float" office:value="363.79999" calcext:value-type="float">
            <text:p>363.79999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7.39999" calcext:value-type="float">
            <text:p>417.3999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4.20001" calcext:value-type="float">
            <text:p>344.2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65.60001" calcext:value-type="float">
            <text:p>365.60001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32.39999" calcext:value-type="float">
            <text:p>332.39999</text:p>
          </table:table-cell>
          <table:table-cell office:value-type="float" office:value="344.39999" calcext:value-type="float">
            <text:p>344.39999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67.60001" calcext:value-type="float">
            <text:p>367.60001</text:p>
          </table:table-cell>
          <table:table-cell office:value-type="float" office:value="411" calcext:value-type="float">
            <text:p>41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33.39999" calcext:value-type="float">
            <text:p>333.39999</text:p>
          </table:table-cell>
          <table:table-cell office:value-type="float" office:value="344.39999" calcext:value-type="float">
            <text:p>344.39999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69.60001" calcext:value-type="float">
            <text:p>369.6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34.39999" calcext:value-type="float">
            <text:p>334.39999</text:p>
          </table:table-cell>
          <table:table-cell office:value-type="float" office:value="345" calcext:value-type="float">
            <text:p>345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71.60001" calcext:value-type="float">
            <text:p>371.60001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18.39999" calcext:value-type="float">
            <text:p>418.39999</text:p>
          </table:table-cell>
        </table:table-row>
        <table:table-row table:style-name="ro1">
          <table:table-cell office:value-type="float" office:value="335.39999" calcext:value-type="float">
            <text:p>335.39999</text:p>
          </table:table-cell>
          <table:table-cell office:value-type="float" office:value="345.39999" calcext:value-type="float">
            <text:p>345.39999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73.60001" calcext:value-type="float">
            <text:p>373.6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9.79999" calcext:value-type="float">
            <text:p>419.799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375.79999" calcext:value-type="float">
            <text:p>375.79999</text:p>
          </table:table-cell>
          <table:table-cell office:value-type="float" office:value="411" calcext:value-type="float">
            <text:p>411</text:p>
          </table:table-cell>
          <table:table-cell office:value-type="float" office:value="421.39999" calcext:value-type="float">
            <text:p>421.39999</text:p>
          </table:table-cell>
        </table:table-row>
        <table:table-row table:style-name="ro1">
          <table:table-cell office:value-type="float" office:value="336.79999" calcext:value-type="float">
            <text:p>336.79999</text:p>
          </table:table-cell>
          <table:table-cell office:value-type="float" office:value="346.79999" calcext:value-type="float">
            <text:p>346.79999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77.20001" calcext:value-type="float">
            <text:p>377.20001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21.79999" calcext:value-type="float">
            <text:p>421.79999</text:p>
          </table:table-cell>
        </table:table-row>
        <table:table-row table:style-name="ro1">
          <table:table-cell office:value-type="float" office:value="337.79999" calcext:value-type="float">
            <text:p>337.79999</text:p>
          </table:table-cell>
          <table:table-cell office:value-type="float" office:value="347" calcext:value-type="float">
            <text:p>347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78.79999" calcext:value-type="float">
            <text:p>378.79999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22.39999" calcext:value-type="float">
            <text:p>422.39999</text:p>
          </table:table-cell>
        </table:table-row>
        <table:table-row table:style-name="ro1">
          <table:table-cell office:value-type="float" office:value="338.39999" calcext:value-type="float">
            <text:p>338.39999</text:p>
          </table:table-cell>
          <table:table-cell office:value-type="float" office:value="346.79999" calcext:value-type="float">
            <text:p>346.79999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80.60001" calcext:value-type="float">
            <text:p>380.60001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3.39999" calcext:value-type="float">
            <text:p>423.39999</text:p>
          </table:table-cell>
        </table:table-row>
        <table:table-row table:style-name="ro1">
          <table:table-cell office:value-type="float" office:value="339.20001" calcext:value-type="float">
            <text:p>339.20001</text:p>
          </table:table-cell>
          <table:table-cell office:value-type="float" office:value="347" calcext:value-type="float">
            <text:p>347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82.79999" calcext:value-type="float">
            <text:p>382.79999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40.20001" calcext:value-type="float">
            <text:p>340.20001</text:p>
          </table:table-cell>
          <table:table-cell office:value-type="float" office:value="347" calcext:value-type="float">
            <text:p>347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84.79999" calcext:value-type="float">
            <text:p>384.79999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4.60001" calcext:value-type="float">
            <text:p>424.60001</text:p>
          </table:table-cell>
        </table:table-row>
        <table:table-row table:style-name="ro1">
          <table:table-cell office:value-type="float" office:value="340.20001" calcext:value-type="float">
            <text:p>340.20001</text:p>
          </table:table-cell>
          <table:table-cell office:value-type="float" office:value="347.20001" calcext:value-type="float">
            <text:p>347.2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86.79999" calcext:value-type="float">
            <text:p>386.79999</text:p>
          </table:table-cell>
          <table:table-cell office:value-type="float" office:value="412" calcext:value-type="float">
            <text:p>412</text:p>
          </table:table-cell>
          <table:table-cell office:value-type="float" office:value="425.79999" calcext:value-type="float">
            <text:p>425.79999</text:p>
          </table:table-cell>
        </table:table-row>
        <table:table-row table:style-name="ro1">
          <table:table-cell office:value-type="float" office:value="340.20001" calcext:value-type="float">
            <text:p>340.20001</text:p>
          </table:table-cell>
          <table:table-cell office:value-type="float" office:value="347" calcext:value-type="float">
            <text:p>347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89.39999" calcext:value-type="float">
            <text:p>389.39999</text:p>
          </table:table-cell>
          <table:table-cell office:value-type="float" office:value="412" calcext:value-type="float">
            <text:p>412</text:p>
          </table:table-cell>
          <table:table-cell office:value-type="float" office:value="427.79999" calcext:value-type="float">
            <text:p>427.79999</text:p>
          </table:table-cell>
        </table:table-row>
        <table:table-row table:style-name="ro1">
          <table:table-cell office:value-type="float" office:value="340.79999" calcext:value-type="float">
            <text:p>340.79999</text:p>
          </table:table-cell>
          <table:table-cell office:value-type="float" office:value="347.39999" calcext:value-type="float">
            <text:p>347.39999</text:p>
          </table:table-cell>
          <table:table-cell office:value-type="float" office:value="351" calcext:value-type="float">
            <text:p>351</text:p>
          </table:table-cell>
          <table:table-cell office:value-type="float" office:value="390.60001" calcext:value-type="float">
            <text:p>390.60001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8.60001" calcext:value-type="float">
            <text:p>428.60001</text:p>
          </table:table-cell>
        </table:table-row>
        <table:table-row table:style-name="ro1">
          <table:table-cell office:value-type="float" office:value="341.39999" calcext:value-type="float">
            <text:p>341.39999</text:p>
          </table:table-cell>
          <table:table-cell office:value-type="float" office:value="347.79999" calcext:value-type="float">
            <text:p>347.79999</text:p>
          </table:table-cell>
          <table:table-cell office:value-type="float" office:value="351" calcext:value-type="float">
            <text:p>351</text:p>
          </table:table-cell>
          <table:table-cell office:value-type="float" office:value="391" calcext:value-type="float">
            <text:p>391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41.79999" calcext:value-type="float">
            <text:p>341.79999</text:p>
          </table:table-cell>
          <table:table-cell office:value-type="float" office:value="347.79999" calcext:value-type="float">
            <text:p>347.79999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92.20001" calcext:value-type="float">
            <text:p>392.20001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28.60001" calcext:value-type="float">
            <text:p>428.60001</text:p>
          </table:table-cell>
        </table:table-row>
        <table:table-row table:style-name="ro1">
          <table:table-cell office:value-type="float" office:value="342.20001" calcext:value-type="float">
            <text:p>342.20001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2" calcext:value-type="float">
            <text:p>352</text:p>
          </table:table-cell>
          <table:table-cell office:value-type="float" office:value="393.79999" calcext:value-type="float">
            <text:p>393.7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42.79999" calcext:value-type="float">
            <text:p>342.79999</text:p>
          </table:table-cell>
          <table:table-cell office:value-type="float" office:value="348.60001" calcext:value-type="float">
            <text:p>348.60001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95.20001" calcext:value-type="float">
            <text:p>395.20001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31.20001" calcext:value-type="float">
            <text:p>431.20001</text:p>
          </table:table-cell>
        </table:table-row>
        <table:table-row table:style-name="ro1">
          <table:table-cell office:value-type="float" office:value="343.79999" calcext:value-type="float">
            <text:p>343.79999</text:p>
          </table:table-cell>
          <table:table-cell office:value-type="float" office:value="348.79999" calcext:value-type="float">
            <text:p>348.79999</text:p>
          </table:table-cell>
          <table:table-cell office:value-type="float" office:value="351.39999" calcext:value-type="float">
            <text:p>351.39999</text:p>
          </table:table-cell>
          <table:table-cell office:value-type="float" office:value="396.60001" calcext:value-type="float">
            <text:p>396.60001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32.39999" calcext:value-type="float">
            <text:p>432.399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97.79999" calcext:value-type="float">
            <text:p>397.7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34.20001" calcext:value-type="float">
            <text:p>434.20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1.39999" calcext:value-type="float">
            <text:p>351.39999</text:p>
          </table:table-cell>
          <table:table-cell office:value-type="float" office:value="399" calcext:value-type="float">
            <text:p>3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44.79999" calcext:value-type="float">
            <text:p>344.79999</text:p>
          </table:table-cell>
          <table:table-cell office:value-type="float" office:value="349" calcext:value-type="float">
            <text:p>349</text:p>
          </table:table-cell>
          <table:table-cell office:value-type="float" office:value="351.79999" calcext:value-type="float">
            <text:p>351.79999</text:p>
          </table:table-cell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office:value-type="float" office:value="437.60001" calcext:value-type="float">
            <text:p>437.60001</text:p>
          </table:table-cell>
        </table:table-row>
        <table:table-row table:style-name="ro1">
          <table:table-cell office:value-type="float" office:value="345.20001" calcext:value-type="float">
            <text:p>345.20001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2.39999" calcext:value-type="float">
            <text:p>352.39999</text:p>
          </table:table-cell>
          <table:table-cell office:value-type="float" office:value="401.39999" calcext:value-type="float">
            <text:p>401.3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37.60001" calcext:value-type="float">
            <text:p>437.60001</text:p>
          </table:table-cell>
        </table:table-row>
        <table:table-row table:style-name="ro1">
          <table:table-cell office:value-type="float" office:value="345.20001" calcext:value-type="float">
            <text:p>345.20001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2.39999" calcext:value-type="float">
            <text:p>352.39999</text:p>
          </table:table-cell>
          <table:table-cell office:value-type="float" office:value="402.79999" calcext:value-type="float">
            <text:p>402.7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38.20001" calcext:value-type="float">
            <text:p>438.20001</text:p>
          </table:table-cell>
        </table:table-row>
        <table:table-row table:style-name="ro1">
          <table:table-cell office:value-type="float" office:value="345.79999" calcext:value-type="float">
            <text:p>345.79999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2.20001" calcext:value-type="float">
            <text:p>352.20001</text:p>
          </table:table-cell>
          <table:table-cell office:value-type="float" office:value="403.39999" calcext:value-type="float">
            <text:p>403.39999</text:p>
          </table:table-cell>
          <table:table-cell office:value-type="float" office:value="413" calcext:value-type="float">
            <text:p>413</text:p>
          </table:table-cell>
          <table:table-cell office:value-type="float" office:value="439.39999" calcext:value-type="float">
            <text:p>439.399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2.39999" calcext:value-type="float">
            <text:p>352.39999</text:p>
          </table:table-cell>
          <table:table-cell office:value-type="float" office:value="403.20001" calcext:value-type="float">
            <text:p>403.20001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40.39999" calcext:value-type="float">
            <text:p>440.39999</text:p>
          </table:table-cell>
        </table:table-row>
        <table:table-row table:style-name="ro1">
          <table:table-cell office:value-type="float" office:value="346.60001" calcext:value-type="float">
            <text:p>346.60001</text:p>
          </table:table-cell>
          <table:table-cell office:value-type="float" office:value="350" calcext:value-type="float">
            <text:p>350</text:p>
          </table:table-cell>
          <table:table-cell office:value-type="float" office:value="352.79999" calcext:value-type="float">
            <text:p>352.79999</text:p>
          </table:table-cell>
          <table:table-cell office:value-type="float" office:value="403.39999" calcext:value-type="float">
            <text:p>403.39999</text:p>
          </table:table-cell>
          <table:table-cell office:value-type="float" office:value="413" calcext:value-type="float">
            <text:p>413</text:p>
          </table:table-cell>
          <table:table-cell office:value-type="float" office:value="441.60001" calcext:value-type="float">
            <text:p>441.60001</text:p>
          </table:table-cell>
        </table:table-row>
        <table:table-row table:style-name="ro1">
          <table:table-cell office:value-type="float" office:value="347.20001" calcext:value-type="float">
            <text:p>347.20001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404.20001" calcext:value-type="float">
            <text:p>404.20001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42.60001" calcext:value-type="float">
            <text:p>442.60001</text:p>
          </table:table-cell>
        </table:table-row>
        <table:table-row table:style-name="ro1">
          <table:table-cell office:value-type="float" office:value="347.39999" calcext:value-type="float">
            <text:p>347.3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3" calcext:value-type="float">
            <text:p>353</text:p>
          </table:table-cell>
          <table:table-cell office:value-type="float" office:value="405.39999" calcext:value-type="float">
            <text:p>405.39999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43.20001" calcext:value-type="float">
            <text:p>443.20001</text:p>
          </table:table-cell>
        </table:table-row>
        <table:table-row table:style-name="ro1">
          <table:table-cell office:value-type="float" office:value="347.60001" calcext:value-type="float">
            <text:p>347.60001</text:p>
          </table:table-cell>
          <table:table-cell office:value-type="float" office:value="349.39999" calcext:value-type="float">
            <text:p>349.39999</text:p>
          </table:table-cell>
          <table:table-cell office:value-type="float" office:value="353" calcext:value-type="float">
            <text:p>353</text:p>
          </table:table-cell>
          <table:table-cell office:value-type="float" office:value="405.79999" calcext:value-type="float">
            <text:p>405.79999</text:p>
          </table:table-cell>
          <table:table-cell office:value-type="float" office:value="414" calcext:value-type="float">
            <text:p>414</text:p>
          </table:table-cell>
          <table:table-cell office:value-type="float" office:value="444.20001" calcext:value-type="float">
            <text:p>444.200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.60001" calcext:value-type="float">
            <text:p>349.6000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46.39999" calcext:value-type="float">
            <text:p>446.39999</text:p>
          </table:table-cell>
        </table:table-row>
        <table:table-row table:style-name="ro1">
          <table:table-cell office:value-type="float" office:value="348.39999" calcext:value-type="float">
            <text:p>348.3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3.39999" calcext:value-type="float">
            <text:p>353.39999</text:p>
          </table:table-cell>
          <table:table-cell office:value-type="float" office:value="406.79999" calcext:value-type="float">
            <text:p>406.79999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48.60001" calcext:value-type="float">
            <text:p>348.60001</text:p>
          </table:table-cell>
          <table:table-cell office:value-type="float" office:value="350" calcext:value-type="float">
            <text:p>350</text:p>
          </table:table-cell>
          <table:table-cell office:value-type="float" office:value="353.79999" calcext:value-type="float">
            <text:p>353.79999</text:p>
          </table:table-cell>
          <table:table-cell office:value-type="float" office:value="407.60001" calcext:value-type="float">
            <text:p>407.60001</text:p>
          </table:table-cell>
          <table:table-cell office:value-type="float" office:value="414" calcext:value-type="float">
            <text:p>414</text:p>
          </table:table-cell>
          <table:table-cell office:value-type="float" office:value="448.20001" calcext:value-type="float">
            <text:p>448.20001</text:p>
          </table:table-cell>
        </table:table-row>
        <table:table-row table:style-name="ro1">
          <table:table-cell office:value-type="float" office:value="347.79999" calcext:value-type="float">
            <text:p>347.79999</text:p>
          </table:table-cell>
          <table:table-cell office:value-type="float" office:value="350" calcext:value-type="float">
            <text:p>350</text:p>
          </table:table-cell>
          <table:table-cell office:value-type="float" office:value="354.60001" calcext:value-type="float">
            <text:p>354.60001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48.79999" calcext:value-type="float">
            <text:p>448.7999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5.39999" calcext:value-type="float">
            <text:p>355.39999</text:p>
          </table:table-cell>
          <table:table-cell office:value-type="float" office:value="408.39999" calcext:value-type="float">
            <text:p>408.39999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0.79999" calcext:value-type="float">
            <text:p>450.79999</text:p>
          </table:table-cell>
        </table:table-row>
        <table:table-row table:style-name="ro1">
          <table:table-cell office:value-type="float" office:value="348.79999" calcext:value-type="float">
            <text:p>348.7999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6.20001" calcext:value-type="float">
            <text:p>356.20001</text:p>
          </table:table-cell>
          <table:table-cell office:value-type="float" office:value="408.39999" calcext:value-type="float">
            <text:p>408.39999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1.39999" calcext:value-type="float">
            <text:p>451.39999</text:p>
          </table:table-cell>
        </table:table-row>
        <table:table-row table:style-name="ro1">
          <table:table-cell office:value-type="float" office:value="348.79999" calcext:value-type="float">
            <text:p>348.79999</text:p>
          </table:table-cell>
          <table:table-cell office:value-type="float" office:value="350" calcext:value-type="float">
            <text:p>350</text:p>
          </table:table-cell>
          <table:table-cell office:value-type="float" office:value="356.39999" calcext:value-type="float">
            <text:p>356.39999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4" calcext:value-type="float">
            <text:p>414</text:p>
          </table:table-cell>
          <table:table-cell office:value-type="float" office:value="452.60001" calcext:value-type="float">
            <text:p>452.6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57" calcext:value-type="float">
            <text:p>357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54.20001" calcext:value-type="float">
            <text:p>454.20001</text:p>
          </table:table-cell>
        </table:table-row>
        <table:table-row table:style-name="ro1">
          <table:table-cell office:value-type="float" office:value="348.79999" calcext:value-type="float">
            <text:p>348.79999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57.39999" calcext:value-type="float">
            <text:p>357.39999</text:p>
          </table:table-cell>
          <table:table-cell office:value-type="float" office:value="408.39999" calcext:value-type="float">
            <text:p>408.39999</text:p>
          </table:table-cell>
          <table:table-cell office:value-type="float" office:value="415" calcext:value-type="float">
            <text:p>415</text:p>
          </table:table-cell>
          <table:table-cell office:value-type="float" office:value="454.79999" calcext:value-type="float">
            <text:p>454.79999</text:p>
          </table:table-cell>
        </table:table-row>
        <table:table-row table:style-name="ro1">
          <table:table-cell office:value-type="float" office:value="348.60001" calcext:value-type="float">
            <text:p>348.6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58" calcext:value-type="float">
            <text:p>358</text:p>
          </table:table-cell>
          <table:table-cell office:value-type="float" office:value="409.20001" calcext:value-type="float">
            <text:p>409.20001</text:p>
          </table:table-cell>
          <table:table-cell office:value-type="float" office:value="415.20001" calcext:value-type="float">
            <text:p>415.20001</text:p>
          </table:table-cell>
          <table:table-cell office:value-type="float" office:value="455.79999" calcext:value-type="float">
            <text:p>455.7999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.79999" calcext:value-type="float">
            <text:p>349.79999</text:p>
          </table:table-cell>
          <table:table-cell office:value-type="float" office:value="359.39999" calcext:value-type="float">
            <text:p>359.39999</text:p>
          </table:table-cell>
          <table:table-cell office:value-type="float" office:value="409.79999" calcext:value-type="float">
            <text:p>409.79999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49.20001" calcext:value-type="float">
            <text:p>349.20001</text:p>
          </table:table-cell>
          <table:table-cell office:value-type="float" office:value="350.20001" calcext:value-type="float">
            <text:p>350.20001</text:p>
          </table:table-cell>
          <table:table-cell office:value-type="float" office:value="360.39999" calcext:value-type="float">
            <text:p>360.39999</text:p>
          </table:table-cell>
          <table:table-cell office:value-type="float" office:value="410" calcext:value-type="float">
            <text:p>410</text:p>
          </table:table-cell>
          <table:table-cell office:value-type="float" office:value="416.20001" calcext:value-type="float">
            <text:p>416.2000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.39999" calcext:value-type="float">
            <text:p>350.39999</text:p>
          </table:table-cell>
          <table:table-cell office:value-type="float" office:value="361" calcext:value-type="float">
            <text:p>361</text:p>
          </table:table-cell>
          <table:table-cell office:value-type="float" office:value="409.60001" calcext:value-type="float">
            <text:p>409.60001</text:p>
          </table:table-cell>
          <table:table-cell office:value-type="float" office:value="416.20001" calcext:value-type="float">
            <text:p>416.20001</text:p>
          </table:table-cell>
          <table:table-cell office:value-type="float" office:value="458.60001" calcext:value-type="float">
            <text:p>458.60001</text:p>
          </table:table-cell>
        </table:table-row>
        <table:table-row table:style-name="ro1">
          <table:table-cell office:value-type="float" office:value="349.39999" calcext:value-type="float">
            <text:p>349.39999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61.60001" calcext:value-type="float">
            <text:p>361.60001</text:p>
          </table:table-cell>
          <table:table-cell office:value-type="float" office:value="410" calcext:value-type="float">
            <text:p>410</text:p>
          </table:table-cell>
          <table:table-cell office:value-type="float" office:value="416.20001" calcext:value-type="float">
            <text:p>416.20001</text:p>
          </table:table-cell>
          <table:table-cell office:value-type="float" office:value="458.79999" calcext:value-type="float">
            <text:p>458.79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63.60001" calcext:value-type="float">
            <text:p>363.60001</text:p>
          </table:table-cell>
          <table:table-cell office:value-type="float" office:value="411" calcext:value-type="float">
            <text:p>411</text:p>
          </table:table-cell>
          <table:table-cell office:value-type="float" office:value="416.60001" calcext:value-type="float">
            <text:p>416.60001</text:p>
          </table:table-cell>
          <table:table-cell office:value-type="float" office:value="459.60001" calcext:value-type="float">
            <text:p>459.6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66" calcext:value-type="float">
            <text:p>366</text:p>
          </table:table-cell>
          <table:table-cell office:value-type="float" office:value="410.20001" calcext:value-type="float">
            <text:p>410.20001</text:p>
          </table:table-cell>
          <table:table-cell office:value-type="float" office:value="417" calcext:value-type="float">
            <text:p>417</text:p>
          </table:table-cell>
          <table:table-cell office:value-type="float" office:value="460.39999" calcext:value-type="float">
            <text:p>460.39999</text:p>
          </table:table-cell>
        </table:table-row>
        <table:table-row table:style-name="ro1">
          <table:table-cell office:value-type="float" office:value="349.60001" calcext:value-type="float">
            <text:p>349.60001</text:p>
          </table:table-cell>
          <table:table-cell office:value-type="float" office:value="351" calcext:value-type="float">
            <text:p>351</text:p>
          </table:table-cell>
          <table:table-cell office:value-type="float" office:value="368.20001" calcext:value-type="float">
            <text:p>368.20001</text:p>
          </table:table-cell>
          <table:table-cell office:value-type="float" office:value="410" calcext:value-type="float">
            <text:p>410</text:p>
          </table:table-cell>
          <table:table-cell office:value-type="float" office:value="417.60001" calcext:value-type="float">
            <text:p>417.60001</text:p>
          </table:table-cell>
          <table:table-cell office:value-type="float" office:value="461.39999" calcext:value-type="float">
            <text:p>461.39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9.60001" calcext:value-type="float">
            <text:p>369.60001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7.60001" calcext:value-type="float">
            <text:p>417.60001</text:p>
          </table:table-cell>
          <table:table-cell office:value-type="float" office:value="461.60001" calcext:value-type="float">
            <text:p>461.6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71.39999" calcext:value-type="float">
            <text:p>371.39999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17.79999" calcext:value-type="float">
            <text:p>417.79999</text:p>
          </table:table-cell>
          <table:table-cell office:value-type="float" office:value="462.60001" calcext:value-type="float">
            <text:p>462.60001</text:p>
          </table:table-cell>
        </table:table-row>
        <table:table-row table:style-name="ro1">
          <table:table-cell office:value-type="float" office:value="349.60001" calcext:value-type="float">
            <text:p>349.60001</text:p>
          </table:table-cell>
          <table:table-cell office:value-type="float" office:value="351" calcext:value-type="float">
            <text:p>351</text:p>
          </table:table-cell>
          <table:table-cell office:value-type="float" office:value="373.20001" calcext:value-type="float">
            <text:p>373.20001</text:p>
          </table:table-cell>
          <table:table-cell office:value-type="float" office:value="411" calcext:value-type="float">
            <text:p>411</text:p>
          </table:table-cell>
          <table:table-cell office:value-type="float" office:value="419.39999" calcext:value-type="float">
            <text:p>419.39999</text:p>
          </table:table-cell>
          <table:table-cell office:value-type="float" office:value="463.20001" calcext:value-type="float">
            <text:p>463.20001</text:p>
          </table:table-cell>
        </table:table-row>
        <table:table-row table:style-name="ro1">
          <table:table-cell office:value-type="float" office:value="349.20001" calcext:value-type="float">
            <text:p>349.20001</text:p>
          </table:table-cell>
          <table:table-cell office:value-type="float" office:value="350.60001" calcext:value-type="float">
            <text:p>350.60001</text:p>
          </table:table-cell>
          <table:table-cell office:value-type="float" office:value="374.20001" calcext:value-type="float">
            <text:p>374.20001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19.60001" calcext:value-type="float">
            <text:p>419.60001</text:p>
          </table:table-cell>
          <table:table-cell office:value-type="float" office:value="463.60001" calcext:value-type="float">
            <text:p>463.60001</text:p>
          </table:table-cell>
        </table:table-row>
        <table:table-row table:style-name="ro1">
          <table:table-cell office:value-type="float" office:value="349.60001" calcext:value-type="float">
            <text:p>349.60001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74.79999" calcext:value-type="float">
            <text:p>374.79999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9.79999" calcext:value-type="float">
            <text:p>419.79999</text:p>
          </table:table-cell>
          <table:table-cell office:value-type="float" office:value="464.39999" calcext:value-type="float">
            <text:p>464.39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76.20001" calcext:value-type="float">
            <text:p>376.20001</text:p>
          </table:table-cell>
          <table:table-cell office:value-type="float" office:value="411" calcext:value-type="float">
            <text:p>411</text:p>
          </table:table-cell>
          <table:table-cell office:value-type="float" office:value="420.79999" calcext:value-type="float">
            <text:p>420.79999</text:p>
          </table:table-cell>
          <table:table-cell office:value-type="float" office:value="465.79999" calcext:value-type="float">
            <text:p>465.79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79.60001" calcext:value-type="float">
            <text:p>379.60001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65.39999" calcext:value-type="float">
            <text:p>465.39999</text:p>
          </table:table-cell>
        </table:table-row>
        <table:table-row table:style-name="ro1">
          <table:table-cell office:value-type="float" office:value="349.79999" calcext:value-type="float">
            <text:p>349.79999</text:p>
          </table:table-cell>
          <table:table-cell office:value-type="float" office:value="350.79999" calcext:value-type="float">
            <text:p>350.79999</text:p>
          </table:table-cell>
          <table:table-cell office:value-type="float" office:value="381.20001" calcext:value-type="float">
            <text:p>381.20001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2.39999" calcext:value-type="float">
            <text:p>422.39999</text:p>
          </table:table-cell>
          <table:table-cell office:value-type="float" office:value="465.20001" calcext:value-type="float">
            <text:p>465.2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.20001" calcext:value-type="float">
            <text:p>351.20001</text:p>
          </table:table-cell>
          <table:table-cell office:value-type="float" office:value="383.60001" calcext:value-type="float">
            <text:p>383.60001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3" calcext:value-type="float">
            <text:p>42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0.39999" calcext:value-type="float">
            <text:p>350.39999</text:p>
          </table:table-cell>
          <table:table-cell office:value-type="float" office:value="351.39999" calcext:value-type="float">
            <text:p>351.39999</text:p>
          </table:table-cell>
          <table:table-cell office:value-type="float" office:value="384.60001" calcext:value-type="float">
            <text:p>384.60001</text:p>
          </table:table-cell>
          <table:table-cell office:value-type="float" office:value="412" calcext:value-type="float">
            <text:p>412</text:p>
          </table:table-cell>
          <table:table-cell office:value-type="float" office:value="424.39999" calcext:value-type="float">
            <text:p>424.39999</text:p>
          </table:table-cell>
          <table:table-cell office:value-type="float" office:value="465.39999" calcext:value-type="float">
            <text:p>465.39999</text:p>
          </table:table-cell>
        </table:table-row>
        <table:table-row table:style-name="ro1">
          <table:table-cell office:value-type="float" office:value="350.39999" calcext:value-type="float">
            <text:p>350.39999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86" calcext:value-type="float">
            <text:p>386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26.60001" calcext:value-type="float">
            <text:p>426.60001</text:p>
          </table:table-cell>
          <table:table-cell office:value-type="float" office:value="465.79999" calcext:value-type="float">
            <text:p>465.79999</text:p>
          </table:table-cell>
        </table:table-row>
        <table:table-row table:style-name="ro1">
          <table:table-cell office:value-type="float" office:value="350.20001" calcext:value-type="float">
            <text:p>350.20001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87" calcext:value-type="float">
            <text:p>387</text:p>
          </table:table-cell>
          <table:table-cell office:value-type="float" office:value="412" calcext:value-type="float">
            <text:p>412</text:p>
          </table:table-cell>
          <table:table-cell office:value-type="float" office:value="429.39999" calcext:value-type="float">
            <text:p>429.39999</text:p>
          </table:table-cell>
          <table:table-cell office:value-type="float" office:value="466.20001" calcext:value-type="float">
            <text:p>466.20001</text:p>
          </table:table-cell>
        </table:table-row>
        <table:table-row table:style-name="ro1">
          <table:table-cell office:value-type="float" office:value="350.20001" calcext:value-type="float">
            <text:p>350.20001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88.39999" calcext:value-type="float">
            <text:p>388.39999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30.39999" calcext:value-type="float">
            <text:p>430.39999</text:p>
          </table:table-cell>
          <table:table-cell office:value-type="float" office:value="467.20001" calcext:value-type="float">
            <text:p>467.20001</text:p>
          </table:table-cell>
        </table:table-row>
        <table:table-row table:style-name="ro1">
          <table:table-cell office:value-type="float" office:value="350.20001" calcext:value-type="float">
            <text:p>350.20001</text:p>
          </table:table-cell>
          <table:table-cell office:value-type="float" office:value="351.20001" calcext:value-type="float">
            <text:p>351.20001</text:p>
          </table:table-cell>
          <table:table-cell office:value-type="float" office:value="390.20001" calcext:value-type="float">
            <text:p>390.20001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31.20001" calcext:value-type="float">
            <text:p>431.20001</text:p>
          </table:table-cell>
          <table:table-cell office:value-type="float" office:value="467.60001" calcext:value-type="float">
            <text:p>467.6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.60001" calcext:value-type="float">
            <text:p>351.60001</text:p>
          </table:table-cell>
          <table:table-cell office:value-type="float" office:value="392" calcext:value-type="float">
            <text:p>392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32.39999" calcext:value-type="float">
            <text:p>432.39999</text:p>
          </table:table-cell>
          <table:table-cell office:value-type="float" office:value="467.20001" calcext:value-type="float">
            <text:p>467.20001</text:p>
          </table:table-cell>
        </table:table-row>
        <table:table-row table:style-name="ro1">
          <table:table-cell office:value-type="float" office:value="349.79999" calcext:value-type="float">
            <text:p>349.79999</text:p>
          </table:table-cell>
          <table:table-cell office:value-type="float" office:value="352" calcext:value-type="float">
            <text:p>352</text:p>
          </table:table-cell>
          <table:table-cell office:value-type="float" office:value="393" calcext:value-type="float">
            <text:p>393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34.20001" calcext:value-type="float">
            <text:p>434.20001</text:p>
          </table:table-cell>
          <table:table-cell office:value-type="float" office:value="467.39999" calcext:value-type="float">
            <text:p>467.39999</text:p>
          </table:table-cell>
        </table:table-row>
        <table:table-row table:style-name="ro1">
          <table:table-cell office:value-type="float" office:value="350.60001" calcext:value-type="float">
            <text:p>350.60001</text:p>
          </table:table-cell>
          <table:table-cell office:value-type="float" office:value="352" calcext:value-type="float">
            <text:p>352</text:p>
          </table:table-cell>
          <table:table-cell office:value-type="float" office:value="394.60001" calcext:value-type="float">
            <text:p>394.60001</text:p>
          </table:table-cell>
          <table:table-cell office:value-type="float" office:value="412" calcext:value-type="float">
            <text:p>412</text:p>
          </table:table-cell>
          <table:table-cell office:value-type="float" office:value="436.60001" calcext:value-type="float">
            <text:p>436.60001</text:p>
          </table:table-cell>
          <table:table-cell office:value-type="float" office:value="467.20001" calcext:value-type="float">
            <text:p>467.20001</text:p>
          </table:table-cell>
        </table:table-row>
        <table:table-row table:style-name="ro1">
          <table:table-cell office:value-type="float" office:value="350.60001" calcext:value-type="float">
            <text:p>350.60001</text:p>
          </table:table-cell>
          <table:table-cell office:value-type="float" office:value="352.20001" calcext:value-type="float">
            <text:p>352.20001</text:p>
          </table:table-cell>
          <table:table-cell office:value-type="float" office:value="396.20001" calcext:value-type="float">
            <text:p>396.20001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38.39999" calcext:value-type="float">
            <text:p>438.39999</text:p>
          </table:table-cell>
          <table:table-cell office:value-type="float" office:value="466.79999" calcext:value-type="float">
            <text:p>466.79999</text:p>
          </table:table-cell>
        </table:table-row>
        <table:table-row table:style-name="ro1">
          <table:table-cell office:value-type="float" office:value="350.39999" calcext:value-type="float">
            <text:p>350.39999</text:p>
          </table:table-cell>
          <table:table-cell office:value-type="float" office:value="352" calcext:value-type="float">
            <text:p>352</text:p>
          </table:table-cell>
          <table:table-cell office:value-type="float" office:value="397.39999" calcext:value-type="float">
            <text:p>397.39999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39.39999" calcext:value-type="float">
            <text:p>439.3999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.79999" calcext:value-type="float">
            <text:p>351.79999</text:p>
          </table:table-cell>
          <table:table-cell office:value-type="float" office:value="398.79999" calcext:value-type="float">
            <text:p>398.7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0.39999" calcext:value-type="float">
            <text:p>440.39999</text:p>
          </table:table-cell>
          <table:table-cell office:value-type="float" office:value="466.60001" calcext:value-type="float">
            <text:p>466.60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.60001" calcext:value-type="float">
            <text:p>352.60001</text:p>
          </table:table-cell>
          <table:table-cell office:value-type="float" office:value="399.20001" calcext:value-type="float">
            <text:p>399.20001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42" calcext:value-type="float">
            <text:p>442</text:p>
          </table:table-cell>
          <table:table-cell office:value-type="float" office:value="466.20001" calcext:value-type="float">
            <text:p>466.20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.20001" calcext:value-type="float">
            <text:p>352.20001</text:p>
          </table:table-cell>
          <table:table-cell office:value-type="float" office:value="400.20001" calcext:value-type="float">
            <text:p>400.20001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44.39999" calcext:value-type="float">
            <text:p>444.39999</text:p>
          </table:table-cell>
          <table:table-cell office:value-type="float" office:value="466.79999" calcext:value-type="float">
            <text:p>466.79999</text:p>
          </table:table-cell>
        </table:table-row>
        <table:table-row table:style-name="ro1">
          <table:table-cell table:number-columns-repeated="2" office:value-type="float" office:value="351.60001" calcext:value-type="float">
            <text:p>351.60001</text:p>
          </table:table-cell>
          <table:table-cell office:value-type="float" office:value="401.39999" calcext:value-type="float">
            <text:p>401.39999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45.79999" calcext:value-type="float">
            <text:p>445.79999</text:p>
          </table:table-cell>
          <table:table-cell office:value-type="float" office:value="467.39999" calcext:value-type="float">
            <text:p>467.39999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51.79999" calcext:value-type="float">
            <text:p>351.79999</text:p>
          </table:table-cell>
          <table:table-cell office:value-type="float" office:value="402.20001" calcext:value-type="float">
            <text:p>402.2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47.20001" calcext:value-type="float">
            <text:p>447.20001</text:p>
          </table:table-cell>
          <table:table-cell office:value-type="float" office:value="467.20001" calcext:value-type="float">
            <text:p>467.20001</text:p>
          </table:table-cell>
        </table:table-row>
        <table:table-row table:style-name="ro1">
          <table:table-cell office:value-type="float" office:value="350.39999" calcext:value-type="float">
            <text:p>350.39999</text:p>
          </table:table-cell>
          <table:table-cell office:value-type="float" office:value="352.20001" calcext:value-type="float">
            <text:p>352.20001</text:p>
          </table:table-cell>
          <table:table-cell office:value-type="float" office:value="402.60001" calcext:value-type="float">
            <text:p>402.60001</text:p>
          </table:table-cell>
          <table:table-cell office:value-type="float" office:value="413" calcext:value-type="float">
            <text:p>413</text:p>
          </table:table-cell>
          <table:table-cell office:value-type="float" office:value="448.20001" calcext:value-type="float">
            <text:p>448.20001</text:p>
          </table:table-cell>
          <table:table-cell office:value-type="float" office:value="466.60001" calcext:value-type="float">
            <text:p>466.60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.79999" calcext:value-type="float">
            <text:p>352.79999</text:p>
          </table:table-cell>
          <table:table-cell office:value-type="float" office:value="403" calcext:value-type="float">
            <text:p>403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49.39999" calcext:value-type="float">
            <text:p>449.39999</text:p>
          </table:table-cell>
          <table:table-cell office:value-type="float" office:value="466.60001" calcext:value-type="float">
            <text:p>466.60001</text:p>
          </table:table-cell>
        </table:table-row>
        <table:table-row table:style-name="ro1">
          <table:table-cell office:value-type="float" office:value="350.60001" calcext:value-type="float">
            <text:p>350.6000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3.79999" calcext:value-type="float">
            <text:p>403.79999</text:p>
          </table:table-cell>
          <table:table-cell office:value-type="float" office:value="413" calcext:value-type="float">
            <text:p>413</text:p>
          </table:table-cell>
          <table:table-cell office:value-type="float" office:value="451.60001" calcext:value-type="float">
            <text:p>451.600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53" calcext:value-type="float">
            <text:p>353</text:p>
          </table:table-cell>
          <table:table-cell office:value-type="float" office:value="404.20001" calcext:value-type="float">
            <text:p>404.20001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52.39999" calcext:value-type="float">
            <text:p>452.3999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50.39999" calcext:value-type="float">
            <text:p>350.39999</text:p>
          </table:table-cell>
          <table:table-cell office:value-type="float" office:value="353" calcext:value-type="float">
            <text:p>353</text:p>
          </table:table-cell>
          <table:table-cell office:value-type="float" office:value="405.20001" calcext:value-type="float">
            <text:p>405.20001</text:p>
          </table:table-cell>
          <table:table-cell office:value-type="float" office:value="414" calcext:value-type="float">
            <text:p>414</text:p>
          </table:table-cell>
          <table:table-cell office:value-type="float" office:value="453.79999" calcext:value-type="float">
            <text:p>453.79999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50.20001" calcext:value-type="float">
            <text:p>350.20001</text:p>
          </table:table-cell>
          <table:table-cell office:value-type="float" office:value="353" calcext:value-type="float">
            <text:p>353</text:p>
          </table:table-cell>
          <table:table-cell office:value-type="float" office:value="405.60001" calcext:value-type="float">
            <text:p>405.60001</text:p>
          </table:table-cell>
          <table:table-cell office:value-type="float" office:value="414" calcext:value-type="float">
            <text:p>414</text:p>
          </table:table-cell>
          <table:table-cell office:value-type="float" office:value="455" calcext:value-type="float">
            <text:p>455</text:p>
          </table:table-cell>
          <table:table-cell office:value-type="float" office:value="466.39999" calcext:value-type="float">
            <text:p>466.39999</text:p>
          </table:table-cell>
        </table:table-row>
        <table:table-row table:style-name="ro1">
          <table:table-cell office:value-type="float" office:value="350.79999" calcext:value-type="float">
            <text:p>350.79999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5.79999" calcext:value-type="float">
            <text:p>405.79999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5.79999" calcext:value-type="float">
            <text:p>455.79999</text:p>
          </table:table-cell>
          <table:table-cell office:value-type="float" office:value="465.60001" calcext:value-type="float">
            <text:p>465.60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6.20001" calcext:value-type="float">
            <text:p>406.2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53.20001" calcext:value-type="float">
            <text:p>353.20001</text:p>
          </table:table-cell>
          <table:table-cell office:value-type="float" office:value="407" calcext:value-type="float">
            <text:p>407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56.39999" calcext:value-type="float">
            <text:p>456.3999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53.60001" calcext:value-type="float">
            <text:p>353.60001</text:p>
          </table:table-cell>
          <table:table-cell office:value-type="float" office:value="407.60001" calcext:value-type="float">
            <text:p>407.60001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7.39999" calcext:value-type="float">
            <text:p>457.3999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53.60001" calcext:value-type="float">
            <text:p>353.60001</text:p>
          </table:table-cell>
          <table:table-cell office:value-type="float" office:value="407.79999" calcext:value-type="float">
            <text:p>407.7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58.60001" calcext:value-type="float">
            <text:p>458.60001</text:p>
          </table:table-cell>
          <table:table-cell office:value-type="float" office:value="463.79999" calcext:value-type="float">
            <text:p>463.79999</text:p>
          </table:table-cell>
        </table:table-row>
        <table:table-row table:style-name="ro1">
          <table:table-cell office:value-type="float" office:value="351.60001" calcext:value-type="float">
            <text:p>351.60001</text:p>
          </table:table-cell>
          <table:table-cell office:value-type="float" office:value="354.20001" calcext:value-type="float">
            <text:p>354.20001</text:p>
          </table:table-cell>
          <table:table-cell office:value-type="float" office:value="407.39999" calcext:value-type="float">
            <text:p>407.39999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59.60001" calcext:value-type="float">
            <text:p>459.60001</text:p>
          </table:table-cell>
          <table:table-cell office:value-type="float" office:value="463.60001" calcext:value-type="float">
            <text:p>463.60001</text:p>
          </table:table-cell>
        </table:table-row>
        <table:table-row table:style-name="ro1">
          <table:table-cell office:value-type="float" office:value="351.79999" calcext:value-type="float">
            <text:p>351.79999</text:p>
          </table:table-cell>
          <table:table-cell office:value-type="float" office:value="355" calcext:value-type="float">
            <text:p>355</text:p>
          </table:table-cell>
          <table:table-cell office:value-type="float" office:value="408" calcext:value-type="float">
            <text:p>408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9.79999" calcext:value-type="float">
            <text:p>459.7999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51.39999" calcext:value-type="float">
            <text:p>351.39999</text:p>
          </table:table-cell>
          <table:table-cell office:value-type="float" office:value="355.60001" calcext:value-type="float">
            <text:p>355.60001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61" calcext:value-type="float">
            <text:p>461</text:p>
          </table:table-cell>
          <table:table-cell office:value-type="float" office:value="463.79999" calcext:value-type="float">
            <text:p>463.799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6.20001" calcext:value-type="float">
            <text:p>356.20001</text:p>
          </table:table-cell>
          <table:table-cell office:value-type="float" office:value="408" calcext:value-type="float">
            <text:p>408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62.39999" calcext:value-type="float">
            <text:p>462.39999</text:p>
          </table:table-cell>
          <table:table-cell office:value-type="float" office:value="462.60001" calcext:value-type="float">
            <text:p>462.60001</text:p>
          </table:table-cell>
        </table:table-row>
        <table:table-row table:style-name="ro1">
          <table:table-cell office:value-type="float" office:value="351.39999" calcext:value-type="float">
            <text:p>351.39999</text:p>
          </table:table-cell>
          <table:table-cell office:value-type="float" office:value="356.60001" calcext:value-type="float">
            <text:p>356.60001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7.20001" calcext:value-type="float">
            <text:p>357.20001</text:p>
          </table:table-cell>
          <table:table-cell office:value-type="float" office:value="408.39999" calcext:value-type="float">
            <text:p>408.39999</text:p>
          </table:table-cell>
          <table:table-cell office:value-type="float" office:value="414.39999" calcext:value-type="float">
            <text:p>414.39999</text:p>
          </table:table-cell>
          <table:table-cell office:value-type="float" office:value="463.20001" calcext:value-type="float">
            <text:p>463.20001</text:p>
          </table:table-cell>
          <table:table-cell office:value-type="float" office:value="461.39999" calcext:value-type="float">
            <text:p>461.39999</text:p>
          </table:table-cell>
        </table:table-row>
        <table:table-row table:style-name="ro1">
          <table:table-cell office:value-type="float" office:value="352.20001" calcext:value-type="float">
            <text:p>352.20001</text:p>
          </table:table-cell>
          <table:table-cell office:value-type="float" office:value="357.60001" calcext:value-type="float">
            <text:p>357.60001</text:p>
          </table:table-cell>
          <table:table-cell office:value-type="float" office:value="409" calcext:value-type="float">
            <text:p>409</text:p>
          </table:table-cell>
          <table:table-cell office:value-type="float" office:value="414.39999" calcext:value-type="float">
            <text:p>414.39999</text:p>
          </table:table-cell>
          <table:table-cell office:value-type="float" office:value="463.79999" calcext:value-type="float">
            <text:p>463.79999</text:p>
          </table:table-cell>
          <table:table-cell office:value-type="float" office:value="461.60001" calcext:value-type="float">
            <text:p>461.60001</text:p>
          </table:table-cell>
        </table:table-row>
        <table:table-row table:style-name="ro1">
          <table:table-cell office:value-type="float" office:value="351.60001" calcext:value-type="float">
            <text:p>351.60001</text:p>
          </table:table-cell>
          <table:table-cell office:value-type="float" office:value="358.60001" calcext:value-type="float">
            <text:p>358.60001</text:p>
          </table:table-cell>
          <table:table-cell office:value-type="float" office:value="409.20001" calcext:value-type="float">
            <text:p>409.20001</text:p>
          </table:table-cell>
          <table:table-cell office:value-type="float" office:value="415.20001" calcext:value-type="float">
            <text:p>415.20001</text:p>
          </table:table-cell>
          <table:table-cell office:value-type="float" office:value="464.39999" calcext:value-type="float">
            <text:p>464.39999</text:p>
          </table:table-cell>
          <table:table-cell office:value-type="float" office:value="461.39999" calcext:value-type="float">
            <text:p>461.39999</text:p>
          </table:table-cell>
        </table:table-row>
        <table:table-row table:style-name="ro1">
          <table:table-cell office:value-type="float" office:value="351.39999" calcext:value-type="float">
            <text:p>351.39999</text:p>
          </table:table-cell>
          <table:table-cell office:value-type="float" office:value="360.20001" calcext:value-type="float">
            <text:p>360.20001</text:p>
          </table:table-cell>
          <table:table-cell office:value-type="float" office:value="409.39999" calcext:value-type="float">
            <text:p>409.39999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51.79999" calcext:value-type="float">
            <text:p>351.79999</text:p>
          </table:table-cell>
          <table:table-cell office:value-type="float" office:value="361.79999" calcext:value-type="float">
            <text:p>361.79999</text:p>
          </table:table-cell>
          <table:table-cell office:value-type="float" office:value="410.20001" calcext:value-type="float">
            <text:p>410.20001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65.39999" calcext:value-type="float">
            <text:p>465.39999</text:p>
          </table:table-cell>
          <table:table-cell office:value-type="float" office:value="461.60001" calcext:value-type="float">
            <text:p>461.60001</text:p>
          </table:table-cell>
        </table:table-row>
        <table:table-row table:style-name="ro1">
          <table:table-cell office:value-type="float" office:value="351.79999" calcext:value-type="float">
            <text:p>351.79999</text:p>
          </table:table-cell>
          <table:table-cell office:value-type="float" office:value="362.79999" calcext:value-type="float">
            <text:p>362.79999</text:p>
          </table:table-cell>
          <table:table-cell office:value-type="float" office:value="410" calcext:value-type="float">
            <text:p>410</text:p>
          </table:table-cell>
          <table:table-cell office:value-type="float" office:value="415.39999" calcext:value-type="float">
            <text:p>415.39999</text:p>
          </table:table-cell>
          <table:table-cell office:value-type="float" office:value="465.79999" calcext:value-type="float">
            <text:p>465.79999</text:p>
          </table:table-cell>
          <table:table-cell office:value-type="float" office:value="462.39999" calcext:value-type="float">
            <text:p>462.39999</text:p>
          </table:table-cell>
        </table:table-row>
        <table:table-row table:style-name="ro1">
          <table:table-cell office:value-type="float" office:value="351.39999" calcext:value-type="float">
            <text:p>351.39999</text:p>
          </table:table-cell>
          <table:table-cell office:value-type="float" office:value="363.20001" calcext:value-type="float">
            <text:p>363.20001</text:p>
          </table:table-cell>
          <table:table-cell office:value-type="float" office:value="410.20001" calcext:value-type="float">
            <text:p>410.20001</text:p>
          </table:table-cell>
          <table:table-cell office:value-type="float" office:value="416" calcext:value-type="float">
            <text:p>416</text:p>
          </table:table-cell>
          <table:table-cell office:value-type="float" office:value="466.20001" calcext:value-type="float">
            <text:p>466.20001</text:p>
          </table:table-cell>
          <table:table-cell office:value-type="float" office:value="462.60001" calcext:value-type="float">
            <text:p>462.60001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64.20001" calcext:value-type="float">
            <text:p>364.20001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16.60001" calcext:value-type="float">
            <text:p>416.60001</text:p>
          </table:table-cell>
          <table:table-cell office:value-type="float" office:value="467" calcext:value-type="float">
            <text:p>467</text:p>
          </table:table-cell>
          <table:table-cell office:value-type="float" office:value="462.60001" calcext:value-type="float">
            <text:p>462.60001</text:p>
          </table:table-cell>
        </table:table-row>
        <table:table-row table:style-name="ro1">
          <table:table-cell office:value-type="float" office:value="351.20001" calcext:value-type="float">
            <text:p>351.20001</text:p>
          </table:table-cell>
          <table:table-cell office:value-type="float" office:value="365.60001" calcext:value-type="float">
            <text:p>365.6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7" calcext:value-type="float">
            <text:p>417</text:p>
          </table:table-cell>
          <table:table-cell office:value-type="float" office:value="467.20001" calcext:value-type="float">
            <text:p>467.20001</text:p>
          </table:table-cell>
          <table:table-cell office:value-type="float" office:value="463.20001" calcext:value-type="float">
            <text:p>463.20001</text:p>
          </table:table-cell>
        </table:table-row>
        <table:table-row table:style-name="ro1">
          <table:table-cell office:value-type="float" office:value="351.39999" calcext:value-type="float">
            <text:p>351.39999</text:p>
          </table:table-cell>
          <table:table-cell office:value-type="float" office:value="367" calcext:value-type="float">
            <text:p>367</text:p>
          </table:table-cell>
          <table:table-cell office:value-type="float" office:value="410.79999" calcext:value-type="float">
            <text:p>410.79999</text:p>
          </table:table-cell>
          <table:table-cell office:value-type="float" office:value="417.79999" calcext:value-type="float">
            <text:p>417.79999</text:p>
          </table:table-cell>
          <table:table-cell office:value-type="float" office:value="466.79999" calcext:value-type="float">
            <text:p>466.79999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1.60001" calcext:value-type="float">
            <text:p>351.60001</text:p>
          </table:table-cell>
          <table:table-cell office:value-type="float" office:value="368" calcext:value-type="float">
            <text:p>368</text:p>
          </table:table-cell>
          <table:table-cell office:value-type="float" office:value="411" calcext:value-type="float">
            <text:p>411</text:p>
          </table:table-cell>
          <table:table-cell office:value-type="float" office:value="418.60001" calcext:value-type="float">
            <text:p>418.60001</text:p>
          </table:table-cell>
          <table:table-cell office:value-type="float" office:value="467.60001" calcext:value-type="float">
            <text:p>467.60001</text:p>
          </table:table-cell>
          <table:table-cell office:value-type="float" office:value="465.39999" calcext:value-type="float">
            <text:p>465.39999</text:p>
          </table:table-cell>
        </table:table-row>
        <table:table-row table:style-name="ro1">
          <table:table-cell office:value-type="float" office:value="351.79999" calcext:value-type="float">
            <text:p>351.79999</text:p>
          </table:table-cell>
          <table:table-cell office:value-type="float" office:value="370" calcext:value-type="float">
            <text:p>370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9.20001" calcext:value-type="float">
            <text:p>419.20001</text:p>
          </table:table-cell>
          <table:table-cell office:value-type="float" office:value="467.60001" calcext:value-type="float">
            <text:p>467.6000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51.60001" calcext:value-type="float">
            <text:p>351.60001</text:p>
          </table:table-cell>
          <table:table-cell office:value-type="float" office:value="371.60001" calcext:value-type="float">
            <text:p>371.60001</text:p>
          </table:table-cell>
          <table:table-cell office:value-type="float" office:value="410.60001" calcext:value-type="float">
            <text:p>410.60001</text:p>
          </table:table-cell>
          <table:table-cell office:value-type="float" office:value="420.20001" calcext:value-type="float">
            <text:p>420.20001</text:p>
          </table:table-cell>
          <table:table-cell office:value-type="float" office:value="467.79999" calcext:value-type="float">
            <text:p>467.79999</text:p>
          </table:table-cell>
          <table:table-cell office:value-type="float" office:value="466.39999" calcext:value-type="float">
            <text:p>466.39999</text:p>
          </table:table-cell>
        </table:table-row>
        <table:table-row table:style-name="ro1">
          <table:table-cell office:value-type="float" office:value="351.79999" calcext:value-type="float">
            <text:p>351.79999</text:p>
          </table:table-cell>
          <table:table-cell office:value-type="float" office:value="373.20001" calcext:value-type="float">
            <text:p>373.20001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0.79999" calcext:value-type="float">
            <text:p>420.79999</text:p>
          </table:table-cell>
          <table:table-cell office:value-type="float" office:value="468.60001" calcext:value-type="float">
            <text:p>468.60001</text:p>
          </table:table-cell>
          <table:table-cell office:value-type="float" office:value="466.79999" calcext:value-type="float">
            <text:p>466.79999</text:p>
          </table:table-cell>
        </table:table-row>
        <table:table-row table:style-name="ro1">
          <table:table-cell office:value-type="float" office:value="352.20001" calcext:value-type="float">
            <text:p>352.20001</text:p>
          </table:table-cell>
          <table:table-cell office:value-type="float" office:value="374.79999" calcext:value-type="float">
            <text:p>374.79999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21.79999" calcext:value-type="float">
            <text:p>421.79999</text:p>
          </table:table-cell>
          <table:table-cell office:value-type="float" office:value="469.20001" calcext:value-type="float">
            <text:p>469.20001</text:p>
          </table:table-cell>
          <table:table-cell office:value-type="float" office:value="468.60001" calcext:value-type="float">
            <text:p>468.60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3" calcext:value-type="float">
            <text:p>423</text:p>
          </table:table-cell>
          <table:table-cell office:value-type="float" office:value="469.39999" calcext:value-type="float">
            <text:p>469.39999</text:p>
          </table:table-cell>
          <table:table-cell office:value-type="float" office:value="470.39999" calcext:value-type="float">
            <text:p>470.399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6.79999" calcext:value-type="float">
            <text:p>376.79999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5.60001" calcext:value-type="float">
            <text:p>425.60001</text:p>
          </table:table-cell>
          <table:table-cell office:value-type="float" office:value="469.39999" calcext:value-type="float">
            <text:p>469.39999</text:p>
          </table:table-cell>
          <table:table-cell office:value-type="float" office:value="471.39999" calcext:value-type="float">
            <text:p>471.399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78" calcext:value-type="float">
            <text:p>378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7" calcext:value-type="float">
            <text:p>427</text:p>
          </table:table-cell>
          <table:table-cell office:value-type="float" office:value="469.20001" calcext:value-type="float">
            <text:p>469.20001</text:p>
          </table:table-cell>
          <table:table-cell office:value-type="float" office:value="473.60001" calcext:value-type="float">
            <text:p>473.60001</text:p>
          </table:table-cell>
        </table:table-row>
        <table:table-row table:style-name="ro1">
          <table:table-cell office:value-type="float" office:value="352.20001" calcext:value-type="float">
            <text:p>352.20001</text:p>
          </table:table-cell>
          <table:table-cell office:value-type="float" office:value="380" calcext:value-type="float">
            <text:p>380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27.79999" calcext:value-type="float">
            <text:p>427.79999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52.60001" calcext:value-type="float">
            <text:p>352.60001</text:p>
          </table:table-cell>
          <table:table-cell office:value-type="float" office:value="381.79999" calcext:value-type="float">
            <text:p>381.79999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75.79999" calcext:value-type="float">
            <text:p>475.79999</text:p>
          </table:table-cell>
        </table:table-row>
        <table:table-row table:style-name="ro1">
          <table:table-cell office:value-type="float" office:value="352.39999" calcext:value-type="float">
            <text:p>352.39999</text:p>
          </table:table-cell>
          <table:table-cell office:value-type="float" office:value="383.60001" calcext:value-type="float">
            <text:p>383.60001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30.39999" calcext:value-type="float">
            <text:p>430.39999</text:p>
          </table:table-cell>
          <table:table-cell office:value-type="float" office:value="471.60001" calcext:value-type="float">
            <text:p>471.6000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52.20001" calcext:value-type="float">
            <text:p>352.20001</text:p>
          </table:table-cell>
          <table:table-cell office:value-type="float" office:value="384.39999" calcext:value-type="float">
            <text:p>384.39999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33" calcext:value-type="float">
            <text:p>433</text:p>
          </table:table-cell>
          <table:table-cell office:value-type="float" office:value="471.39999" calcext:value-type="float">
            <text:p>471.39999</text:p>
          </table:table-cell>
          <table:table-cell office:value-type="float" office:value="479.20001" calcext:value-type="float">
            <text:p>479.20001</text:p>
          </table:table-cell>
        </table:table-row>
        <table:table-row table:style-name="ro1">
          <table:table-cell office:value-type="float" office:value="352.39999" calcext:value-type="float">
            <text:p>352.39999</text:p>
          </table:table-cell>
          <table:table-cell office:value-type="float" office:value="385.79999" calcext:value-type="float">
            <text:p>385.79999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34.39999" calcext:value-type="float">
            <text:p>434.39999</text:p>
          </table:table-cell>
          <table:table-cell office:value-type="float" office:value="470.60001" calcext:value-type="float">
            <text:p>470.6000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52.79999" calcext:value-type="float">
            <text:p>352.79999</text:p>
          </table:table-cell>
          <table:table-cell office:value-type="float" office:value="387" calcext:value-type="float">
            <text:p>387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35.20001" calcext:value-type="float">
            <text:p>435.20001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82.79999" calcext:value-type="float">
            <text:p>482.79999</text:p>
          </table:table-cell>
        </table:table-row>
        <table:table-row table:style-name="ro1">
          <table:table-cell office:value-type="float" office:value="352.79999" calcext:value-type="float">
            <text:p>352.79999</text:p>
          </table:table-cell>
          <table:table-cell office:value-type="float" office:value="388.20001" calcext:value-type="float">
            <text:p>388.20001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38.79999" calcext:value-type="float">
            <text:p>438.79999</text:p>
          </table:table-cell>
          <table:table-cell office:value-type="float" office:value="471" calcext:value-type="float">
            <text:p>471</text:p>
          </table:table-cell>
          <table:table-cell office:value-type="float" office:value="484.20001" calcext:value-type="float">
            <text:p>484.20001</text:p>
          </table:table-cell>
        </table:table-row>
        <table:table-row table:style-name="ro1">
          <table:table-cell office:value-type="float" office:value="352.39999" calcext:value-type="float">
            <text:p>352.39999</text:p>
          </table:table-cell>
          <table:table-cell office:value-type="float" office:value="389.60001" calcext:value-type="float">
            <text:p>389.60001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42" calcext:value-type="float">
            <text:p>442</text:p>
          </table:table-cell>
          <table:table-cell office:value-type="float" office:value="471.39999" calcext:value-type="float">
            <text:p>471.39999</text:p>
          </table:table-cell>
          <table:table-cell office:value-type="float" office:value="484.79999" calcext:value-type="float">
            <text:p>484.79999</text:p>
          </table:table-cell>
        </table:table-row>
        <table:table-row table:style-name="ro1">
          <table:table-cell office:value-type="float" office:value="352.39999" calcext:value-type="float">
            <text:p>352.39999</text:p>
          </table:table-cell>
          <table:table-cell office:value-type="float" office:value="391.39999" calcext:value-type="float">
            <text:p>391.3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4" calcext:value-type="float">
            <text:p>444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86.20001" calcext:value-type="float">
            <text:p>486.20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3.20001" calcext:value-type="float">
            <text:p>393.20001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45.39999" calcext:value-type="float">
            <text:p>445.39999</text:p>
          </table:table-cell>
          <table:table-cell office:value-type="float" office:value="471" calcext:value-type="float">
            <text:p>471</text:p>
          </table:table-cell>
          <table:table-cell office:value-type="float" office:value="489.39999" calcext:value-type="float">
            <text:p>489.39999</text:p>
          </table:table-cell>
        </table:table-row>
        <table:table-row table:style-name="ro1">
          <table:table-cell office:value-type="float" office:value="353.60001" calcext:value-type="float">
            <text:p>353.60001</text:p>
          </table:table-cell>
          <table:table-cell office:value-type="float" office:value="394.20001" calcext:value-type="float">
            <text:p>394.20001</text:p>
          </table:table-cell>
          <table:table-cell office:value-type="float" office:value="413" calcext:value-type="float">
            <text:p>413</text:p>
          </table:table-cell>
          <table:table-cell office:value-type="float" office:value="446.60001" calcext:value-type="float">
            <text:p>446.60001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90.20001" calcext:value-type="float">
            <text:p>490.20001</text:p>
          </table:table-cell>
        </table:table-row>
        <table:table-row table:style-name="ro1">
          <table:table-cell office:value-type="float" office:value="353.39999" calcext:value-type="float">
            <text:p>353.39999</text:p>
          </table:table-cell>
          <table:table-cell office:value-type="float" office:value="394.60001" calcext:value-type="float">
            <text:p>394.60001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48.39999" calcext:value-type="float">
            <text:p>448.39999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90.60001" calcext:value-type="float">
            <text:p>490.60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5.20001" calcext:value-type="float">
            <text:p>395.20001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50.60001" calcext:value-type="float">
            <text:p>450.60001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53.20001" calcext:value-type="float">
            <text:p>353.20001</text:p>
          </table:table-cell>
          <table:table-cell office:value-type="float" office:value="396.60001" calcext:value-type="float">
            <text:p>396.60001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51.79999" calcext:value-type="float">
            <text:p>451.79999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3.20001" calcext:value-type="float">
            <text:p>493.20001</text:p>
          </table:table-cell>
        </table:table-row>
        <table:table-row table:style-name="ro1">
          <table:table-cell office:value-type="float" office:value="353.60001" calcext:value-type="float">
            <text:p>353.60001</text:p>
          </table:table-cell>
          <table:table-cell office:value-type="float" office:value="397.60001" calcext:value-type="float">
            <text:p>397.6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53.20001" calcext:value-type="float">
            <text:p>453.20001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94.39999" calcext:value-type="float">
            <text:p>494.39999</text:p>
          </table:table-cell>
        </table:table-row>
        <table:table-row table:style-name="ro1">
          <table:table-cell office:value-type="float" office:value="353.79999" calcext:value-type="float">
            <text:p>353.79999</text:p>
          </table:table-cell>
          <table:table-cell office:value-type="float" office:value="399" calcext:value-type="float">
            <text:p>3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54.39999" calcext:value-type="float">
            <text:p>454.39999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6.20001" calcext:value-type="float">
            <text:p>496.20001</text:p>
          </table:table-cell>
        </table:table-row>
        <table:table-row table:style-name="ro1">
          <table:table-cell office:value-type="float" office:value="354.20001" calcext:value-type="float">
            <text:p>354.20001</text:p>
          </table:table-cell>
          <table:table-cell office:value-type="float" office:value="399.60001" calcext:value-type="float">
            <text:p>399.60001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55.79999" calcext:value-type="float">
            <text:p>455.79999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7.39999" calcext:value-type="float">
            <text:p>497.39999</text:p>
          </table:table-cell>
        </table:table-row>
        <table:table-row table:style-name="ro1">
          <table:table-cell office:value-type="float" office:value="354.60001" calcext:value-type="float">
            <text:p>354.60001</text:p>
          </table:table-cell>
          <table:table-cell office:value-type="float" office:value="399.60001" calcext:value-type="float">
            <text:p>399.60001</text:p>
          </table:table-cell>
          <table:table-cell office:value-type="float" office:value="413" calcext:value-type="float">
            <text:p>413</text:p>
          </table:table-cell>
          <table:table-cell office:value-type="float" office:value="457.20001" calcext:value-type="float">
            <text:p>457.20001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97.79999" calcext:value-type="float">
            <text:p>497.7999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0.39999" calcext:value-type="float">
            <text:p>400.39999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58" calcext:value-type="float">
            <text:p>458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98.79999" calcext:value-type="float">
            <text:p>498.79999</text:p>
          </table:table-cell>
        </table:table-row>
        <table:table-row table:style-name="ro1">
          <table:table-cell office:value-type="float" office:value="355.39999" calcext:value-type="float">
            <text:p>355.39999</text:p>
          </table:table-cell>
          <table:table-cell office:value-type="float" office:value="401.39999" calcext:value-type="float">
            <text:p>401.3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58.79999" calcext:value-type="float">
            <text:p>458.79999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501.20001" calcext:value-type="float">
            <text:p>501.200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01.60001" calcext:value-type="float">
            <text:p>401.6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60" calcext:value-type="float">
            <text:p>460</text:p>
          </table:table-cell>
          <table:table-cell office:value-type="float" office:value="472.60001" calcext:value-type="float">
            <text:p>472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6.79999" calcext:value-type="float">
            <text:p>356.79999</text:p>
          </table:table-cell>
          <table:table-cell office:value-type="float" office:value="403.20001" calcext:value-type="float">
            <text:p>403.20001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61" calcext:value-type="float">
            <text:p>461</text:p>
          </table:table-cell>
          <table:table-cell office:value-type="float" office:value="472.60001" calcext:value-type="float">
            <text:p>472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6.60001" calcext:value-type="float">
            <text:p>356.60001</text:p>
          </table:table-cell>
          <table:table-cell office:value-type="float" office:value="404" calcext:value-type="float">
            <text:p>404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62.20001" calcext:value-type="float">
            <text:p>462.20001</text:p>
          </table:table-cell>
          <table:table-cell office:value-type="float" office:value="472.79999" calcext:value-type="float">
            <text:p>472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6.79999" calcext:value-type="float">
            <text:p>356.79999</text:p>
          </table:table-cell>
          <table:table-cell office:value-type="float" office:value="404" calcext:value-type="float">
            <text:p>404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63.20001" calcext:value-type="float">
            <text:p>463.20001</text:p>
          </table:table-cell>
          <table:table-cell office:value-type="float" office:value="472.79999" calcext:value-type="float">
            <text:p>472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7.79999" calcext:value-type="float">
            <text:p>357.79999</text:p>
          </table:table-cell>
          <table:table-cell office:value-type="float" office:value="404.39999" calcext:value-type="float">
            <text:p>404.3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64.20001" calcext:value-type="float">
            <text:p>464.20001</text:p>
          </table:table-cell>
          <table:table-cell office:value-type="float" office:value="472.79999" calcext:value-type="float">
            <text:p>472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05.20001" calcext:value-type="float">
            <text:p>405.20001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64.60001" calcext:value-type="float">
            <text:p>464.6000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0.20001" calcext:value-type="float">
            <text:p>360.20001</text:p>
          </table:table-cell>
          <table:table-cell office:value-type="float" office:value="405.79999" calcext:value-type="float">
            <text:p>405.79999</text:p>
          </table:table-cell>
          <table:table-cell office:value-type="float" office:value="413" calcext:value-type="float">
            <text:p>413</text:p>
          </table:table-cell>
          <table:table-cell office:value-type="float" office:value="465.20001" calcext:value-type="float">
            <text:p>465.20001</text:p>
          </table:table-cell>
          <table:table-cell office:value-type="float" office:value="473.79999" calcext:value-type="float">
            <text:p>473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5.79999" calcext:value-type="float">
            <text:p>405.79999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65.60001" calcext:value-type="float">
            <text:p>465.60001</text:p>
          </table:table-cell>
          <table:table-cell office:value-type="float" office:value="473.60001" calcext:value-type="float">
            <text:p>47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06.60001" calcext:value-type="float">
            <text:p>406.6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65.79999" calcext:value-type="float">
            <text:p>465.79999</text:p>
          </table:table-cell>
          <table:table-cell office:value-type="float" office:value="473.20001" calcext:value-type="float">
            <text:p>473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3.60001" calcext:value-type="float">
            <text:p>363.60001</text:p>
          </table:table-cell>
          <table:table-cell office:value-type="float" office:value="407.20001" calcext:value-type="float">
            <text:p>407.20001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67" calcext:value-type="float">
            <text:p>467</text:p>
          </table:table-cell>
          <table:table-cell office:value-type="float" office:value="473.39999" calcext:value-type="float">
            <text:p>473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5.20001" calcext:value-type="float">
            <text:p>365.20001</text:p>
          </table:table-cell>
          <table:table-cell office:value-type="float" office:value="407.39999" calcext:value-type="float">
            <text:p>407.39999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67.20001" calcext:value-type="float">
            <text:p>467.20001</text:p>
          </table:table-cell>
          <table:table-cell office:value-type="float" office:value="473.79999" calcext:value-type="float">
            <text:p>473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6.39999" calcext:value-type="float">
            <text:p>366.39999</text:p>
          </table:table-cell>
          <table:table-cell office:value-type="float" office:value="407.79999" calcext:value-type="float">
            <text:p>407.79999</text:p>
          </table:table-cell>
          <table:table-cell office:value-type="float" office:value="414" calcext:value-type="float">
            <text:p>414</text:p>
          </table:table-cell>
          <table:table-cell office:value-type="float" office:value="467.79999" calcext:value-type="float">
            <text:p>467.79999</text:p>
          </table:table-cell>
          <table:table-cell office:value-type="float" office:value="474.20001" calcext:value-type="float">
            <text:p>474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7.39999" calcext:value-type="float">
            <text:p>407.39999</text:p>
          </table:table-cell>
          <table:table-cell office:value-type="float" office:value="414" calcext:value-type="float">
            <text:p>414</text:p>
          </table:table-cell>
          <table:table-cell office:value-type="float" office:value="469" calcext:value-type="float">
            <text:p>469</text:p>
          </table:table-cell>
          <table:table-cell office:value-type="float" office:value="473.60001" calcext:value-type="float">
            <text:p>47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9.20001" calcext:value-type="float">
            <text:p>369.20001</text:p>
          </table:table-cell>
          <table:table-cell office:value-type="float" office:value="407.60001" calcext:value-type="float">
            <text:p>407.60001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69.39999" calcext:value-type="float">
            <text:p>469.3999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68.79999" calcext:value-type="float">
            <text:p>468.79999</text:p>
          </table:table-cell>
          <table:table-cell office:value-type="float" office:value="473.60001" calcext:value-type="float">
            <text:p>47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4.60001" calcext:value-type="float">
            <text:p>474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3.20001" calcext:value-type="float">
            <text:p>373.20001</text:p>
          </table:table-cell>
          <table:table-cell office:value-type="float" office:value="408" calcext:value-type="float">
            <text:p>408</text:p>
          </table:table-cell>
          <table:table-cell office:value-type="float" office:value="414.20001" calcext:value-type="float">
            <text:p>414.20001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4.60001" calcext:value-type="float">
            <text:p>374.60001</text:p>
          </table:table-cell>
          <table:table-cell office:value-type="float" office:value="408.20001" calcext:value-type="float">
            <text:p>408.20001</text:p>
          </table:table-cell>
          <table:table-cell office:value-type="float" office:value="414.79999" calcext:value-type="float">
            <text:p>414.79999</text:p>
          </table:table-cell>
          <table:table-cell office:value-type="float" office:value="470" calcext:value-type="float">
            <text:p>470</text:p>
          </table:table-cell>
          <table:table-cell office:value-type="float" office:value="474.60001" calcext:value-type="float">
            <text:p>474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6.60001" calcext:value-type="float">
            <text:p>376.60001</text:p>
          </table:table-cell>
          <table:table-cell office:value-type="float" office:value="409" calcext:value-type="float">
            <text:p>409</text:p>
          </table:table-cell>
          <table:table-cell office:value-type="float" office:value="414.79999" calcext:value-type="float">
            <text:p>414.79999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74.60001" calcext:value-type="float">
            <text:p>474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8.20001" calcext:value-type="float">
            <text:p>378.20001</text:p>
          </table:table-cell>
          <table:table-cell office:value-type="float" office:value="409.39999" calcext:value-type="float">
            <text:p>409.39999</text:p>
          </table:table-cell>
          <table:table-cell office:value-type="float" office:value="414.79999" calcext:value-type="float">
            <text:p>414.79999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75.39999" calcext:value-type="float">
            <text:p>475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9.20001" calcext:value-type="float">
            <text:p>379.20001</text:p>
          </table:table-cell>
          <table:table-cell office:value-type="float" office:value="409.20001" calcext:value-type="float">
            <text:p>409.20001</text:p>
          </table:table-cell>
          <table:table-cell office:value-type="float" office:value="414.79999" calcext:value-type="float">
            <text:p>414.79999</text:p>
          </table:table-cell>
          <table:table-cell office:value-type="float" office:value="470.60001" calcext:value-type="float">
            <text:p>470.6000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0.79999" calcext:value-type="float">
            <text:p>380.79999</text:p>
          </table:table-cell>
          <table:table-cell office:value-type="float" office:value="409" calcext:value-type="float">
            <text:p>409</text:p>
          </table:table-cell>
          <table:table-cell office:value-type="float" office:value="415.39999" calcext:value-type="float">
            <text:p>415.39999</text:p>
          </table:table-cell>
          <table:table-cell office:value-type="float" office:value="471" calcext:value-type="float">
            <text:p>471</text:p>
          </table:table-cell>
          <table:table-cell office:value-type="float" office:value="475.79999" calcext:value-type="float">
            <text:p>475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2.79999" calcext:value-type="float">
            <text:p>382.79999</text:p>
          </table:table-cell>
          <table:table-cell office:value-type="float" office:value="409.39999" calcext:value-type="float">
            <text:p>409.39999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76.60001" calcext:value-type="float">
            <text:p>476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4.39999" calcext:value-type="float">
            <text:p>384.39999</text:p>
          </table:table-cell>
          <table:table-cell office:value-type="float" office:value="410.60001" calcext:value-type="float">
            <text:p>410.60001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71.39999" calcext:value-type="float">
            <text:p>471.39999</text:p>
          </table:table-cell>
          <table:table-cell office:value-type="float" office:value="477.39999" calcext:value-type="float">
            <text:p>477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6.39999" calcext:value-type="float">
            <text:p>386.39999</text:p>
          </table:table-cell>
          <table:table-cell office:value-type="float" office:value="410.20001" calcext:value-type="float">
            <text:p>410.20001</text:p>
          </table:table-cell>
          <table:table-cell office:value-type="float" office:value="416.39999" calcext:value-type="float">
            <text:p>416.39999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7.39999" calcext:value-type="float">
            <text:p>387.39999</text:p>
          </table:table-cell>
          <table:table-cell office:value-type="float" office:value="410.39999" calcext:value-type="float">
            <text:p>410.39999</text:p>
          </table:table-cell>
          <table:table-cell office:value-type="float" office:value="417.20001" calcext:value-type="float">
            <text:p>417.20001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8.79999" calcext:value-type="float">
            <text:p>388.79999</text:p>
          </table:table-cell>
          <table:table-cell office:value-type="float" office:value="411" calcext:value-type="float">
            <text:p>411</text:p>
          </table:table-cell>
          <table:table-cell office:value-type="float" office:value="418.60001" calcext:value-type="float">
            <text:p>418.60001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78.39999" calcext:value-type="float">
            <text:p>478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0.20001" calcext:value-type="float">
            <text:p>390.2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9.39999" calcext:value-type="float">
            <text:p>419.39999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0.20001" calcext:value-type="float">
            <text:p>480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1.20001" calcext:value-type="float">
            <text:p>391.2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19.39999" calcext:value-type="float">
            <text:p>419.39999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80.20001" calcext:value-type="float">
            <text:p>480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2.39999" calcext:value-type="float">
            <text:p>392.39999</text:p>
          </table:table-cell>
          <table:table-cell office:value-type="float" office:value="411" calcext:value-type="float">
            <text:p>411</text:p>
          </table:table-cell>
          <table:table-cell office:value-type="float" office:value="419.39999" calcext:value-type="float">
            <text:p>419.39999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80.79999" calcext:value-type="float">
            <text:p>480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3.79999" calcext:value-type="float">
            <text:p>393.79999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20.39999" calcext:value-type="float">
            <text:p>420.39999</text:p>
          </table:table-cell>
          <table:table-cell office:value-type="float" office:value="473" calcext:value-type="float">
            <text:p>473</text:p>
          </table:table-cell>
          <table:table-cell office:value-type="float" office:value="482.39999" calcext:value-type="float">
            <text:p>482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4.79999" calcext:value-type="float">
            <text:p>394.79999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22" calcext:value-type="float">
            <text:p>422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82.79999" calcext:value-type="float">
            <text:p>482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6.20001" calcext:value-type="float">
            <text:p>396.20001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22.39999" calcext:value-type="float">
            <text:p>422.39999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3.79999" calcext:value-type="float">
            <text:p>483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23.39999" calcext:value-type="float">
            <text:p>423.39999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5.39999" calcext:value-type="float">
            <text:p>485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11.79999" calcext:value-type="float">
            <text:p>411.79999</text:p>
          </table:table-cell>
          <table:table-cell office:value-type="float" office:value="424.79999" calcext:value-type="float">
            <text:p>424.79999</text:p>
          </table:table-cell>
          <table:table-cell office:value-type="float" office:value="473" calcext:value-type="float">
            <text:p>473</text:p>
          </table:table-cell>
          <table:table-cell office:value-type="float" office:value="485.79999" calcext:value-type="float">
            <text:p>485.7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8.79999" calcext:value-type="float">
            <text:p>398.79999</text:p>
          </table:table-cell>
          <table:table-cell office:value-type="float" office:value="411.39999" calcext:value-type="float">
            <text:p>411.39999</text:p>
          </table:table-cell>
          <table:table-cell office:value-type="float" office:value="426.39999" calcext:value-type="float">
            <text:p>426.39999</text:p>
          </table:table-cell>
          <table:table-cell office:value-type="float" office:value="473" calcext:value-type="float">
            <text:p>473</text:p>
          </table:table-cell>
          <table:table-cell office:value-type="float" office:value="487.20001" calcext:value-type="float">
            <text:p>487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0.39999" calcext:value-type="float">
            <text:p>400.39999</text:p>
          </table:table-cell>
          <table:table-cell office:value-type="float" office:value="411.20001" calcext:value-type="float">
            <text:p>411.20001</text:p>
          </table:table-cell>
          <table:table-cell office:value-type="float" office:value="428.39999" calcext:value-type="float">
            <text:p>428.39999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88.60001" calcext:value-type="float">
            <text:p>488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1.60001" calcext:value-type="float">
            <text:p>401.60001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29.79999" calcext:value-type="float">
            <text:p>429.79999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90.39999" calcext:value-type="float">
            <text:p>490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1.79999" calcext:value-type="float">
            <text:p>401.79999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31.39999" calcext:value-type="float">
            <text:p>431.39999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91.20001" calcext:value-type="float">
            <text:p>491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2.39999" calcext:value-type="float">
            <text:p>402.3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33.20001" calcext:value-type="float">
            <text:p>433.20001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91.20001" calcext:value-type="float">
            <text:p>491.2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3.39999" calcext:value-type="float">
            <text:p>403.3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35" calcext:value-type="float">
            <text:p>435</text:p>
          </table:table-cell>
          <table:table-cell office:value-type="float" office:value="473" calcext:value-type="float">
            <text:p>473</text:p>
          </table:table-cell>
          <table:table-cell office:value-type="float" office:value="492.60001" calcext:value-type="float">
            <text:p>492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4.20001" calcext:value-type="float">
            <text:p>404.20001</text:p>
          </table:table-cell>
          <table:table-cell office:value-type="float" office:value="412" calcext:value-type="float">
            <text:p>412</text:p>
          </table:table-cell>
          <table:table-cell office:value-type="float" office:value="437.39999" calcext:value-type="float">
            <text:p>437.39999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3.60001" calcext:value-type="float">
            <text:p>493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4.60001" calcext:value-type="float">
            <text:p>404.60001</text:p>
          </table:table-cell>
          <table:table-cell office:value-type="float" office:value="411.60001" calcext:value-type="float">
            <text:p>411.60001</text:p>
          </table:table-cell>
          <table:table-cell office:value-type="float" office:value="439.20001" calcext:value-type="float">
            <text:p>439.20001</text:p>
          </table:table-cell>
          <table:table-cell office:value-type="float" office:value="473" calcext:value-type="float">
            <text:p>473</text:p>
          </table:table-cell>
          <table:table-cell office:value-type="float" office:value="494.60001" calcext:value-type="float">
            <text:p>494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5.39999" calcext:value-type="float">
            <text:p>405.39999</text:p>
          </table:table-cell>
          <table:table-cell office:value-type="float" office:value="412" calcext:value-type="float">
            <text:p>412</text:p>
          </table:table-cell>
          <table:table-cell office:value-type="float" office:value="440.79999" calcext:value-type="float">
            <text:p>440.79999</text:p>
          </table:table-cell>
          <table:table-cell office:value-type="float" office:value="473.39999" calcext:value-type="float">
            <text:p>473.39999</text:p>
          </table:table-cell>
          <table:table-cell office:value-type="float" office:value="496.60001" calcext:value-type="float">
            <text:p>496.600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5.39999" calcext:value-type="float">
            <text:p>405.39999</text:p>
          </table:table-cell>
          <table:table-cell office:value-type="float" office:value="412.20001" calcext:value-type="float">
            <text:p>412.20001</text:p>
          </table:table-cell>
          <table:table-cell office:value-type="float" office:value="443.60001" calcext:value-type="float">
            <text:p>443.60001</text:p>
          </table:table-cell>
          <table:table-cell office:value-type="float" office:value="473.39999" calcext:value-type="float">
            <text:p>473.39999</text:p>
          </table:table-cell>
          <table:table-cell office:value-type="float" office:value="498.39999" calcext:value-type="float">
            <text:p>498.399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5.79999" calcext:value-type="float">
            <text:p>405.7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4.60001" calcext:value-type="float">
            <text:p>444.60001</text:p>
          </table:table-cell>
          <table:table-cell office:value-type="float" office:value="474" calcext:value-type="float">
            <text:p>47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6.39999" calcext:value-type="float">
            <text:p>406.3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6.39999" calcext:value-type="float">
            <text:p>446.39999</text:p>
          </table:table-cell>
          <table:table-cell office:value-type="float" office:value="474.20001" calcext:value-type="float">
            <text:p>474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6.60001" calcext:value-type="float">
            <text:p>406.60001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8.60001" calcext:value-type="float">
            <text:p>448.60001</text:p>
          </table:table-cell>
          <table:table-cell office:value-type="float" office:value="473.60001" calcext:value-type="float">
            <text:p>47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49.60001" calcext:value-type="float">
            <text:p>449.60001</text:p>
          </table:table-cell>
          <table:table-cell office:value-type="float" office:value="473.39999" calcext:value-type="float">
            <text:p>473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7.79999" calcext:value-type="float">
            <text:p>407.79999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51.20001" calcext:value-type="float">
            <text:p>451.20001</text:p>
          </table:table-cell>
          <table:table-cell office:value-type="float" office:value="473.60001" calcext:value-type="float">
            <text:p>47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7.39999" calcext:value-type="float">
            <text:p>407.39999</text:p>
          </table:table-cell>
          <table:table-cell office:value-type="float" office:value="412.79999" calcext:value-type="float">
            <text:p>412.79999</text:p>
          </table:table-cell>
          <table:table-cell office:value-type="float" office:value="453.60001" calcext:value-type="float">
            <text:p>453.60001</text:p>
          </table:table-cell>
          <table:table-cell office:value-type="float" office:value="473.20001" calcext:value-type="float">
            <text:p>473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7.39999" calcext:value-type="float">
            <text:p>407.39999</text:p>
          </table:table-cell>
          <table:table-cell office:value-type="float" office:value="413" calcext:value-type="float">
            <text:p>413</text:p>
          </table:table-cell>
          <table:table-cell office:value-type="float" office:value="455.39999" calcext:value-type="float">
            <text:p>455.39999</text:p>
          </table:table-cell>
          <table:table-cell office:value-type="float" office:value="473.60001" calcext:value-type="float">
            <text:p>47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7.79999" calcext:value-type="float">
            <text:p>407.7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56.39999" calcext:value-type="float">
            <text:p>456.39999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8.20001" calcext:value-type="float">
            <text:p>408.20001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58" calcext:value-type="float">
            <text:p>458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8.60001" calcext:value-type="float">
            <text:p>408.60001</text:p>
          </table:table-cell>
          <table:table-cell office:value-type="float" office:value="413" calcext:value-type="float">
            <text:p>413</text:p>
          </table:table-cell>
          <table:table-cell office:value-type="float" office:value="459.60001" calcext:value-type="float">
            <text:p>459.60001</text:p>
          </table:table-cell>
          <table:table-cell office:value-type="float" office:value="474.39999" calcext:value-type="float">
            <text:p>474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8.79999" calcext:value-type="float">
            <text:p>408.79999</text:p>
          </table:table-cell>
          <table:table-cell office:value-type="float" office:value="413" calcext:value-type="float">
            <text:p>413</text:p>
          </table:table-cell>
          <table:table-cell office:value-type="float" office:value="461" calcext:value-type="float">
            <text:p>461</text:p>
          </table:table-cell>
          <table:table-cell office:value-type="float" office:value="474.39999" calcext:value-type="float">
            <text:p>474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8.60001" calcext:value-type="float">
            <text:p>408.60001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61.60001" calcext:value-type="float">
            <text:p>461.60001</text:p>
          </table:table-cell>
          <table:table-cell office:value-type="float" office:value="473.39999" calcext:value-type="float">
            <text:p>473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9.39999" calcext:value-type="float">
            <text:p>409.39999</text:p>
          </table:table-cell>
          <table:table-cell office:value-type="float" office:value="412" calcext:value-type="float">
            <text:p>412</text:p>
          </table:table-cell>
          <table:table-cell office:value-type="float" office:value="462" calcext:value-type="float">
            <text:p>462</text:p>
          </table:table-cell>
          <table:table-cell office:value-type="float" office:value="473.79999" calcext:value-type="float">
            <text:p>473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9.79999" calcext:value-type="float">
            <text:p>409.7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63" calcext:value-type="float">
            <text:p>463</text:p>
          </table:table-cell>
          <table:table-cell office:value-type="float" office:value="474.20001" calcext:value-type="float">
            <text:p>474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9.20001" calcext:value-type="float">
            <text:p>409.20001</text:p>
          </table:table-cell>
          <table:table-cell office:value-type="float" office:value="412.60001" calcext:value-type="float">
            <text:p>412.60001</text:p>
          </table:table-cell>
          <table:table-cell office:value-type="float" office:value="464.79999" calcext:value-type="float">
            <text:p>464.79999</text:p>
          </table:table-cell>
          <table:table-cell office:value-type="float" office:value="473.60001" calcext:value-type="float">
            <text:p>47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9.20001" calcext:value-type="float">
            <text:p>409.20001</text:p>
          </table:table-cell>
          <table:table-cell office:value-type="float" office:value="413" calcext:value-type="float">
            <text:p>413</text:p>
          </table:table-cell>
          <table:table-cell office:value-type="float" office:value="465.60001" calcext:value-type="float">
            <text:p>465.60001</text:p>
          </table:table-cell>
          <table:table-cell office:value-type="float" office:value="473.60001" calcext:value-type="float">
            <text:p>473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09.79999" calcext:value-type="float">
            <text:p>409.79999</text:p>
          </table:table-cell>
          <table:table-cell office:value-type="float" office:value="412.39999" calcext:value-type="float">
            <text:p>412.39999</text:p>
          </table:table-cell>
          <table:table-cell office:value-type="float" office:value="465.79999" calcext:value-type="float">
            <text:p>465.79999</text:p>
          </table:table-cell>
          <table:table-cell office:value-type="float" office:value="474.20001" calcext:value-type="float">
            <text:p>474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0.20001" calcext:value-type="float">
            <text:p>410.2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65.79999" calcext:value-type="float">
            <text:p>465.79999</text:p>
          </table:table-cell>
          <table:table-cell office:value-type="float" office:value="474.20001" calcext:value-type="float">
            <text:p>474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0.79999" calcext:value-type="float">
            <text:p>410.79999</text:p>
          </table:table-cell>
          <table:table-cell office:value-type="float" office:value="414" calcext:value-type="float">
            <text:p>414</text:p>
          </table:table-cell>
          <table:table-cell office:value-type="float" office:value="465.39999" calcext:value-type="float">
            <text:p>465.39999</text:p>
          </table:table-cell>
          <table:table-cell office:value-type="float" office:value="474.79999" calcext:value-type="float">
            <text:p>474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0.79999" calcext:value-type="float">
            <text:p>410.79999</text:p>
          </table:table-cell>
          <table:table-cell office:value-type="float" office:value="414.39999" calcext:value-type="float">
            <text:p>414.39999</text:p>
          </table:table-cell>
          <table:table-cell office:value-type="float" office:value="466.60001" calcext:value-type="float">
            <text:p>466.60001</text:p>
          </table:table-cell>
          <table:table-cell office:value-type="float" office:value="475.20001" calcext:value-type="float">
            <text:p>475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67.39999" calcext:value-type="float">
            <text:p>467.39999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20001" calcext:value-type="float">
            <text:p>411.20001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68" calcext:value-type="float">
            <text:p>468</text:p>
          </table:table-cell>
          <table:table-cell office:value-type="float" office:value="475.39999" calcext:value-type="float">
            <text:p>475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60001" calcext:value-type="float">
            <text:p>411.6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68.39999" calcext:value-type="float">
            <text:p>468.39999</text:p>
          </table:table-cell>
          <table:table-cell office:value-type="float" office:value="475.20001" calcext:value-type="float">
            <text:p>475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20001" calcext:value-type="float">
            <text:p>411.20001</text:p>
          </table:table-cell>
          <table:table-cell office:value-type="float" office:value="413.20001" calcext:value-type="float">
            <text:p>413.20001</text:p>
          </table:table-cell>
          <table:table-cell office:value-type="float" office:value="469" calcext:value-type="float">
            <text:p>469</text:p>
          </table:table-cell>
          <table:table-cell office:value-type="float" office:value="474.60001" calcext:value-type="float">
            <text:p>474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39999" calcext:value-type="float">
            <text:p>411.39999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69.60001" calcext:value-type="float">
            <text:p>469.60001</text:p>
          </table:table-cell>
          <table:table-cell office:value-type="float" office:value="473.79999" calcext:value-type="float">
            <text:p>473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39999" calcext:value-type="float">
            <text:p>411.3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74.60001" calcext:value-type="float">
            <text:p>474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20001" calcext:value-type="float">
            <text:p>411.20001</text:p>
          </table:table-cell>
          <table:table-cell office:value-type="float" office:value="413.39999" calcext:value-type="float">
            <text:p>413.39999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5.60001" calcext:value-type="float">
            <text:p>475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79999" calcext:value-type="float">
            <text:p>411.79999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6.79999" calcext:value-type="float">
            <text:p>476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1.60001" calcext:value-type="float">
            <text:p>411.60001</text:p>
          </table:table-cell>
          <table:table-cell office:value-type="float" office:value="413.79999" calcext:value-type="float">
            <text:p>413.79999</text:p>
          </table:table-cell>
          <table:table-cell office:value-type="float" office:value="471.39999" calcext:value-type="float">
            <text:p>471.39999</text:p>
          </table:table-cell>
          <table:table-cell office:value-type="float" office:value="477.79999" calcext:value-type="float">
            <text:p>477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.60001" calcext:value-type="float">
            <text:p>413.60001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14" calcext:value-type="float">
            <text:p>414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77.79999" calcext:value-type="float">
            <text:p>477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14.39999" calcext:value-type="float">
            <text:p>414.39999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78.39999" calcext:value-type="float">
            <text:p>478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14.79999" calcext:value-type="float">
            <text:p>414.79999</text:p>
          </table:table-cell>
          <table:table-cell office:value-type="float" office:value="471.20001" calcext:value-type="float">
            <text:p>471.20001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15.60001" calcext:value-type="float">
            <text:p>415.60001</text:p>
          </table:table-cell>
          <table:table-cell office:value-type="float" office:value="471" calcext:value-type="float">
            <text:p>471</text:p>
          </table:table-cell>
          <table:table-cell office:value-type="float" office:value="479.79999" calcext:value-type="float">
            <text:p>479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16.20001" calcext:value-type="float">
            <text:p>416.20001</text:p>
          </table:table-cell>
          <table:table-cell office:value-type="float" office:value="470.79999" calcext:value-type="float">
            <text:p>470.79999</text:p>
          </table:table-cell>
          <table:table-cell office:value-type="float" office:value="480.39999" calcext:value-type="float">
            <text:p>480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60001" calcext:value-type="float">
            <text:p>413.60001</text:p>
          </table:table-cell>
          <table:table-cell office:value-type="float" office:value="416.39999" calcext:value-type="float">
            <text:p>416.39999</text:p>
          </table:table-cell>
          <table:table-cell office:value-type="float" office:value="471.39999" calcext:value-type="float">
            <text:p>471.39999</text:p>
          </table:table-cell>
          <table:table-cell office:value-type="float" office:value="481.39999" calcext:value-type="float">
            <text:p>481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16.39999" calcext:value-type="float">
            <text:p>416.39999</text:p>
          </table:table-cell>
          <table:table-cell office:value-type="float" office:value="472" calcext:value-type="float">
            <text:p>472</text:p>
          </table:table-cell>
          <table:table-cell office:value-type="float" office:value="481.79999" calcext:value-type="float">
            <text:p>481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16.60001" calcext:value-type="float">
            <text:p>416.60001</text:p>
          </table:table-cell>
          <table:table-cell office:value-type="float" office:value="472" calcext:value-type="float">
            <text:p>472</text:p>
          </table:table-cell>
          <table:table-cell office:value-type="float" office:value="482.39999" calcext:value-type="float">
            <text:p>482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16.60001" calcext:value-type="float">
            <text:p>416.60001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17" calcext:value-type="float">
            <text:p>417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3.79999" calcext:value-type="float">
            <text:p>483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17.60001" calcext:value-type="float">
            <text:p>417.60001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85.39999" calcext:value-type="float">
            <text:p>485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79999" calcext:value-type="float">
            <text:p>412.79999</text:p>
          </table:table-cell>
          <table:table-cell office:value-type="float" office:value="418.20001" calcext:value-type="float">
            <text:p>418.20001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8.79999" calcext:value-type="float">
            <text:p>418.79999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87.79999" calcext:value-type="float">
            <text:p>487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39999" calcext:value-type="float">
            <text:p>413.39999</text:p>
          </table:table-cell>
          <table:table-cell office:value-type="float" office:value="420.39999" calcext:value-type="float">
            <text:p>420.39999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88.60001" calcext:value-type="float">
            <text:p>488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39999" calcext:value-type="float">
            <text:p>413.39999</text:p>
          </table:table-cell>
          <table:table-cell office:value-type="float" office:value="421.60001" calcext:value-type="float">
            <text:p>421.60001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0.60001" calcext:value-type="float">
            <text:p>490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2.39999" calcext:value-type="float">
            <text:p>422.39999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23" calcext:value-type="float">
            <text:p>423</text:p>
          </table:table-cell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79999" calcext:value-type="float">
            <text:p>412.79999</text:p>
          </table:table-cell>
          <table:table-cell office:value-type="float" office:value="423.60001" calcext:value-type="float">
            <text:p>423.60001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3.39999" calcext:value-type="float">
            <text:p>493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25.20001" calcext:value-type="float">
            <text:p>425.20001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94.79999" calcext:value-type="float">
            <text:p>494.7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79999" calcext:value-type="float">
            <text:p>412.79999</text:p>
          </table:table-cell>
          <table:table-cell office:value-type="float" office:value="426" calcext:value-type="float">
            <text:p>426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7.20001" calcext:value-type="float">
            <text:p>497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27.39999" calcext:value-type="float">
            <text:p>427.39999</text:p>
          </table:table-cell>
          <table:table-cell office:value-type="float" office:value="473" calcext:value-type="float">
            <text:p>473</text:p>
          </table:table-cell>
          <table:table-cell office:value-type="float" office:value="498.39999" calcext:value-type="float">
            <text:p>498.39999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29.39999" calcext:value-type="float">
            <text:p>429.39999</text:p>
          </table:table-cell>
          <table:table-cell office:value-type="float" office:value="472.39999" calcext:value-type="float">
            <text:p>472.39999</text:p>
          </table:table-cell>
          <table:table-cell office:value-type="float" office:value="499.20001" calcext:value-type="float">
            <text:p>499.2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31.20001" calcext:value-type="float">
            <text:p>431.20001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500.60001" calcext:value-type="float">
            <text:p>500.6000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32.60001" calcext:value-type="float">
            <text:p>432.60001</text:p>
          </table:table-cell>
          <table:table-cell office:value-type="float" office:value="472.60001" calcext:value-type="float">
            <text:p>472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33.79999" calcext:value-type="float">
            <text:p>433.79999</text:p>
          </table:table-cell>
          <table:table-cell office:value-type="float" office:value="473.39999" calcext:value-type="float">
            <text:p>473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60001" calcext:value-type="float">
            <text:p>413.60001</text:p>
          </table:table-cell>
          <table:table-cell office:value-type="float" office:value="435.20001" calcext:value-type="float">
            <text:p>435.2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79999" calcext:value-type="float">
            <text:p>413.79999</text:p>
          </table:table-cell>
          <table:table-cell office:value-type="float" office:value="437" calcext:value-type="float">
            <text:p>437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39" calcext:value-type="float">
            <text:p>439</text:p>
          </table:table-cell>
          <table:table-cell office:value-type="float" office:value="474.20001" calcext:value-type="float">
            <text:p>474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41.39999" calcext:value-type="float">
            <text:p>441.39999</text:p>
          </table:table-cell>
          <table:table-cell office:value-type="float" office:value="473.39999" calcext:value-type="float">
            <text:p>473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2.60001" calcext:value-type="float">
            <text:p>412.60001</text:p>
          </table:table-cell>
          <table:table-cell office:value-type="float" office:value="443.39999" calcext:value-type="float">
            <text:p>443.39999</text:p>
          </table:table-cell>
          <table:table-cell office:value-type="float" office:value="473.60001" calcext:value-type="float">
            <text:p>473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44.79999" calcext:value-type="float">
            <text:p>444.79999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46.60001" calcext:value-type="float">
            <text:p>446.6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60001" calcext:value-type="float">
            <text:p>413.60001</text:p>
          </table:table-cell>
          <table:table-cell office:value-type="float" office:value="448" calcext:value-type="float">
            <text:p>448</text:p>
          </table:table-cell>
          <table:table-cell office:value-type="float" office:value="473.60001" calcext:value-type="float">
            <text:p>473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.20001" calcext:value-type="float">
            <text:p>414.20001</text:p>
          </table:table-cell>
          <table:table-cell office:value-type="float" office:value="449" calcext:value-type="float">
            <text:p>449</text:p>
          </table:table-cell>
          <table:table-cell office:value-type="float" office:value="473.39999" calcext:value-type="float">
            <text:p>473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60001" calcext:value-type="float">
            <text:p>413.60001</text:p>
          </table:table-cell>
          <table:table-cell office:value-type="float" office:value="451.20001" calcext:value-type="float">
            <text:p>451.2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2.39999" calcext:value-type="float">
            <text:p>412.39999</text:p>
          </table:table-cell>
          <table:table-cell office:value-type="float" office:value="452.39999" calcext:value-type="float">
            <text:p>452.39999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2.79999" calcext:value-type="float">
            <text:p>412.79999</text:p>
          </table:table-cell>
          <table:table-cell office:value-type="float" office:value="453.79999" calcext:value-type="float">
            <text:p>453.79999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39999" calcext:value-type="float">
            <text:p>413.39999</text:p>
          </table:table-cell>
          <table:table-cell office:value-type="float" office:value="455.60001" calcext:value-type="float">
            <text:p>455.60001</text:p>
          </table:table-cell>
          <table:table-cell office:value-type="float" office:value="473.39999" calcext:value-type="float">
            <text:p>473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79999" calcext:value-type="float">
            <text:p>413.79999</text:p>
          </table:table-cell>
          <table:table-cell office:value-type="float" office:value="456.20001" calcext:value-type="float">
            <text:p>456.20001</text:p>
          </table:table-cell>
          <table:table-cell office:value-type="float" office:value="474.39999" calcext:value-type="float">
            <text:p>474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39999" calcext:value-type="float">
            <text:p>413.39999</text:p>
          </table:table-cell>
          <table:table-cell office:value-type="float" office:value="457.39999" calcext:value-type="float">
            <text:p>457.39999</text:p>
          </table:table-cell>
          <table:table-cell office:value-type="float" office:value="474.79999" calcext:value-type="float">
            <text:p>474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20001" calcext:value-type="float">
            <text:p>413.20001</text:p>
          </table:table-cell>
          <table:table-cell office:value-type="float" office:value="458.39999" calcext:value-type="float">
            <text:p>458.39999</text:p>
          </table:table-cell>
          <table:table-cell office:value-type="float" office:value="474.39999" calcext:value-type="float">
            <text:p>474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3.39999" calcext:value-type="float">
            <text:p>413.39999</text:p>
          </table:table-cell>
          <table:table-cell office:value-type="float" office:value="459.60001" calcext:value-type="float">
            <text:p>459.6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61.60001" calcext:value-type="float">
            <text:p>461.6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.79999" calcext:value-type="float">
            <text:p>414.79999</text:p>
          </table:table-cell>
          <table:table-cell office:value-type="float" office:value="462.60001" calcext:value-type="float">
            <text:p>462.60001</text:p>
          </table:table-cell>
          <table:table-cell office:value-type="float" office:value="473.79999" calcext:value-type="float">
            <text:p>47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.39999" calcext:value-type="float">
            <text:p>414.39999</text:p>
          </table:table-cell>
          <table:table-cell office:value-type="float" office:value="464" calcext:value-type="float">
            <text:p>464</text:p>
          </table:table-cell>
          <table:table-cell office:value-type="float" office:value="474.20001" calcext:value-type="float">
            <text:p>474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65" calcext:value-type="float">
            <text:p>465</text:p>
          </table:table-cell>
          <table:table-cell office:value-type="float" office:value="474.79999" calcext:value-type="float">
            <text:p>474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.39999" calcext:value-type="float">
            <text:p>414.39999</text:p>
          </table:table-cell>
          <table:table-cell office:value-type="float" office:value="465" calcext:value-type="float">
            <text:p>465</text:p>
          </table:table-cell>
          <table:table-cell office:value-type="float" office:value="474.20001" calcext:value-type="float">
            <text:p>474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4.79999" calcext:value-type="float">
            <text:p>414.79999</text:p>
          </table:table-cell>
          <table:table-cell office:value-type="float" office:value="465.79999" calcext:value-type="float">
            <text:p>465.79999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6.39999" calcext:value-type="float">
            <text:p>466.39999</text:p>
          </table:table-cell>
          <table:table-cell office:value-type="float" office:value="474.39999" calcext:value-type="float">
            <text:p>474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5.60001" calcext:value-type="float">
            <text:p>415.60001</text:p>
          </table:table-cell>
          <table:table-cell office:value-type="float" office:value="466.79999" calcext:value-type="float">
            <text:p>466.79999</text:p>
          </table:table-cell>
          <table:table-cell office:value-type="float" office:value="474.79999" calcext:value-type="float">
            <text:p>474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67.60001" calcext:value-type="float">
            <text:p>467.60001</text:p>
          </table:table-cell>
          <table:table-cell office:value-type="float" office:value="474.60001" calcext:value-type="float">
            <text:p>474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68.20001" calcext:value-type="float">
            <text:p>468.20001</text:p>
          </table:table-cell>
          <table:table-cell office:value-type="float" office:value="474.60001" calcext:value-type="float">
            <text:p>474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6.20001" calcext:value-type="float">
            <text:p>416.20001</text:p>
          </table:table-cell>
          <table:table-cell office:value-type="float" office:value="468" calcext:value-type="float">
            <text:p>468</text:p>
          </table:table-cell>
          <table:table-cell office:value-type="float" office:value="474.60001" calcext:value-type="float">
            <text:p>474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6.39999" calcext:value-type="float">
            <text:p>416.39999</text:p>
          </table:table-cell>
          <table:table-cell office:value-type="float" office:value="467.79999" calcext:value-type="float">
            <text:p>467.79999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6.79999" calcext:value-type="float">
            <text:p>416.79999</text:p>
          </table:table-cell>
          <table:table-cell office:value-type="float" office:value="468.79999" calcext:value-type="float">
            <text:p>468.79999</text:p>
          </table:table-cell>
          <table:table-cell office:value-type="float" office:value="475.20001" calcext:value-type="float">
            <text:p>475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7.79999" calcext:value-type="float">
            <text:p>417.79999</text:p>
          </table:table-cell>
          <table:table-cell office:value-type="float" office:value="469.39999" calcext:value-type="float">
            <text:p>469.39999</text:p>
          </table:table-cell>
          <table:table-cell office:value-type="float" office:value="475.39999" calcext:value-type="float">
            <text:p>475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18.79999" calcext:value-type="float">
            <text:p>418.79999</text:p>
          </table:table-cell>
          <table:table-cell office:value-type="float" office:value="469.79999" calcext:value-type="float">
            <text:p>469.79999</text:p>
          </table:table-cell>
          <table:table-cell office:value-type="float" office:value="475.60001" calcext:value-type="float">
            <text:p>475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76.20001" calcext:value-type="float">
            <text:p>476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0.79999" calcext:value-type="float">
            <text:p>420.79999</text:p>
          </table:table-cell>
          <table:table-cell office:value-type="float" office:value="470" calcext:value-type="float">
            <text:p>470</text:p>
          </table:table-cell>
          <table:table-cell office:value-type="float" office:value="476.39999" calcext:value-type="float">
            <text:p>476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1.79999" calcext:value-type="float">
            <text:p>421.79999</text:p>
          </table:table-cell>
          <table:table-cell office:value-type="float" office:value="470.20001" calcext:value-type="float">
            <text:p>470.20001</text:p>
          </table:table-cell>
          <table:table-cell office:value-type="float" office:value="476.79999" calcext:value-type="float">
            <text:p>476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3.20001" calcext:value-type="float">
            <text:p>423.20001</text:p>
          </table:table-cell>
          <table:table-cell office:value-type="float" office:value="470" calcext:value-type="float">
            <text:p>470</text:p>
          </table:table-cell>
          <table:table-cell office:value-type="float" office:value="477.20001" calcext:value-type="float">
            <text:p>477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4.60001" calcext:value-type="float">
            <text:p>424.60001</text:p>
          </table:table-cell>
          <table:table-cell office:value-type="float" office:value="470" calcext:value-type="float">
            <text:p>470</text:p>
          </table:table-cell>
          <table:table-cell office:value-type="float" office:value="477.39999" calcext:value-type="float">
            <text:p>477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5.79999" calcext:value-type="float">
            <text:p>425.79999</text:p>
          </table:table-cell>
          <table:table-cell office:value-type="float" office:value="470.39999" calcext:value-type="float">
            <text:p>470.39999</text:p>
          </table:table-cell>
          <table:table-cell office:value-type="float" office:value="478.20001" calcext:value-type="float">
            <text:p>478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7.60001" calcext:value-type="float">
            <text:p>427.60001</text:p>
          </table:table-cell>
          <table:table-cell office:value-type="float" office:value="471.60001" calcext:value-type="float">
            <text:p>471.60001</text:p>
          </table:table-cell>
          <table:table-cell office:value-type="float" office:value="478.79999" calcext:value-type="float">
            <text:p>478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29.20001" calcext:value-type="float">
            <text:p>429.20001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79.20001" calcext:value-type="float">
            <text:p>479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0.60001" calcext:value-type="float">
            <text:p>430.60001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0.20001" calcext:value-type="float">
            <text:p>480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1.60001" calcext:value-type="float">
            <text:p>431.60001</text:p>
          </table:table-cell>
          <table:table-cell office:value-type="float" office:value="471.79999" calcext:value-type="float">
            <text:p>471.79999</text:p>
          </table:table-cell>
          <table:table-cell office:value-type="float" office:value="481.60001" calcext:value-type="float">
            <text:p>481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82.20001" calcext:value-type="float">
            <text:p>482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4.60001" calcext:value-type="float">
            <text:p>434.60001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82.39999" calcext:value-type="float">
            <text:p>482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6.79999" calcext:value-type="float">
            <text:p>436.79999</text:p>
          </table:table-cell>
          <table:table-cell office:value-type="float" office:value="472.20001" calcext:value-type="float">
            <text:p>472.20001</text:p>
          </table:table-cell>
          <table:table-cell office:value-type="float" office:value="483.79999" calcext:value-type="float">
            <text:p>483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8.39999" calcext:value-type="float">
            <text:p>438.39999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84.79999" calcext:value-type="float">
            <text:p>484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39.60001" calcext:value-type="float">
            <text:p>439.60001</text:p>
          </table:table-cell>
          <table:table-cell office:value-type="float" office:value="472.79999" calcext:value-type="float">
            <text:p>472.79999</text:p>
          </table:table-cell>
          <table:table-cell office:value-type="float" office:value="486.79999" calcext:value-type="float">
            <text:p>486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40.79999" calcext:value-type="float">
            <text:p>440.79999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88.60001" calcext:value-type="float">
            <text:p>488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43.20001" calcext:value-type="float">
            <text:p>443.20001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44.79999" calcext:value-type="float">
            <text:p>444.79999</text:p>
          </table:table-cell>
          <table:table-cell office:value-type="float" office:value="473.60001" calcext:value-type="float">
            <text:p>473.60001</text:p>
          </table:table-cell>
          <table:table-cell office:value-type="float" office:value="492.60001" calcext:value-type="float">
            <text:p>492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46.39999" calcext:value-type="float">
            <text:p>446.39999</text:p>
          </table:table-cell>
          <table:table-cell office:value-type="float" office:value="473" calcext:value-type="float">
            <text:p>473</text:p>
          </table:table-cell>
          <table:table-cell office:value-type="float" office:value="493.20001" calcext:value-type="float">
            <text:p>493.2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48.39999" calcext:value-type="float">
            <text:p>448.39999</text:p>
          </table:table-cell>
          <table:table-cell office:value-type="float" office:value="472.60001" calcext:value-type="float">
            <text:p>472.60001</text:p>
          </table:table-cell>
          <table:table-cell office:value-type="float" office:value="494.60001" calcext:value-type="float">
            <text:p>494.60001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50.60001" calcext:value-type="float">
            <text:p>450.60001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51.39999" calcext:value-type="float">
            <text:p>451.39999</text:p>
          </table:table-cell>
          <table:table-cell office:value-type="float" office:value="473" calcext:value-type="float">
            <text:p>473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52.60001" calcext:value-type="float">
            <text:p>452.60001</text:p>
          </table:table-cell>
          <table:table-cell office:value-type="float" office:value="473.20001" calcext:value-type="float">
            <text:p>473.20001</text:p>
          </table:table-cell>
          <table:table-cell office:value-type="float" office:value="499.39999" calcext:value-type="float">
            <text:p>499.3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53.60001" calcext:value-type="float">
            <text:p>453.60001</text:p>
          </table:table-cell>
          <table:table-cell office:value-type="float" office:value="474" calcext:value-type="float">
            <text:p>474</text:p>
          </table:table-cell>
          <table:table-cell office:value-type="float" office:value="502.79999" calcext:value-type="float">
            <text:p>502.79999</text:p>
          </table:table-cell>
          <table:table-cell table:number-columns-repeated="3" office:value-type="string" calcext:value-type="string">
            <text:p>NaN</text:p>
          </table:table-cell>
        </table:table-row>
        <table:table-row table:style-name="ro1">
          <table:table-cell office:value-type="float" office:value="454.60001" calcext:value-type="float">
            <text:p>454.60001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56.20001" calcext:value-type="float">
            <text:p>456.20001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57.60001" calcext:value-type="float">
            <text:p>457.60001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73.39999" calcext:value-type="float">
            <text:p>473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58.39999" calcext:value-type="float">
            <text:p>458.39999</text:p>
          </table:table-cell>
          <table:table-cell office:value-type="float" office:value="473.39999" calcext:value-type="float">
            <text:p>473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59.60001" calcext:value-type="float">
            <text:p>459.60001</text:p>
          </table:table-cell>
          <table:table-cell office:value-type="float" office:value="473.60001" calcext:value-type="float">
            <text:p>473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0.79999" calcext:value-type="float">
            <text:p>460.79999</text:p>
          </table:table-cell>
          <table:table-cell office:value-type="float" office:value="473.20001" calcext:value-type="float">
            <text:p>473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73.39999" calcext:value-type="float">
            <text:p>473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5.20001" calcext:value-type="float">
            <text:p>465.20001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5.60001" calcext:value-type="float">
            <text:p>465.60001</text:p>
          </table:table-cell>
          <table:table-cell office:value-type="float" office:value="473.39999" calcext:value-type="float">
            <text:p>473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5.79999" calcext:value-type="float">
            <text:p>465.79999</text:p>
          </table:table-cell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6.39999" calcext:value-type="float">
            <text:p>466.39999</text:p>
          </table:table-cell>
          <table:table-cell office:value-type="float" office:value="473.39999" calcext:value-type="float">
            <text:p>473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7.20001" calcext:value-type="float">
            <text:p>467.20001</text:p>
          </table:table-cell>
          <table:table-cell office:value-type="float" office:value="473.79999" calcext:value-type="float">
            <text:p>473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7.79999" calcext:value-type="float">
            <text:p>467.79999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8.20001" calcext:value-type="float">
            <text:p>468.20001</text:p>
          </table:table-cell>
          <table:table-cell office:value-type="float" office:value="474.79999" calcext:value-type="float">
            <text:p>474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8.60001" calcext:value-type="float">
            <text:p>468.60001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8.60001" calcext:value-type="float">
            <text:p>468.60001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3.79999" calcext:value-type="float">
            <text:p>473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9.20001" calcext:value-type="float">
            <text:p>469.20001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69.79999" calcext:value-type="float">
            <text:p>469.79999</text:p>
          </table:table-cell>
          <table:table-cell office:value-type="float" office:value="474.39999" calcext:value-type="float">
            <text:p>47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4.39999" calcext:value-type="float">
            <text:p>47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0.20001" calcext:value-type="float">
            <text:p>470.20001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0.60001" calcext:value-type="float">
            <text:p>470.60001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0.79999" calcext:value-type="float">
            <text:p>470.79999</text:p>
          </table:table-cell>
          <table:table-cell office:value-type="float" office:value="474.39999" calcext:value-type="float">
            <text:p>47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0.60001" calcext:value-type="float">
            <text:p>470.60001</text:p>
          </table:table-cell>
          <table:table-cell office:value-type="float" office:value="474.79999" calcext:value-type="float">
            <text:p>474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1.20001" calcext:value-type="float">
            <text:p>471.20001</text:p>
          </table:table-cell>
          <table:table-cell office:value-type="float" office:value="474.79999" calcext:value-type="float">
            <text:p>474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1.20001" calcext:value-type="float">
            <text:p>471.20001</text:p>
          </table:table-cell>
          <table:table-cell office:value-type="float" office:value="474.39999" calcext:value-type="float">
            <text:p>47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1.20001" calcext:value-type="float">
            <text:p>471.20001</text:p>
          </table:table-cell>
          <table:table-cell office:value-type="float" office:value="474.20001" calcext:value-type="float">
            <text:p>474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20001" calcext:value-type="float">
            <text:p>472.20001</text:p>
          </table:table-cell>
          <table:table-cell office:value-type="float" office:value="474.39999" calcext:value-type="float">
            <text:p>474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1.79999" calcext:value-type="float">
            <text:p>471.79999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20001" calcext:value-type="float">
            <text:p>472.20001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39999" calcext:value-type="float">
            <text:p>472.39999</text:p>
          </table:table-cell>
          <table:table-cell office:value-type="float" office:value="474.60001" calcext:value-type="float">
            <text:p>474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.79999" calcext:value-type="float">
            <text:p>474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20001" calcext:value-type="float">
            <text:p>473.20001</text:p>
          </table:table-cell>
          <table:table-cell office:value-type="float" office:value="475.60001" calcext:value-type="float">
            <text:p>475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5.79999" calcext:value-type="float">
            <text:p>475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39999" calcext:value-type="float">
            <text:p>472.39999</text:p>
          </table:table-cell>
          <table:table-cell office:value-type="float" office:value="475.79999" calcext:value-type="float">
            <text:p>475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20001" calcext:value-type="float">
            <text:p>472.20001</text:p>
          </table:table-cell>
          <table:table-cell office:value-type="float" office:value="475.39999" calcext:value-type="float">
            <text:p>475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79999" calcext:value-type="float">
            <text:p>472.79999</text:p>
          </table:table-cell>
          <table:table-cell office:value-type="float" office:value="475.20001" calcext:value-type="float">
            <text:p>475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39999" calcext:value-type="float">
            <text:p>473.39999</text:p>
          </table:table-cell>
          <table:table-cell office:value-type="float" office:value="475.60001" calcext:value-type="float">
            <text:p>475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20001" calcext:value-type="float">
            <text:p>473.20001</text:p>
          </table:table-cell>
          <table:table-cell office:value-type="float" office:value="476.60001" calcext:value-type="float">
            <text:p>476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79999" calcext:value-type="float">
            <text:p>472.79999</text:p>
          </table:table-cell>
          <table:table-cell office:value-type="float" office:value="476.79999" calcext:value-type="float">
            <text:p>476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77.20001" calcext:value-type="float">
            <text:p>477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20001" calcext:value-type="float">
            <text:p>473.20001</text:p>
          </table:table-cell>
          <table:table-cell office:value-type="float" office:value="477.79999" calcext:value-type="float">
            <text:p>477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2.60001" calcext:value-type="float">
            <text:p>472.60001</text:p>
          </table:table-cell>
          <table:table-cell office:value-type="float" office:value="478.39999" calcext:value-type="float">
            <text:p>478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39999" calcext:value-type="float">
            <text:p>473.39999</text:p>
          </table:table-cell>
          <table:table-cell office:value-type="float" office:value="479.39999" calcext:value-type="float">
            <text:p>479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79.39999" calcext:value-type="float">
            <text:p>479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20001" calcext:value-type="float">
            <text:p>473.20001</text:p>
          </table:table-cell>
          <table:table-cell office:value-type="float" office:value="480.60001" calcext:value-type="float">
            <text:p>480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39999" calcext:value-type="float">
            <text:p>473.39999</text:p>
          </table:table-cell>
          <table:table-cell office:value-type="float" office:value="481.20001" calcext:value-type="float">
            <text:p>481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20001" calcext:value-type="float">
            <text:p>473.20001</text:p>
          </table:table-cell>
          <table:table-cell office:value-type="float" office:value="481.20001" calcext:value-type="float">
            <text:p>481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81.79999" calcext:value-type="float">
            <text:p>481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79999" calcext:value-type="float">
            <text:p>473.79999</text:p>
          </table:table-cell>
          <table:table-cell office:value-type="float" office:value="483.79999" calcext:value-type="float">
            <text:p>483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5.60001" calcext:value-type="float">
            <text:p>485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20001" calcext:value-type="float">
            <text:p>474.20001</text:p>
          </table:table-cell>
          <table:table-cell office:value-type="float" office:value="485.79999" calcext:value-type="float">
            <text:p>485.7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20001" calcext:value-type="float">
            <text:p>474.20001</text:p>
          </table:table-cell>
          <table:table-cell office:value-type="float" office:value="488.20001" calcext:value-type="float">
            <text:p>488.2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90.39999" calcext:value-type="float">
            <text:p>490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92.60001" calcext:value-type="float">
            <text:p>492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60001" calcext:value-type="float">
            <text:p>473.60001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3.79999" calcext:value-type="float">
            <text:p>473.79999</text:p>
          </table:table-cell>
          <table:table-cell office:value-type="float" office:value="495.39999" calcext:value-type="float">
            <text:p>495.39999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office:value-type="float" office:value="496.60001" calcext:value-type="float">
            <text:p>496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79999" calcext:value-type="float">
            <text:p>474.79999</text:p>
          </table:table-cell>
          <table:table-cell office:value-type="float" office:value="498.60001" calcext:value-type="float">
            <text:p>498.60001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float" office:value="474.20001" calcext:value-type="float">
            <text:p>474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20001" calcext:value-type="float">
            <text:p>474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60001" calcext:value-type="float">
            <text:p>474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79999" calcext:value-type="float">
            <text:p>474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79999" calcext:value-type="float">
            <text:p>474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20001" calcext:value-type="float">
            <text:p>474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.60001" calcext:value-type="float">
            <text:p>475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.39999" calcext:value-type="float">
            <text:p>475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3.39999" calcext:value-type="float">
            <text:p>473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39999" calcext:value-type="float">
            <text:p>474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79999" calcext:value-type="float">
            <text:p>474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4.60001" calcext:value-type="float">
            <text:p>474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5.39999" calcext:value-type="float">
            <text:p>475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6.60001" calcext:value-type="float">
            <text:p>476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6.39999" calcext:value-type="float">
            <text:p>476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6.60001" calcext:value-type="float">
            <text:p>476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7.79999" calcext:value-type="float">
            <text:p>477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78.79999" calcext:value-type="float">
            <text:p>478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0.79999" calcext:value-type="float">
            <text:p>480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1.20001" calcext:value-type="float">
            <text:p>481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2.39999" calcext:value-type="float">
            <text:p>482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3.20001" calcext:value-type="float">
            <text:p>483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6.60001" calcext:value-type="float">
            <text:p>486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7.20001" calcext:value-type="float">
            <text:p>487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8.20001" calcext:value-type="float">
            <text:p>488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89.79999" calcext:value-type="float">
            <text:p>489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1.79999" calcext:value-type="float">
            <text:p>491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5.60001" calcext:value-type="float">
            <text:p>495.6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7.79999" calcext:value-type="float">
            <text:p>497.7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8.20001" calcext:value-type="float">
            <text:p>498.20001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499.39999" calcext:value-type="float">
            <text:p>499.39999</text:p>
          </table:table-cell>
          <table:table-cell table:number-columns-repeated="5" office:value-type="string" calcext:value-type="string">
            <text:p>NaN</text:p>
          </table:table-cell>
        </table:table-row>
        <table:table-row table:style-name="ro1">
          <table:table-cell office:value-type="float" office:value="503.60001" calcext:value-type="float">
            <text:p>503.60001</text:p>
          </table:table-cell>
          <table:table-cell table:number-columns-repeated="5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6:34:58.737497111</meta:creation-date>
    <dc:date>2021-03-05T16:36:09.689568400</dc:date>
    <meta:editing-duration>PT1M11S</meta:editing-duration>
    <meta:editing-cycles>1</meta:editing-cycles>
    <meta:document-statistic meta:table-count="1" meta:cell-count="6636" meta:object-count="0"/>
    <meta:generator>LibreOffice/7.1.0.3$Linux_X86_64 LibreOffice_project/10$Build-3</meta:generator>
  </office:meta>
</office:document-meta>
</file>